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text-underline-style="none"/>
    </style:style>
    <style:style style:name="P5" style:family="paragraph" style:parent-style-name="Text_20_body">
      <style:text-properties style:use-window-font-color="true"/>
    </style:style>
    <style:style style:name="P6"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7"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8" style:family="paragraph" style:parent-style-name="Text_20_body">
      <style:paragraph-properties fo:text-align="justify" style:justify-single-word="false"/>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itle">
      <style:text-properties fo:font-size="60pt" style:font-size-asian="60pt" style:font-size-complex="60pt"/>
    </style:style>
    <style:style style:name="P11" style:family="paragraph" style:parent-style-name="Footnote">
      <style:paragraph-properties fo:text-align="start" style:justify-single-word="false"/>
    </style:style>
    <style:style style:name="P12" style:family="paragraph" style:parent-style-name="Footnote">
      <style:paragraph-properties fo:text-align="justify" style:justify-single-word="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center" style:justify-single-word="false"/>
      <style:text-properties fo:font-weight="normal" style:font-weight-asian="normal" style:font-weight-complex="normal"/>
    </style:style>
    <style:style style:name="P21" style:family="paragraph" style:parent-style-name="Table_20_Contents">
      <style:paragraph-properties fo:text-align="justify" style:justify-single-word="false"/>
      <style:text-properties fo:font-weight="normal" style:font-weight-asian="normal" style:font-weight-complex="normal"/>
    </style:style>
    <style:style style:name="P22" style:family="paragraph" style:parent-style-name="Table_20_Contents">
      <style:paragraph-properties fo:text-align="center" style:justify-single-word="false"/>
      <style:text-properties style:font-name="Courier New" fo:font-weight="bold" style:font-weight-asian="bold" style:font-weight-complex="bold"/>
    </style:style>
    <style:style style:name="P23" style:family="paragraph" style:parent-style-name="Table_20_Contents">
      <style:paragraph-properties fo:text-align="center" style:justify-single-word="false"/>
      <style:text-properties style:font-name="Courier New" fo:font-size="12pt" style:font-size-asian="12pt" style:font-size-complex="12pt"/>
    </style:style>
    <style:style style:name="P24" style:family="paragraph" style:parent-style-name="Table_20_Contents">
      <style:text-properties style:font-name="Courier New" fo:font-size="10pt" style:font-size-asian="10pt" style:font-size-complex="10pt"/>
    </style:style>
    <style:style style:name="P25" style:family="paragraph" style:parent-style-name="Table_20_Contents">
      <style:paragraph-properties fo:text-align="justify" style:justify-single-word="false"/>
      <style:text-properties style:font-name="Courier New" fo:font-size="10pt" style:font-size-asian="10pt" style:font-size-complex="10pt"/>
    </style:style>
    <style:style style:name="P26" style:family="paragraph" style:parent-style-name="Table_20_Contents">
      <style:paragraph-properties fo:text-align="center" style:justify-single-word="false"/>
      <style:text-properties style:font-name="Courier New"/>
    </style:style>
    <style:style style:name="P27" style:family="paragraph" style:parent-style-name="Table_20_Contents">
      <style:paragraph-properties fo:text-align="start" style:justify-single-word="false"/>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text-align="start" style:justify-single-word="false"/>
      <style:text-properties fo:font-size="10pt" style:font-size-asian="10pt" style:font-size-complex="10pt"/>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5"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6"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2"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3" style:family="paragraph" style:parent-style-name="Table_20_Contents">
      <style:text-properties style:use-window-font-color="true" fo:font-size="10pt" style:font-size-asian="10pt" style:font-size-complex="10pt"/>
    </style:style>
    <style:style style:name="P44" style:family="paragraph" style:parent-style-name="Table_20_Contents">
      <style:text-properties style:use-window-font-color="true" fo:font-size="10pt" fo:font-weight="normal" style:font-size-asian="10pt" style:font-weight-asian="normal" style:font-size-complex="10pt" style:font-weight-complex="normal"/>
    </style:style>
    <style:style style:name="P45" style:family="paragraph" style:parent-style-name="Table_20_Contents">
      <style:text-properties style:use-window-font-color="true" fo:font-size="6pt" style:font-size-asian="6pt" style:font-size-complex="6pt"/>
    </style:style>
    <style:style style:name="P46" style:family="paragraph" style:parent-style-name="Table_20_Contents">
      <style:paragraph-properties fo:text-align="center" style:justify-single-word="false"/>
      <style:text-properties style:font-name="Arial Black" fo:font-size="10pt" style:font-size-asian="10pt" style:font-size-complex="10pt"/>
    </style:style>
    <style:style style:name="P47" style:family="paragraph" style:parent-style-name="Table_20_Contents">
      <style:paragraph-properties fo:text-align="center" style:justify-single-word="false"/>
      <style:text-properties style:font-name="Arial Black" fo:font-size="6pt" style:font-size-asian="6pt" style:font-size-complex="6pt"/>
    </style:style>
    <style:style style:name="P48" style:family="paragraph" style:parent-style-name="Table_20_Contents">
      <style:text-properties fo:font-size="6pt" style:font-size-asian="6pt" style:font-size-complex="6pt"/>
    </style:style>
    <style:style style:name="P49" style:family="paragraph" style:parent-style-name="Code">
      <style:text-properties fo:font-size="12pt" fo:font-weight="bold" style:font-size-asian="12pt" style:font-weight-asian="bold" style:font-size-complex="12pt" style:font-weight-complex="bold"/>
    </style:style>
    <style:style style:name="P50" style:family="paragraph" style:parent-style-name="Code">
      <style:paragraph-properties fo:text-align="justify" style:justify-single-word="false"/>
    </style:style>
    <style:style style:name="P51" style:family="paragraph" style:parent-style-name="Code">
      <style:text-properties style:text-underline-style="solid" style:text-underline-width="auto" style:text-underline-color="font-color" fo:font-weight="bold" style:font-weight-asian="bold" style:font-weight-complex="bold"/>
    </style:style>
    <style:style style:name="P52" style:family="paragraph" style:parent-style-name="Code">
      <style:text-properties style:font-name="Times New Roman" fo:font-size="14pt" style:font-name-asian="SimSun" style:font-size-asian="14pt" style:font-name-complex="Mangal" style:font-size-complex="14pt"/>
    </style:style>
    <style:style style:name="P53" style:family="paragraph" style:parent-style-name="Code">
      <style:text-properties style:text-underline-style="none" fo:font-weight="normal" style:font-weight-asian="normal" style:font-weight-complex="normal"/>
    </style:style>
    <style:style style:name="P54" style:family="paragraph" style:parent-style-name="Text_20_body">
      <style:paragraph-properties fo:break-before="page"/>
      <style:text-properties style:use-window-font-color="true"/>
    </style:style>
    <style:style style:name="P55" style:family="paragraph" style:parent-style-name="Contents_20_Heading">
      <style:paragraph-properties fo:break-before="page"/>
    </style:style>
    <style:style style:name="P56" style:family="paragraph" style:parent-style-name="Snippet">
      <style:text-properties style:font-name="Courier New1"/>
    </style:style>
    <style:style style:name="P57" style:family="paragraph" style:parent-style-name="Snippet">
      <style:text-properties fo:font-weight="normal" style:font-weight-asian="normal" style:font-weight-complex="normal"/>
    </style:style>
    <style:style style:name="P58" style:family="paragraph" style:parent-style-name="Contents_20_1">
      <style:paragraph-properties>
        <style:tab-stops>
          <style:tab-stop style:position="7.0602in" style:type="right" style:leader-style="dotted" style:leader-text="."/>
        </style:tab-stops>
      </style:paragraph-properties>
    </style:style>
    <style:style style:name="P59" style:family="paragraph" style:parent-style-name="Contents_20_2">
      <style:paragraph-properties>
        <style:tab-stops>
          <style:tab-stop style:position="6.8839in" style:type="right"/>
        </style:tab-stops>
      </style:paragraph-properties>
    </style:style>
    <style:style style:name="P60" style:family="paragraph" style:parent-style-name="Index_20_1">
      <style:paragraph-properties>
        <style:tab-stops>
          <style:tab-stop style:position="7.0807in" style:type="right"/>
        </style:tab-stops>
      </style:paragraph-properties>
    </style:style>
    <style:style style:name="P61" style:family="paragraph" style:parent-style-name="Index_20_Separator">
      <style:paragraph-properties>
        <style:tab-stops/>
      </style:paragraph-properties>
    </style:style>
    <style:style style:name="P62" style:family="paragraph" style:parent-style-name="Heading_20_1">
      <style:paragraph-properties fo:text-align="justify" style:justify-single-word="false"/>
    </style:style>
    <style:style style:name="P63" style:family="paragraph" style:parent-style-name="Heading_20_1">
      <style:paragraph-properties fo:break-before="page"/>
    </style:style>
    <style:style style:name="P64" style:family="paragraph" style:parent-style-name="Table_20_Contents">
      <style:paragraph-properties fo:text-align="justify" style:justify-single-word="false"/>
    </style:style>
    <style:style style:name="P65" style:family="paragraph" style:parent-style-name="Text_20_body" style:master-page-name="Standard">
      <style:paragraph-properties style:page-number="auto"/>
    </style:style>
    <style:style style:name="P66" style:family="paragraph" style:parent-style-name="Text_20_body" style:list-style-name="L1"/>
    <style:style style:name="P67" style:family="paragraph" style:parent-style-name="Text_20_body" style:list-style-name="L2"/>
    <style:style style:name="P68" style:family="paragraph" style:parent-style-name="Text_20_body">
      <style:paragraph-properties fo:text-align="justify" style:justify-single-word="false"/>
    </style:style>
    <style:style style:name="P69" style:family="paragraph" style:parent-style-name="Text_20_body" style:list-style-name="L3">
      <style:paragraph-properties fo:text-align="justify" style:justify-single-word="false"/>
    </style:style>
    <style:style style:name="P70" style:family="paragraph" style:parent-style-name="Text_20_body" style:list-style-name="L5">
      <style:paragraph-properties fo:text-align="justify" style:justify-single-word="false"/>
    </style:style>
    <style:style style:name="P71" style:family="paragraph" style:parent-style-name="Text_20_body" style:list-style-name="L1">
      <style:paragraph-properties fo:text-align="justify" style:justify-single-word="false"/>
    </style:style>
    <style:style style:name="P72" style:family="paragraph" style:parent-style-name="Text_20_body" style:list-style-name="L8">
      <style:paragraph-properties fo:text-align="justify" style:justify-single-word="false"/>
    </style:style>
    <style:style style:name="P73" style:family="paragraph" style:parent-style-name="Text_20_body" style:list-style-name="L10">
      <style:paragraph-properties fo:text-align="justify" style:justify-single-word="false"/>
    </style:style>
    <style:style style:name="P74" style:family="paragraph" style:parent-style-name="Text_20_body" style:list-style-name="L11">
      <style:paragraph-properties fo:text-align="justify" style:justify-single-word="false"/>
    </style:style>
    <style:style style:name="P75" style:family="paragraph" style:parent-style-name="Text_20_body" style:list-style-name="L13">
      <style:paragraph-properties fo:text-align="justify" style:justify-single-word="false"/>
    </style:style>
    <style:style style:name="P76" style:family="paragraph" style:parent-style-name="Text_20_body" style:list-style-name="L14">
      <style:paragraph-properties fo:text-align="justify" style:justify-single-word="false"/>
    </style:style>
    <style:style style:name="P77" style:family="paragraph" style:parent-style-name="Text_20_body" style:list-style-name="L15">
      <style:paragraph-properties fo:text-align="justify" style:justify-single-word="false"/>
    </style:style>
    <style:style style:name="P78" style:family="paragraph" style:parent-style-name="Text_20_body" style:list-style-name="L16">
      <style:paragraph-properties fo:text-align="justify" style:justify-single-word="false"/>
    </style:style>
    <style:style style:name="P79" style:family="paragraph" style:parent-style-name="Text_20_body" style:list-style-name="L17">
      <style:paragraph-properties fo:text-align="justify" style:justify-single-word="false"/>
    </style:style>
    <style:style style:name="P80" style:family="paragraph" style:parent-style-name="Text_20_body" style:list-style-name="L18">
      <style:paragraph-properties fo:text-align="justify" style:justify-single-word="false"/>
    </style:style>
    <style:style style:name="P81" style:family="paragraph" style:parent-style-name="Text_20_body" style:list-style-name="L19">
      <style:paragraph-properties fo:text-align="justify" style:justify-single-word="false"/>
    </style:style>
    <style:style style:name="P82" style:family="paragraph" style:parent-style-name="Text_20_body" style:list-style-name="L20">
      <style:paragraph-properties fo:text-align="justify" style:justify-single-word="false"/>
    </style:style>
    <style:style style:name="P83" style:family="paragraph" style:parent-style-name="Text_20_body" style:list-style-name="L21">
      <style:paragraph-properties fo:text-align="justify" style:justify-single-word="false"/>
    </style:style>
    <style:style style:name="P84" style:family="paragraph" style:parent-style-name="Text_20_body" style:list-style-name="L22">
      <style:paragraph-properties fo:text-align="justify" style:justify-single-word="false"/>
    </style:style>
    <style:style style:name="P85" style:family="paragraph" style:parent-style-name="Text_20_body" style:list-style-name="L23">
      <style:paragraph-properties fo:text-align="justify" style:justify-single-word="false"/>
    </style:style>
    <style:style style:name="P86" style:family="paragraph" style:parent-style-name="Text_20_body" style:list-style-name="L4"/>
    <style:style style:name="P87" style:family="paragraph" style:parent-style-name="Text_20_body" style:list-style-name="L5"/>
    <style:style style:name="P88" style:family="paragraph" style:parent-style-name="Text_20_body" style:list-style-name="L6"/>
    <style:style style:name="P89" style:family="paragraph" style:parent-style-name="Text_20_body" style:list-style-name="L7"/>
    <style:style style:name="P90" style:family="paragraph" style:parent-style-name="Text_20_body" style:list-style-name="L9"/>
    <style:style style:name="P91"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227128456" text:id="ct227128456">
          <text:insertion>
            <office:change-info>
              <dc:creator>Peter Camilleri</dc:creator>
              <dc:date>2015-04-25T13:09:00</dc:date>
            </office:change-info>
          </text:insertion>
        </text:changed-region>
        <text:changed-region xml:id="ct227128560" text:id="ct227128560">
          <text:insertion>
            <office:change-info>
              <dc:creator>Peter Camilleri</dc:creator>
              <dc:date>2015-04-25T13:10:00</dc:date>
            </office:change-info>
          </text:insertion>
        </text:changed-region>
        <text:changed-region xml:id="ct227128768" text:id="ct227128768">
          <text:insertion>
            <office:change-info>
              <dc:creator>Peter Camilleri</dc:creator>
              <dc:date>2015-04-25T13:11:00</dc:date>
            </office:change-info>
          </text:insertion>
        </text:changed-region>
        <text:changed-region xml:id="ct227128872" text:id="ct227128872">
          <text:deletion>
            <office:change-info>
              <dc:creator>Peter Camilleri</dc:creator>
              <dc:date>2015-04-25T13:26:00</dc:date>
            </office:change-info>
            <text:p text:style-name="Text_20_body">.even?</text:p>
          </text:deletion>
        </text:changed-region>
        <text:changed-region xml:id="ct227128976" text:id="ct227128976">
          <text:insertion>
            <office:change-info>
              <dc:creator>Peter Camilleri</dc:creator>
              <dc:date>2015-04-25T13:25:00</dc:date>
            </office:change-info>
          </text:insertion>
        </text:changed-region>
        <text:changed-region xml:id="ct227129080" text:id="ct227129080">
          <text:insertion>
            <office:change-info>
              <dc:creator>Peter Camilleri</dc:creator>
              <dc:date>2015-04-25T13:25:00</dc:date>
            </office:change-info>
          </text:insertion>
        </text:changed-region>
        <text:changed-region xml:id="ct227129184" text:id="ct227129184">
          <text:insertion>
            <office:change-info>
              <dc:creator>Peter Camilleri</dc:creator>
              <dc:date>2015-04-25T13:25:00</dc:date>
            </office:change-info>
          </text:insertion>
        </text:changed-region>
        <text:changed-region xml:id="ct227129288" text:id="ct227129288">
          <text:insertion>
            <office:change-info>
              <dc:creator>Peter Camilleri</dc:creator>
              <dc:date>2015-04-25T13:25:00</dc:date>
            </office:change-info>
          </text:insertion>
        </text:changed-region>
        <text:changed-region xml:id="ct227129392" text:id="ct227129392">
          <text:insertion>
            <office:change-info>
              <dc:creator>Peter Camilleri</dc:creator>
              <dc:date>2015-04-25T13:25:00</dc:date>
            </office:change-info>
          </text:insertion>
        </text:changed-region>
        <text:changed-region xml:id="ct227129496" text:id="ct227129496">
          <text:insertion>
            <office:change-info>
              <dc:creator>Peter Camilleri</dc:creator>
              <dc:date>2015-04-25T13:27:00</dc:date>
            </office:change-info>
          </text:insertion>
        </text:changed-region>
        <text:changed-region xml:id="ct227129600" text:id="ct227129600">
          <text:insertion>
            <office:change-info>
              <dc:creator>Peter Camilleri</dc:creator>
              <dc:date>2015-04-25T13:27:00</dc:date>
            </office:change-info>
          </text:insertion>
        </text:changed-region>
        <text:changed-region xml:id="ct227129704" text:id="ct227129704">
          <text:deletion>
            <office:change-info>
              <dc:creator>Peter Camilleri</dc:creator>
              <dc:date>2015-04-25T13:29:00</dc:date>
            </office:change-info>
            <text:p text:style-name="Text_20_body">.gcd</text:p>
          </text:deletion>
        </text:changed-region>
        <text:changed-region xml:id="ct227129808" text:id="ct227129808">
          <text:insertion>
            <office:change-info>
              <dc:creator>Peter Camilleri</dc:creator>
              <dc:date>2015-04-25T13:25:00</dc:date>
            </office:change-info>
          </text:insertion>
        </text:changed-region>
        <text:changed-region xml:id="ct227129912" text:id="ct227129912">
          <text:deletion>
            <office:change-info>
              <dc:creator>Peter Camilleri</dc:creator>
              <dc:date>2015-04-25T13:31:00</dc:date>
            </office:change-info>
            <text:p text:style-name="Text_20_body">.lcm</text:p>
          </text:deletion>
        </text:changed-region>
        <text:changed-region xml:id="ct227130016" text:id="ct227130016">
          <text:insertion>
            <office:change-info>
              <dc:creator>Peter Camilleri</dc:creator>
              <dc:date>2015-04-25T13:25:00</dc:date>
            </office:change-info>
          </text:insertion>
        </text:changed-region>
        <text:changed-region xml:id="ct227130224" text:id="ct227130224">
          <text:deletion>
            <office:change-info>
              <dc:creator>Peter Camilleri</dc:creator>
              <dc:date>2015-04-25T13:37:00</dc:date>
            </office:change-info>
            <text:p text:style-name="Text_20_body">.odd?</text:p>
          </text:deletion>
        </text:changed-region>
        <text:changed-region xml:id="ct227130120" text:id="ct227130120">
          <text:deletion>
            <office:change-info>
              <dc:creator>Peter Camilleri</dc:creator>
              <dc:date>2015-04-25T13:39:00</dc:date>
            </office:change-info>
            <text:p text:style-name="Text_20_body"/>
            <text:p text:style-name="Text_20_body"/>
          </text:deletion>
        </text:changed-region>
        <text:changed-region xml:id="ct227130328" text:id="ct227130328">
          <text:insertion>
            <office:change-info>
              <dc:creator>Peter Camilleri</dc:creator>
              <dc:date>2015-04-25T13:25:00</dc:date>
            </office:change-info>
          </text:insertion>
        </text:changed-region>
        <text:changed-region xml:id="ct227130432" text:id="ct227130432">
          <text:deletion>
            <office:change-info>
              <dc:creator>Peter Camilleri</dc:creator>
              <dc:date>2015-04-25T13:41:00</dc:date>
            </office:change-info>
            <text:p text:style-name="Text_20_body">2*</text:p>
          </text:deletion>
        </text:changed-region>
        <text:changed-region xml:id="ct227130536" text:id="ct227130536">
          <text:insertion>
            <office:change-info>
              <dc:creator>Peter Camilleri</dc:creator>
              <dc:date>2015-04-25T13:24:00</dc:date>
            </office:change-info>
          </text:insertion>
        </text:changed-region>
        <text:changed-region xml:id="ct227130640" text:id="ct227130640">
          <text:insertion>
            <office:change-info>
              <dc:creator>Peter Camilleri</dc:creator>
              <dc:date>2015-04-25T13:25:00</dc:date>
            </office:change-info>
          </text:insertion>
        </text:changed-region>
        <text:changed-region xml:id="ct227130744" text:id="ct227130744">
          <text:insertion>
            <office:change-info>
              <dc:creator>Peter Camilleri</dc:creator>
              <dc:date>2015-04-25T13:42:00</dc:date>
            </office:change-info>
          </text:insertion>
        </text:changed-region>
        <text:changed-region xml:id="ct227130848" text:id="ct227130848">
          <text:insertion>
            <office:change-info>
              <dc:creator>Peter Camilleri</dc:creator>
              <dc:date>2015-04-25T13:25:00</dc:date>
            </office:change-info>
          </text:insertion>
        </text:changed-region>
        <text:changed-region xml:id="ct227130952" text:id="ct227130952">
          <text:insertion>
            <office:change-info>
              <dc:creator>Peter Camilleri</dc:creator>
              <dc:date>2015-04-25T13:25:00</dc:date>
            </office:change-info>
          </text:insertion>
        </text:changed-region>
        <text:changed-region xml:id="ct227131056" text:id="ct227131056">
          <text:insertion>
            <office:change-info>
              <dc:creator>Peter Camilleri</dc:creator>
              <dc:date>2015-04-25T13:42:00</dc:date>
            </office:change-info>
          </text:insertion>
        </text:changed-region>
        <text:changed-region xml:id="ct227131160" text:id="ct227131160">
          <text:insertion>
            <office:change-info>
              <dc:creator>Peter Camilleri</dc:creator>
              <dc:date>2015-04-25T13:42:00</dc:date>
            </office:change-info>
          </text:insertion>
        </text:changed-region>
        <text:changed-region xml:id="ct227131264" text:id="ct227131264">
          <text:deletion>
            <office:change-info>
              <dc:creator>Peter Camilleri</dc:creator>
              <dc:date>2015-04-25T13:42:00</dc:date>
            </office:change-info>
            <text:p text:style-name="Text_20_body">2/</text:p>
          </text:deletion>
        </text:changed-region>
        <text:changed-region xml:id="ct228523792" text:id="ct228523792">
          <text:insertion>
            <office:change-info>
              <dc:creator>Peter Camilleri</dc:creator>
              <dc:date>2015-04-25T13:25:00</dc:date>
            </office:change-info>
          </text:insertion>
        </text:changed-region>
        <text:changed-region xml:id="ct228523896" text:id="ct228523896">
          <text:deletion>
            <office:change-info>
              <dc:creator>Peter Camilleri</dc:creator>
              <dc:date>2015-04-25T13:46:00</dc:date>
            </office:change-info>
            <text:p text:style-name="Standard"/>
            <text:p text:style-name="Text_20_body">&lt;&lt;</text:p>
          </text:deletion>
        </text:changed-region>
        <text:changed-region xml:id="ct228524000" text:id="ct228524000">
          <text:insertion>
            <office:change-info>
              <dc:creator>Peter Camilleri</dc:creator>
              <dc:date>2015-04-25T13:25:00</dc:date>
            </office:change-info>
          </text:insertion>
        </text:changed-region>
        <text:changed-region xml:id="ct228524104" text:id="ct228524104">
          <text:deletion>
            <office:change-info>
              <dc:creator>Peter Camilleri</dc:creator>
              <dc:date>2015-04-25T13:55:00</dc:date>
            </office:change-info>
            <text:p text:style-name="Standard"/>
            <text:p text:style-name="Text_20_body">&gt;&gt;</text:p>
          </text:deletion>
        </text:changed-region>
        <text:changed-region xml:id="ct228524208" text:id="ct228524208">
          <text:insertion>
            <office:change-info>
              <dc:creator>Peter Camilleri</dc:creator>
              <dc:date>2015-04-25T13:25:00</dc:date>
            </office:change-info>
          </text:insertion>
        </text:changed-region>
        <text:changed-region xml:id="ct228524312" text:id="ct228524312">
          <text:deletion>
            <office:change-info>
              <dc:creator>Peter Camilleri</dc:creator>
              <dc:date>2015-04-25T14:29:00</dc:date>
            </office:change-info>
            <text:p text:style-name="Standard"/>
            <text:p text:style-name="Text_20_body">and</text:p>
          </text:deletion>
        </text:changed-region>
        <text:changed-region xml:id="ct228524416" text:id="ct228524416">
          <text:insertion>
            <office:change-info>
              <dc:creator>Peter Camilleri</dc:creator>
              <dc:date>2015-04-25T13:25:00</dc:date>
            </office:change-info>
          </text:insertion>
        </text:changed-region>
        <text:changed-region xml:id="ct228524520" text:id="ct228524520">
          <text:deletion>
            <office:change-info>
              <dc:creator>Peter Camilleri</dc:creator>
              <dc:date>2015-04-25T14:31:00</dc:date>
            </office:change-info>
            <text:p text:style-name="Text_20_body"/>
            <text:p text:style-name="Text_20_body">com</text:p>
          </text:deletion>
        </text:changed-region>
        <text:changed-region xml:id="ct228524624" text:id="ct228524624">
          <text:insertion>
            <office:change-info>
              <dc:creator>Peter Camilleri</dc:creator>
              <dc:date>2015-04-25T13:25:00</dc:date>
            </office:change-info>
          </text:insertion>
        </text:changed-region>
        <text:changed-region xml:id="ct228524728" text:id="ct228524728">
          <text:deletion>
            <office:change-info>
              <dc:creator>Peter Camilleri</dc:creator>
              <dc:date>2015-04-25T14:33:00</dc:date>
            </office:change-info>
            <text:p text:style-name="Text_20_body"/>
            <text:p text:style-name="Text_20_body">or</text:p>
          </text:deletion>
        </text:changed-region>
        <text:changed-region xml:id="ct228524832" text:id="ct228524832">
          <text:insertion>
            <office:change-info>
              <dc:creator>Peter Camilleri</dc:creator>
              <dc:date>2015-04-25T13:25:00</dc:date>
            </office:change-info>
          </text:insertion>
        </text:changed-region>
        <text:changed-region xml:id="ct228524936" text:id="ct228524936">
          <text:insertion>
            <office:change-info>
              <dc:creator>Peter Camilleri</dc:creator>
              <dc:date>2015-04-25T14:34:00</dc:date>
            </office:change-info>
          </text:insertion>
        </text:changed-region>
        <text:changed-region xml:id="ct228525040" text:id="ct228525040">
          <text:insertion>
            <office:change-info>
              <dc:creator>Peter Camilleri</dc:creator>
              <dc:date>2015-04-25T13:25:00</dc:date>
            </office:change-info>
          </text:insertion>
        </text:changed-region>
        <text:changed-region xml:id="ct228525144" text:id="ct228525144">
          <text:insertion>
            <office:change-info>
              <dc:creator>Peter Camilleri</dc:creator>
              <dc:date>2015-04-25T13:25:00</dc:date>
            </office:change-info>
          </text:insertion>
        </text:changed-region>
        <text:changed-region xml:id="ct228525248" text:id="ct228525248">
          <text:insertion>
            <office:change-info>
              <dc:creator>Peter Camilleri</dc:creator>
              <dc:date>2015-04-25T14:35:00</dc:date>
            </office:change-info>
          </text:insertion>
        </text:changed-region>
        <text:changed-region xml:id="ct228525352" text:id="ct228525352">
          <text:insertion>
            <office:change-info>
              <dc:creator>Peter Camilleri</dc:creator>
              <dc:date>2015-04-25T14:35:00</dc:date>
            </office:change-info>
          </text:insertion>
        </text:changed-region>
        <text:changed-region xml:id="ct228525456" text:id="ct228525456">
          <text:deletion>
            <office:change-info>
              <dc:creator>Peter Camilleri</dc:creator>
              <dc:date>2015-04-25T14:35:00</dc:date>
            </office:change-info>
            <text:p text:style-name="Standard"/>
            <text:p text:style-name="Text_20_body">xor</text:p>
          </text:deletion>
        </text:changed-region>
        <text:changed-region xml:id="ct228525560" text:id="ct228525560">
          <text:insertion>
            <office:change-info>
              <dc:creator>Peter Camilleri</dc:creator>
              <dc:date>2015-04-25T13:25:00</dc:date>
            </office:change-info>
          </text:insertion>
        </text:changed-region>
        <text:changed-region xml:id="ct273465544" text:id="ct273465544">
          <text:insertion>
            <office:change-info>
              <dc:creator>Peter Camilleri</dc:creator>
              <dc:date>2015-04-25T15:11:00</dc:date>
            </office:change-info>
          </text:insertion>
        </text:changed-region>
        <text:changed-region xml:id="ct231031872" text:id="ct231031872">
          <text:insertion>
            <office:change-info>
              <dc:creator>Peter Camilleri</dc:creator>
              <dc:date>2015-04-25T15:09:00</dc:date>
            </office:change-info>
          </text:insertion>
        </text:changed-region>
        <text:changed-region xml:id="ct231031976" text:id="ct231031976">
          <text:insertion>
            <office:change-info>
              <dc:creator>Peter Camilleri</dc:creator>
              <dc:date>2015-04-25T15:09:00</dc:date>
            </office:change-info>
          </text:insertion>
        </text:changed-region>
        <text:changed-region xml:id="ct231031664" text:id="ct231031664">
          <text:insertion>
            <office:change-info>
              <dc:creator>Peter Camilleri</dc:creator>
              <dc:date>2015-04-25T15:09:00</dc:date>
            </office:change-info>
          </text:insertion>
        </text:changed-region>
        <text:changed-region xml:id="ct231031560" text:id="ct231031560">
          <text:insertion>
            <office:change-info>
              <dc:creator>Peter Camilleri</dc:creator>
              <dc:date>2015-04-25T15:10:00</dc:date>
            </office:change-info>
          </text:insertion>
        </text:changed-region>
        <text:changed-region xml:id="ct231031248" text:id="ct231031248">
          <text:insertion>
            <office:change-info>
              <dc:creator>Peter Camilleri</dc:creator>
              <dc:date>2015-04-25T15:10:00</dc:date>
            </office:change-info>
          </text:insertion>
        </text:changed-region>
        <text:changed-region xml:id="ct231031352" text:id="ct231031352">
          <text:insertion>
            <office:change-info>
              <dc:creator>Peter Camilleri</dc:creator>
              <dc:date>2015-04-25T15:10:00</dc:date>
            </office:change-info>
          </text:insertion>
        </text:changed-region>
        <text:changed-region xml:id="ct231031040" text:id="ct231031040">
          <text:insertion>
            <office:change-info>
              <dc:creator>Peter Camilleri</dc:creator>
              <dc:date>2015-04-25T15:10:00</dc:date>
            </office:change-info>
          </text:insertion>
        </text:changed-region>
        <text:changed-region xml:id="ct231030624" text:id="ct231030624">
          <text:insertion>
            <office:change-info>
              <dc:creator>Peter Camilleri</dc:creator>
              <dc:date>2015-04-25T15:10:00</dc:date>
            </office:change-info>
          </text:insertion>
        </text:changed-region>
        <text:changed-region xml:id="ct231030520" text:id="ct231030520">
          <text:insertion>
            <office:change-info>
              <dc:creator>Peter Camilleri</dc:creator>
              <dc:date>2015-04-25T15:10:00</dc:date>
            </office:change-info>
          </text:insertion>
        </text:changed-region>
        <text:changed-region xml:id="ct231030416" text:id="ct231030416">
          <text:insertion>
            <office:change-info>
              <dc:creator>Peter Camilleri</dc:creator>
              <dc:date>2015-04-25T15:10:00</dc:date>
            </office:change-info>
          </text:insertion>
        </text:changed-region>
        <text:changed-region xml:id="ct231030312" text:id="ct231030312">
          <text:insertion>
            <office:change-info>
              <dc:creator>Peter Camilleri</dc:creator>
              <dc:date>2015-04-25T15: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Text_20_body"/>
      <text:p text:style-name="Text_20_body"/>
      <text:p text:style-name="Text_20_body"/>
      <text:p text:style-name="P10">The fOOrth User's Guide</text:p>
      <text:p text:style-name="Subtitle">An RPN, object oriented language that is not FORTH.</text:p>
      <text:p text:style-name="Subtitle">by Peter Camilleri </text:p>
      <text:p text:style-name="Text_20_body"/>
      <text:p text:style-name="P2">Last Update: April 25, 2015</text:p>
      <text:p text:style-name="P2">Covering fOOrth version 0.0.3</text:p>
      <text:p text:style-name="P2">Status: Unpublished.</text:p>
      <text:p text:style-name="Text_20_body"/>
      <text:p text:style-name="Text_20_body"/>
      <text:p text:style-name="Text_20_body"/>
      <text:p text:style-name="P54"/>
      <text:p text:style-name="P5"/>
      <text:p text:style-name="P5"/>
      <text:p text:style-name="P6"/>
      <text:p text:style-name="P6"/>
      <text:p text:style-name="P6"/>
      <text:p text:style-name="P6"/>
      <text:p text:style-name="P6"/>
      <text:p text:style-name="P6"/>
      <text:p text:style-name="P6"/>
      <text:p text:style-name="P6"/>
      <text:p text:style-name="P7">This page is left blank.</text:p>
      <text:p text:style-name="P7">For the sake of harmony.</text:p>
      <text:p text:style-name="P7">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5">Table of Contents</text:p>
          </text:index-title>
          <text:p text:style-name="P58">The MIT License (MIT).<text:tab/>5</text:p>
          <text:p text:style-name="P58">Introduction<text:tab/>6</text:p>
          <text:p text:style-name="P59">About the name fOOrth<text:tab/>6</text:p>
          <text:p text:style-name="P59">How fOOrth came to be<text:tab/>6</text:p>
          <text:p text:style-name="P59">Goals and Principles<text:tab/>7</text:p>
          <text:p text:style-name="P59">Report Card<text:tab/>8</text:p>
          <text:p text:style-name="P59">Special Note of Thanks<text:tab/>9</text:p>
          <text:p text:style-name="P58">Installation<text:tab/>10</text:p>
          <text:p text:style-name="P59">Ruby<text:tab/>10</text:p>
          <text:p text:style-name="P59">fOOrth<text:tab/>10</text:p>
          <text:p text:style-name="P59">Running fOOrth<text:tab/>11</text:p>
          <text:p text:style-name="P59">Testing<text:tab/>11</text:p>
          <text:p text:style-name="P59">Source Archive<text:tab/>12</text:p>
          <text:p text:style-name="P58">First Steps<text:tab/>13</text:p>
          <text:p text:style-name="P58">The Syntax and Style of fOOrth<text:tab/>15</text:p>
          <text:p text:style-name="P59">Syntax<text:tab/>15</text:p>
          <text:p text:style-name="P59">Spaces<text:tab/>15</text:p>
          <text:p text:style-name="P59">Comments<text:tab/>15</text:p>
          <text:p text:style-name="P59">String Literals<text:tab/>15</text:p>
          <text:p text:style-name="P59">Numeric Literals<text:tab/>16</text:p>
          <text:p text:style-name="P58">A fOOrth Calculator<text:tab/>17</text:p>
          <text:p text:style-name="P59">The Basics<text:tab/>17</text:p>
          <text:p text:style-name="P59">Stack Manipulation<text:tab/>18</text:p>
          <text:p text:style-name="P59">Programming<text:tab/>20</text:p>
          <text:p text:style-name="P59">Control Structures<text:tab/>21</text:p>
          <text:p text:style-name="P59">Data Memory<text:tab/>25</text:p>
          <text:p text:style-name="P58">Data Storage in fOOrth<text:tab/>26</text:p>
          <text:p text:style-name="P59">Typing<text:tab/>26</text:p>
          <text:p text:style-name="P59">Declarations<text:tab/>26</text:p>
          <text:p text:style-name="P59">Scoping<text:tab/>26</text:p>
          <text:p text:style-name="P59">Referencing<text:tab/>27</text:p>
          <text:p text:style-name="P59">Mutation<text:tab/>28</text:p>
          <text:p text:style-name="P58">Cloning Data<text:tab/>30</text:p>
          <text:p text:style-name="P59">Deep vs Shallow Copy<text:tab/>30</text:p>
          <text:p text:style-name="P59">Permissive Copying<text:tab/>32</text:p>
          <text:p text:style-name="P58">Handling Exceptions<text:tab/>34</text:p>
          <text:p text:style-name="P59">The Nature of Exceptions in fOOrth<text:tab/>34</text:p>
          <text:p text:style-name="P59">Handling Errors<text:tab/>34</text:p>
          <text:p text:style-name="P59">Generating Errors<text:tab/>39</text:p>
          <text:p text:style-name="P59">fOOrth Native Exception Codes:<text:tab/>40</text:p>
          <text:p text:style-name="P59">Application Error Codes:<text:tab/>41</text:p>
          <text:p text:style-name="P59">Ruby Mapped Exception Codes:<text:tab/>41</text:p>
          <text:p text:style-name="P58">The Class Tree<text:tab/>47</text:p>
          <text:p text:style-name="P59">A Brief Overview of Key OO Concepts<text:tab/>47</text:p>
          <text:p text:style-name="P59">Classes<text:tab/>47</text:p>
          <text:p text:style-name="P59">Inheritance<text:tab/>48</text:p>
          <text:p text:style-name="P59">Methods<text:tab/>48</text:p>
          <text:p text:style-name="P59">Late Binding and Polymorphism<text:tab/>48</text:p>
          <text:p text:style-name="P59">Prototypes<text:tab/>48</text:p>
          <text:p text:style-name="P58">Method Mapping<text:tab/>49</text:p>
          <text:p text:style-name="P59">Exploring the mapping system<text:tab/>49</text:p>
          <text:p text:style-name="P58">Routing<text:tab/>51</text:p>
          <text:p text:style-name="P59">Virtual Machine Methods<text:tab/>51</text:p>
          <text:p text:style-name="P59">Shared Methods<text:tab/>51</text:p>
          <text:p text:style-name="P59">Exclusive Methods<text:tab/>52</text:p>
          <text:p text:style-name="P59">Shared Stub Methods<text:tab/>52</text:p>
          <text:p text:style-name="P59">Exclusive Stub Methods<text:tab/>53</text:p>
          <text:p text:style-name="P59">Local Methods<text:tab/>53</text:p>
          <text:p text:style-name="P59">Routing Internals<text:tab/>53</text:p>
          <text:p text:style-name="P58">Self<text:tab/>56</text:p>
          <text:p text:style-name="P59">Applying Self<text:tab/>56</text:p>
          <text:p text:style-name="P59">Changing Self<text:tab/>57</text:p>
          <text:p text:style-name="P58">Boolean Data<text:tab/>58</text:p>
          <text:p text:style-name="P59">What values represent true and false<text:tab/>58</text:p>
          <text:p text:style-name="P59">Processing Boolean Data<text:tab/>58</text:p>
          <text:p text:style-name="P59">Boolean Constants<text:tab/>58</text:p>
          <text:p text:style-name="P58">Numeric Data<text:tab/>59</text:p>
          <text:p text:style-name="P58">Array<text:tab/>60</text:p>
          <text:p text:style-name="P59">Array Literals<text:tab/>60</text:p>
          <text:p text:style-name="P59">Class Methods<text:tab/>61</text:p>
          <text:p text:style-name="P59">Instance Methods<text:tab/>62</text:p>
          <text:p text:style-name="P59">See Also<text:tab/>70</text:p>
          <text:p text:style-name="P58">Class<text:tab/>71</text:p>
          <text:p text:style-name="P59">Instance Methods<text:tab/>71</text:p>
          <text:p text:style-name="P59">Commands<text:tab/>72</text:p>
          <text:p text:style-name="P59">See Also<text:tab/>73</text:p>
          <text:p text:style-name="P58">Complex<text:tab/>74</text:p>
          <text:p text:style-name="P59">Complex Literals<text:tab/>74</text:p>
          <text:p text:style-name="P59">Instance Methods<text:tab/>75</text:p>
          <text:p text:style-name="P59">Instance Stubs<text:tab/>75</text:p>
          <text:p text:style-name="P59">See Also<text:tab/>76</text:p>
          <text:p text:style-name="P58">FalseClass<text:tab/>77</text:p>
          <text:p text:style-name="P59">FalseClass Literals<text:tab/>77</text:p>
          <text:p text:style-name="P59">Instance Methods<text:tab/>77</text:p>
          <text:p text:style-name="P59"><text:soft-page-break/>See Also<text:tab/>78</text:p>
          <text:p text:style-name="P58">Float<text:tab/>79</text:p>
          <text:p text:style-name="P59">Float Literals<text:tab/>79</text:p>
          <text:p text:style-name="P59">See Also<text:tab/>79</text:p>
          <text:p text:style-name="P58">Hash<text:tab/>80</text:p>
          <text:p text:style-name="P59">Hash Literals<text:tab/>80</text:p>
          <text:p text:style-name="P59">Instance Methods<text:tab/>80</text:p>
          <text:p text:style-name="P59">See Also<text:tab/>82</text:p>
          <text:p text:style-name="P58">InStream<text:tab/>83</text:p>
          <text:p text:style-name="P59">Class Methods<text:tab/>83</text:p>
          <text:p text:style-name="P59">Instance Methods<text:tab/>84</text:p>
          <text:p text:style-name="P59">Class Stubs<text:tab/>85</text:p>
          <text:p text:style-name="P59">See Also<text:tab/>85</text:p>
          <text:p text:style-name="P58">Integer<text:tab/>86</text:p>
          <text:p text:style-name="P59">Integer Literals<text:tab/>86</text:p>
          <text:p text:style-name="P59">Instance Methods<text:tab/>86</text:p>
          <text:p text:style-name="P59">See Also<text:tab/>90</text:p>
          <text:p text:style-name="P58">NilClass<text:tab/>91</text:p>
          <text:p text:style-name="P59">NilClass Literals<text:tab/>91</text:p>
          <text:p text:style-name="P59">Instance Methods<text:tab/>91</text:p>
          <text:p text:style-name="P59">See Also<text:tab/>92</text:p>
          <text:p text:style-name="P58">Numeric<text:tab/>93</text:p>
          <text:p text:style-name="P59">Instance Methods<text:tab/>93</text:p>
          <text:p text:style-name="P59">See Also<text:tab/>95</text:p>
          <text:p text:style-name="P58">Object<text:tab/>96</text:p>
          <text:p text:style-name="P59">Instance Methods<text:tab/>96</text:p>
          <text:p text:style-name="P59">See Also<text:tab/>105</text:p>
          <text:p text:style-name="P58">OutStream<text:tab/>106</text:p>
          <text:p text:style-name="P59">Class Methods<text:tab/>106</text:p>
          <text:p text:style-name="P59">Instance Methods<text:tab/>106</text:p>
          <text:p text:style-name="P59">Class Stubs<text:tab/>106</text:p>
          <text:p text:style-name="P59">See Also<text:tab/>107</text:p>
          <text:p text:style-name="P58">Procedure<text:tab/>108</text:p>
          <text:p text:style-name="P59">Procedure Literals<text:tab/>108</text:p>
          <text:p text:style-name="P59">Instance Methods<text:tab/>108</text:p>
          <text:p text:style-name="P59">See Also<text:tab/>108</text:p>
          <text:p text:style-name="P58">Queue<text:tab/>109</text:p>
          <text:p text:style-name="P59">Instance Methods<text:tab/>109</text:p>
          <text:p text:style-name="P59">See Also<text:tab/>109</text:p>
          <text:p text:style-name="P58">Rational<text:tab/>110</text:p>
          <text:p text:style-name="P59">Rational Literals<text:tab/>110</text:p>
          <text:p text:style-name="P59">Instance Methods<text:tab/>110</text:p>
          <text:p text:style-name="P59">See Also<text:tab/>111</text:p>
          <text:p text:style-name="P58">Stack<text:tab/>112</text:p>
          <text:p text:style-name="P59">Instance Methods<text:tab/>112</text:p>
          <text:p text:style-name="P59">See Also<text:tab/>112</text:p>
          <text:p text:style-name="P58">String<text:tab/>113</text:p>
          <text:p text:style-name="P59">String Literals<text:tab/>113</text:p>
          <text:p text:style-name="P59">Instance Methods<text:tab/>113</text:p>
          <text:p text:style-name="P59">See Also<text:tab/>114</text:p>
          <text:p text:style-name="P58">Thread<text:tab/>115</text:p>
          <text:p text:style-name="P59">Class Methods<text:tab/>115</text:p>
          <text:p text:style-name="P59">Instance Methods<text:tab/>115</text:p>
          <text:p text:style-name="P59">See Also<text:tab/>115</text:p>
          <text:p text:style-name="P58">TrueClass<text:tab/>116</text:p>
          <text:p text:style-name="P59">TrueClass Literals<text:tab/>116</text:p>
          <text:p text:style-name="P59">See Also<text:tab/>116</text:p>
          <text:p text:style-name="P58">VirtualMachine<text:tab/>117</text:p>
          <text:p text:style-name="P59">Instance Methods<text:tab/>117</text:p>
          <text:p text:style-name="P59">Commands<text:tab/>122</text:p>
          <text:p text:style-name="P59">See Also<text:tab/>123</text:p>
          <text:p text:style-name="P58">Appendix A – Symbol Glossary<text:tab/>124</text:p>
          <text:p text:style-name="P58">Appendix B – Regular Expressions<text:tab/>126</text:p>
          <text:p text:style-name="P58">Edit History:<text:tab/>129</text:p>
        </text:index-body>
      </text:table-of-content>
      <text:p text:style-name="Text_20_body"/>
      <text:h text:style-name="P63"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2" text:outline-level="1">Introduction</text:h>
      <text:h text:style-name="Heading_20_2" text:outline-level="2">About the name fOOrth</text:h>
      <text:p text:style-name="Standard"/>
      <text:p text:style-name="P13">The name of programming language fOOrth is an example of a malamanteau<text:note text:id="ftn1" text:note-class="footnote"><text:note-citation>1</text:note-citation><text:note-body><text:p text:style-name="P1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1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13">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793218401482279297" text:style-name="L1">
        <text:list-item>
          <text:p text:style-name="P66">A Simple, Easy-to-Understand syntax that is none the less, Expressive and Compact:</text:p>
        </text:list-item>
      </text:list>
      <text:list xml:id="list8017630414119891098" text:style-name="L2">
        <text:list-item>
          <text:list>
            <text:list-item>
              <text:p text:style-name="P67">Source code in fOOrth is free-form with no line oriented limitations or rules.</text:p>
            </text:list-item>
            <text:list-item>
              <text:p text:style-name="P67">Support is given to the easy representation of common literal data such as strings, integers, floating point numbers, rational numbers, and complex numbers.</text:p>
            </text:list-item>
          </text:list>
        </text:list-item>
      </text:list>
      <text:list xml:id="list35288260" text:continue-list="list3793218401482279297" text:style-name="L1">
        <text:list-item>
          <text:p text:style-name="P66">Safe Data and Data Structures:</text:p>
        </text:list-item>
      </text:list>
      <text:list xml:id="list2329858077763855252" text:style-name="L3">
        <text:list-item>
          <text:list>
            <text:list-item>
              <text:p text:style-name="P69">Simple, reliable arithmetic. In fOOrth, integer operations never overflow. Rational values can be represented exactly, complex numbers are supported, and conversions between numeric types are simple.</text:p>
            </text:list-item>
            <text:list-item>
              <text:p text:style-name="P69"><text:soft-page-break/>Strings grow as needed without the need to allocate space or worry about overflow.</text:p>
            </text:list-item>
            <text:list-item>
              <text:p text:style-name="P69">Data containers such as arrays and hashes grow as needed. Out of range subscripts cannot access undefined memory regions. </text:p>
            </text:list-item>
          </text:list>
        </text:list-item>
      </text:list>
      <text:list xml:id="list35288708" text:continue-list="list35288260" text:style-name="L1">
        <text:list-item>
          <text:p text:style-name="P66">Message Passing:</text:p>
        </text:list-item>
      </text:list>
      <text:list xml:id="list3477938010720517277" text:style-name="L4">
        <text:list-item>
          <text:list>
            <text:list-item>
              <text:p text:style-name="P86">In fOOrth all actions take the form of messages sent to a receiver.</text:p>
            </text:list-item>
            <text:list-item>
              <text:p text:style-name="P86">The routing of messages is specified by the exact type of the message.</text:p>
            </text:list-item>
            <text:list-item>
              <text:p text:style-name="P86">Message receivers include data items on the stack as well as the virtual machine object associated with the current thread of execution.</text:p>
            </text:list-item>
            <text:list-item>
              <text:p text:style-name="P86">Messages for which no routing specification can be found, generate an error at compile time.</text:p>
            </text:list-item>
          </text:list>
        </text:list-item>
      </text:list>
      <text:list xml:id="list35290998" text:continue-list="list35288708" text:style-name="L1">
        <text:list-item>
          <text:p text:style-name="P66">Object Oriented Design:</text:p>
        </text:list-item>
      </text:list>
      <text:list xml:id="list3640579130394014384" text:style-name="L5">
        <text:list-item>
          <text:list>
            <text:list-item>
              <text:p text:style-name="P70">Support class based inheritance, with a non-cyclic (single inheritance) tree derived from a common base Object class.</text:p>
            </text:list-item>
            <text:list-item>
              <text:p text:style-name="P87">Support late binding and polymorphism through message interface compatibility or “duck” typing.</text:p>
            </text:list-item>
          </text:list>
        </text:list-item>
      </text:list>
      <text:list xml:id="list35274940" text:continue-list="list35290998" text:style-name="L1">
        <text:list-item>
          <text:p text:style-name="P66">Meta programming: </text:p>
        </text:list-item>
      </text:list>
      <text:list xml:id="list2512278649681215888" text:style-name="L6">
        <text:list-item>
          <text:list>
            <text:list-item>
              <text:p text:style-name="P88">Support extensible language constructs by making the compiler an accessible part of the system.</text:p>
            </text:list-item>
          </text:list>
        </text:list-item>
      </text:list>
      <text:list xml:id="list35296395" text:continue-list="list35274940" text:style-name="L1">
        <text:list-item>
          <text:p text:style-name="P66">Reliability:</text:p>
        </text:list-item>
      </text:list>
      <text:list xml:id="list2867386223219120519" text:style-name="L7">
        <text:list-item>
          <text:list>
            <text:list-item>
              <text:p text:style-name="P89">Errors should be detected as soon as possible. </text:p>
            </text:list-item>
            <text:list-item>
              <text:p text:style-name="P89">Language constructs should not be designed in a way that causes simple coding errors to spin off into infinite loops. </text:p>
            </text:list-item>
          </text:list>
        </text:list-item>
      </text:list>
      <text:list xml:id="list35294825" text:continue-list="list35296395" text:style-name="L1">
        <text:list-item>
          <text:p text:style-name="P71">Building on the host language:</text:p>
        </text:list-item>
      </text:list>
      <text:list xml:id="list7376078354539458909" text:style-name="L8">
        <text:list-item>
          <text:list>
            <text:list-item>
              <text:p text:style-name="P72">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03070592"/>Thanks<text:alphabetical-index-mark-end text:id="IMark103070592"/></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7914681419274892758" text:style-name="L9">
        <text:list-item>
          <text:p text:style-name="P90">ruby 1.9.3p484 (2013-11-22) [i386-mingw32]</text:p>
        </text:list-item>
        <text:list-item>
          <text:p text:style-name="P90">ruby 2.1.5p273 (2014-11-13 revision 48405) [i386-mingw32]</text:p>
        </text:list-item>
        <text:list-item>
          <text:p text:style-name="P90">Rubinius – to be tested!</text:p>
        </text:list-item>
        <text:list-item>
          <text:p text:style-name="P90">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13">Once fOOrth is installed, there are several options for running the language environment. These are:</text:p>
      <text:p text:style-name="P13"/>
      <text:h text:style-name="Heading_20_3" text:outline-level="3"><text:alphabetical-index-mark-start text:id="IMark103070592"/>Rake<text:alphabetical-index-mark-end text:id="IMark103070592"/>:</text:h>
      <text:p text:style-name="P13">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03070592"/>Demo.rb<text:alphabetical-index-mark-end text:id="IMark10307059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03070592"/>Testing<text:alphabetical-index-mark-end text:id="IMark103070592"/></text:h>
      <text:p text:style-name="P3">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03070592"/>Known Issues<text:alphabetical-index-mark-end text:id="IMark103070592"/></text:h>
      <text:p text:style-name="P3">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3">As a work-around, the names of the integration test files have been given a bit of a trim (the word library was shortened to lib) in order to limbo dance under the 1022 character limitation.</text:p>
      <text:p text:style-name="P3">In the long run, there seems to be no fix for version 2.1.5 available. It may be that a switch to version 2.1.6 may be required to correct this issue properly.</text:p>
      <text:h text:style-name="Heading_20_2" text:outline-level="2">Source <text:alphabetical-index-mark-start text:id="IMark103070592"/>Archive<text:alphabetical-index-mark-end text:id="IMark103070592"/></text:h>
      <text:p text:style-name="P3">The source code archive for fOOrth may currently be found on the github repository at the address: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5">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5">Output</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E2" office:value-type="string">
            <text:p text:style-name="P15">'9'</text:p>
          </table:table-cell>
        </table:table-row>
        <table:table-row>
          <table:table-cell table:style-name="Table1.A3" table:number-rows-spanned="2" office:value-type="string">
            <text:p text:style-name="P15">Data Stack</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9</text:p>
          </table:table-cell>
          <table:table-cell table:style-name="Table1.E2" office:value-type="string">
            <text:p text:style-name="P15"/>
          </table:table-cell>
        </table:table-row>
        <table:table-row>
          <table:covered-table-cell/>
          <table:table-cell table:style-name="Table1.A2" office:value-type="string">
            <text:p text:style-name="P15"/>
          </table:table-cell>
          <table:table-cell table:style-name="Table1.A2" office:value-type="string">
            <text:p text:style-name="P15">4</text:p>
          </table:table-cell>
          <table:table-cell table:style-name="Table1.A2" office:value-type="string">
            <text:p text:style-name="P15"/>
          </table:table-cell>
          <table:table-cell table:style-name="Table1.E2" office:value-type="string">
            <text:p text:style-name="P15"/>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5">Infix</text:p>
          </table:table-cell>
          <table:table-cell table:style-name="Table2.A1" office:value-type="string">
            <text:p text:style-name="P15">Postfix</text:p>
          </table:table-cell>
          <table:table-cell table:style-name="Table2.C1" office:value-type="string">
            <text:p text:style-name="P15">Result</text:p>
          </table:table-cell>
        </table:table-row>
        <table:table-row>
          <table:table-cell table:style-name="Table2.A2" office:value-type="string">
            <text:p text:style-name="P15">2+3*4</text:p>
          </table:table-cell>
          <table:table-cell table:style-name="Table2.A2" office:value-type="string">
            <text:p text:style-name="P15">2 3 4 * +</text:p>
          </table:table-cell>
          <table:table-cell table:style-name="Table2.C2" office:value-type="string">
            <text:p text:style-name="P15">14</text:p>
          </table:table-cell>
        </table:table-row>
        <table:table-row>
          <table:table-cell table:style-name="Table2.A2" office:value-type="string">
            <text:p text:style-name="P15">(2+3)*4</text:p>
          </table:table-cell>
          <table:table-cell table:style-name="Table2.A2" office:value-type="string">
            <text:p text:style-name="P15">2 3 + 4 *</text:p>
          </table:table-cell>
          <table:table-cell table:style-name="Table2.C2" office:value-type="string">
            <text:p text:style-name="P15">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5">Language</text:p>
            <text:p text:style-name="P15">Tokens</text:p>
          </table:table-cell>
          <table:table-cell table:style-name="Table3.B1" table:number-columns-spanned="2" office:value-type="string">
            <text:p text:style-name="P15">Abstract Pseudo-Code Generated</text:p>
          </table:table-cell>
          <table:covered-table-cell/>
        </table:table-row>
        <table:table-row>
          <table:covered-table-cell/>
          <table:table-cell table:style-name="Table3.B2" office:value-type="string">
            <text:p text:style-name="P15">FORTH</text:p>
          </table:table-cell>
          <table:table-cell table:style-name="Table3.C2" office:value-type="string">
            <text:p text:style-name="P15">fOOrth</text:p>
          </table:table-cell>
        </table:table-row>
        <table:table-row>
          <table:table-cell table:style-name="Table3.B2" office:value-type="string">
            <text:p text:style-name="P16">4</text:p>
          </table:table-cell>
          <table:table-cell table:style-name="Table3.B2" office:value-type="string">
            <text:p text:style-name="P15">Push_integer 4</text:p>
          </table:table-cell>
          <table:table-cell table:style-name="Table3.C2" office:value-type="string">
            <text:p text:style-name="P15">Push_integer 4</text:p>
          </table:table-cell>
        </table:table-row>
        <table:table-row>
          <table:table-cell table:style-name="Table3.B2" office:value-type="string">
            <text:p text:style-name="P16">5</text:p>
          </table:table-cell>
          <table:table-cell table:style-name="Table3.B2" office:value-type="string">
            <text:p text:style-name="P15">Push_integer 5</text:p>
          </table:table-cell>
          <table:table-cell table:style-name="Table3.C2" office:value-type="string">
            <text:p text:style-name="P15">Push_integer 5</text:p>
          </table:table-cell>
        </table:table-row>
        <table:table-row>
          <table:table-cell table:style-name="Table3.A5" office:value-type="string">
            <text:p text:style-name="P16">+</text:p>
          </table:table-cell>
          <table:table-cell table:style-name="Table3.B2" office:value-type="string">
            <text:p text:style-name="P15">T<text:span text:style-name="T6">1</text:span> = Pop_integer</text:p>
            <text:p text:style-name="P15">T<text:span text:style-name="T6">2</text:span> = Pop_integer</text:p>
            <text:p text:style-name="P15">T<text:span text:style-name="T6">3 </text:span>= Add_integers T<text:span text:style-name="T6">2 </text:span>,T<text:span text:style-name="T6">1</text:span></text:p>
            <text:p text:style-name="P15">Push_integer T<text:span text:style-name="T6">3</text:span></text:p>
          </table:table-cell>
          <table:table-cell table:style-name="Table3.C2" office:value-type="string">
            <text:p text:style-name="P15">T<text:span text:style-name="T6">1</text:span> = Pop_object</text:p>
            <text:p text:style-name="P15">T<text:span text:style-name="T6">2</text:span> = Pop_object</text:p>
            <text:p text:style-name="P15">T<text:span text:style-name="T6">3</text:span> = T<text:span text:style-name="T6">2</text:span>.Add(T<text:span text:style-name="T6">1</text:span>)</text:p>
            <text:p text:style-name="P15">Push_object T<text:span text:style-name="T6">3</text:span></text:p>
          </table:table-cell>
        </table:table-row>
        <table:table-row>
          <table:table-cell table:style-name="Table3.A5" office:value-type="string">
            <text:p text:style-name="P16">.</text:p>
          </table:table-cell>
          <table:table-cell table:style-name="Table3.B2" office:value-type="string">
            <text:p text:style-name="P15">T<text:span text:style-name="T6">1</text:span> = Pop_integer</text:p>
            <text:p text:style-name="P15">Print_integer T<text:span text:style-name="T6">1</text:span></text:p>
          </table:table-cell>
          <table:table-cell table:style-name="Table3.C2" office:value-type="string">
            <text:p text:style-name="P15">T<text:span text:style-name="T6">1</text:span> = Pop_object</text:p>
            <text:p text:style-name="P15">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27128456"/>F10:<text:change-end text:change-id="ct227128456"/><text:change-start text:change-id="ct227128560"/> <text:change-end text:change-id="ct22712856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9"><text:alphabetical-index-mark-start text:id="IMark104433164"/>drop<text:alphabetical-index-mark-end text:id="IMark104433164"/>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0">&gt;</text:p>
          </table:table-cell>
        </table:table-row>
        <table:table-row table:style-name="Table54.1">
          <table:table-cell table:style-name="Table54.A2" office:value-type="string">
            <text:p text:style-name="P19"><text:alphabetical-index-mark-start text:id="IMark104433164"/>dup<text:alphabetical-index-mark-end text:id="IMark104433164"/>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0">&gt;</text:p>
          </table:table-cell>
        </table:table-row>
        <table:table-row table:style-name="Table54.1">
          <table:table-cell table:style-name="Table54.A2" office:value-type="string">
            <text:p text:style-name="P19"><text:alphabetical-index-mark-start text:id="IMark104433164"/>nip<text:alphabetical-index-mark-end text:id="IMark104433164"/>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0">&gt;</text:p>
          </table:table-cell>
        </table:table-row>
        <table:table-row table:style-name="Table54.1">
          <table:table-cell table:style-name="Table54.A2" office:value-type="string">
            <text:p text:style-name="P19"><text:alphabetical-index-mark-start text:id="IMark104433164"/>over<text:alphabetical-index-mark-end text:id="IMark104433164"/>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9"><text:alphabetical-index-mark-start text:id="IMark104433164"/>pick<text:alphabetical-index-mark-end text:id="IMark104433164"/>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04433164"/>swap<text:alphabetical-index-mark-end text:id="IMark104433164"/>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0">&gt;</text:p>
          </table:table-cell>
        </table:table-row>
        <table:table-row table:style-name="Table54.1">
          <table:table-cell table:style-name="Table54.A2" office:value-type="string">
            <text:p text:style-name="P19"><text:alphabetical-index-mark-start text:id="IMark104433164"/>tuck<text:alphabetical-index-mark-end text:id="IMark104433164"/>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4572998401751075704" text:style-name="L10">
        <text:list-item>
          <text:p text:style-name="P73">To store return addresses for word calls. In fOOrth this is handled by the Ruby virtual machine.</text:p>
        </text:list-item>
        <text:list-item>
          <text:p text:style-name="P73">To store context for control structures. In fOOrth the context mechanism provides for a far richer and more reliable set of control, compile, and data structures.</text:p>
        </text:list-item>
        <text:list-item>
          <text:p text:style-name="P7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04435036"/>if<text:alphabetical-index-mark-end text:id="IMark104435036"/>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04435036"/>else<text:alphabetical-index-mark-end text:id="IMark104435036"/>” and “<text:alphabetical-index-mark-start text:id="IMark104435084"/>then<text:alphabetical-index-mark-end text:id="IMark104435084"/>”.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04435084"/>switch<text:alphabetical-index-mark-end text:id="IMark104435084"/>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04435084"/>do<text:alphabetical-index-mark-end text:id="IMark104435084"/> statement</text:h>
      <text:p text:style-name="P3">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04435084"/>loop<text:alphabetical-index-mark-end text:id="IMark104435084"/>” commands mark the boundaries of the loop; The “<text:alphabetical-index-mark-start text:id="IMark104435036"/>i<text:alphabetical-index-mark-end text:id="IMark104435036"/>” command is used to retrieve the current loop counter value. For nested loops, the “<text:alphabetical-index-mark-start text:id="IMark104434748"/>j<text:alphabetical-index-mark-end text:id="IMark104434748"/>” command retrieves the value of the outer loops counter value. <text:s/>By default, the “loop” command adds one to the loop value. For more flexible looping, the “<text:alphabetical-index-mark-start text:id="IMark104434988"/>+loop<text:alphabetical-index-mark-end text:id="IMark10443498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04434988"/>-i<text:alphabetical-index-mark-end text:id="IMark104434988"/> and <text:alphabetical-index-mark-start text:id="IMark104434748"/>-j<text:alphabetical-index-mark-end text:id="IMark104434748"/></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text:p>
      <text:p text:style-name="P3">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04434748"/>begin<text:alphabetical-index-mark-end text:id="IMark104434748"/>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04002919148278387" text:style-name="L11">
        <text:list-item>
          <text:p text:style-name="P74">begin … <text:alphabetical-index-mark-start text:id="IMark104435036"/>until<text:alphabetical-index-mark-end text:id="IMark104435036"/> – loops until the top of stack is true.</text:p>
        </text:list-item>
        <text:list-item>
          <text:p text:style-name="P74">begin … <text:alphabetical-index-mark-start text:id="IMark104434748"/>again<text:alphabetical-index-mark-end text:id="IMark104434748"/> – loops indefinitely </text:p>
        </text:list-item>
        <text:list-item>
          <text:p text:style-name="P74">begin … <text:alphabetical-index-mark-start text:id="IMark104435036"/>repeat<text:alphabetical-index-mark-end text:id="IMark104435036"/>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1"/>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04435036"/>Typing<text:alphabetical-index-mark-end text:id="IMark104435036"/></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04435036"/>Duck Typing<text:alphabetical-index-mark-end text:id="IMark104435036"/><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04435036"/>Declarations<text:alphabetical-index-mark-end text:id="IMark104435036"/></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04435036"/>Scoping<text:alphabetical-index-mark-end text:id="IMark104435036"/></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04435036"/><text:span text:style-name="T7">val:</text:span><text:alphabetical-index-mark-end text:id="IMark104435036"/> and <text:alphabetical-index-mark-start text:id="IMark104434988"/><text:span text:style-name="T7">var:</text:span><text:alphabetical-index-mark-end text:id="IMark104434988"/></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04434988"/><text:span text:style-name="T7">.init</text:span><text:alphabetical-index-mark-end text:id="IMark104434988"/> method being the most popular since it is called to initialize a new instance of the object.</text:p>
      <text:p text:style-name="P3">Methods: <text:alphabetical-index-mark-start text:id="IMark104434988"/><text:span text:style-name="T7">val@:</text:span><text:alphabetical-index-mark-end text:id="IMark104434988"/> and <text:alphabetical-index-mark-start text:id="IMark104435036"/><text:span text:style-name="T7">var@:</text:span><text:alphabetical-index-mark-end text:id="IMark104435036"/></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04435036"/><text:span text:style-name="T7">val#:</text:span><text:alphabetical-index-mark-end text:id="IMark104435036"/> and <text:alphabetical-index-mark-start text:id="IMark104434988"/><text:span text:style-name="T7">var#:</text:span><text:alphabetical-index-mark-end text:id="IMark104434988"/></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04434988"/><text:span text:style-name="T7">val$:</text:span><text:alphabetical-index-mark-end text:id="IMark104434988"/> and <text:alphabetical-index-mark-start text:id="IMark104435036"/><text:span text:style-name="T7">var$:</text:span><text:alphabetical-index-mark-end text:id="IMark104435036"/></text:p>
      <text:p text:style-name="P3">Regex for valid local variable names: <text:span text:style-name="T7">/^\$[a-z][a-z0-9_]*$/</text:span></text:p>
      <text:p text:style-name="Text_20_body">Notes:</text:p>
      <text:p text:style-name="Text_20_body"/>
      <text:h text:style-name="Heading_20_2" text:outline-level="2"><text:alphabetical-index-mark-start text:id="IMark104435036"/>Referencing<text:alphabetical-index-mark-end text:id="IMark104435036"/></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27">Task</text:p>
          </table:table-cell>
          <table:table-cell table:style-name="Table56.A1" office:value-type="string">
            <text:p text:style-name="P30">var</text:p>
          </table:table-cell>
          <table:table-cell table:style-name="Table56.C1" office:value-type="string">
            <text:p text:style-name="P30">val</text:p>
          </table:table-cell>
        </table:table-row>
        <table:table-row>
          <table:table-cell table:style-name="Table56.A2" office:value-type="string">
            <text:p text:style-name="P19">Sample Declarations</text:p>
          </table:table-cell>
          <table:table-cell table:style-name="Table56.A2" office:value-type="string">
            <text:p text:style-name="P15">0 var: score</text:p>
          </table:table-cell>
          <table:table-cell table:style-name="Table56.C2" office:value-type="string">
            <text:p text:style-name="P15">10 val: max_score</text:p>
          </table:table-cell>
        </table:table-row>
        <table:table-row>
          <table:table-cell table:style-name="Table56.A3" office:value-type="string">
            <text:p text:style-name="P19">Just what is being declared?</text:p>
          </table:table-cell>
          <table:table-cell table:style-name="Table56.A2" office:value-type="string">
            <text:p text:style-name="P29">A method (called score) that pushes a reference to the value onto the stack.</text:p>
          </table:table-cell>
          <table:table-cell table:style-name="Table56.C2" office:value-type="string">
            <text:p text:style-name="P29">A method (called max_score) that pushes the value onto the stack.</text:p>
          </table:table-cell>
        </table:table-row>
        <table:table-row>
          <table:table-cell table:style-name="Table56.A2" office:value-type="string">
            <text:p text:style-name="P19">Retrieve the value of the variable.</text:p>
          </table:table-cell>
          <table:table-cell table:style-name="Table56.A2" office:value-type="string">
            <text:p text:style-name="P15">score @</text:p>
          </table:table-cell>
          <table:table-cell table:style-name="Table56.C2" office:value-type="string">
            <text:p text:style-name="P15">max_score </text:p>
          </table:table-cell>
        </table:table-row>
        <table:table-row>
          <table:table-cell table:style-name="Table56.A2" office:value-type="string">
            <text:p text:style-name="P19">Update the value of the variable.</text:p>
          </table:table-cell>
          <table:table-cell table:style-name="Table56.A2" office:value-type="string">
            <text:p text:style-name="P15">1 score !</text:p>
          </table:table-cell>
          <table:table-cell table:style-name="Table56.C2" office:value-type="string">
            <text:p text:style-name="P15">--<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19">Get a reference to the variable.</text:p>
          </table:table-cell>
          <table:table-cell table:style-name="Table56.A2" office:value-type="string">
            <text:p text:style-name="P15">score</text:p>
          </table:table-cell>
          <table:table-cell table:style-name="Table56.C2" office:value-type="string">
            <text:p text:style-name="P15">--<text:note text:id="ftn26" text:note-class="footnote"><text:note-citation>26</text:note-citation><text:note-body><text:p text:style-name="Footnote">This operation is also not available for value variables.</text:p></text:note-body></text:note></text:p>
          </table:table-cell>
        </table:table-row>
      </table:table>
      <text:p text:style-name="P3"/>
      <text:p text:style-name="P3">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04435036"/>Mutation<text:alphabetical-index-mark-end text:id="IMark104435036"/></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6"><text:alphabetical-index-mark-start text:id="IMark104433164"/>dup<text:alphabetical-index-mark-end text:id="IMark104433164"/></text:p>
          </table:table-cell>
          <table:table-cell table:style-name="Table57.A2" office:value-type="string">
            <text:p text:style-name="P26">x</text:p>
          </table:table-cell>
          <table:table-cell table:style-name="Table57.A2" office:value-type="string">
            <text:p text:style-name="P26">x x</text:p>
          </table:table-cell>
          <table:table-cell table:style-name="Table57.A2" office:value-type="string">
            <text:p text:style-name="P19">Duplicate the data without any copying.</text:p>
          </table:table-cell>
          <table:table-cell table:style-name="Table57.A2" office:value-type="string">
            <text:p text:style-name="P15">Least</text:p>
          </table:table-cell>
          <table:table-cell table:style-name="Table57.F2" office:value-type="string">
            <text:p text:style-name="P15">None</text:p>
          </table:table-cell>
        </table:table-row>
        <table:table-row>
          <table:table-cell table:style-name="Table57.A3" office:value-type="string">
            <text:p text:style-name="P26"><text:alphabetical-index-mark-start text:id="IMark104433164"/>copy<text:alphabetical-index-mark-end text:id="IMark104433164"/></text:p>
          </table:table-cell>
          <table:table-cell table:style-name="Table57.A3" office:value-type="string">
            <text:p text:style-name="P26">x</text:p>
          </table:table-cell>
          <table:table-cell table:style-name="Table57.A3" office:value-type="string">
            <text:p text:style-name="P26">x x'</text:p>
          </table:table-cell>
          <table:table-cell table:style-name="Table57.A3" office:value-type="string">
            <text:p text:style-name="P19">Duplicate the data with a shallow copy.</text:p>
          </table:table-cell>
          <table:table-cell table:style-name="Table57.E3" table:number-rows-spanned="2" office:value-type="string">
            <text:p text:style-name="P15">Moderate</text:p>
          </table:table-cell>
          <table:table-cell table:style-name="Table57.F3" table:number-rows-spanned="2" office:value-type="string">
            <text:p text:style-name="P15">One Level</text:p>
          </table:table-cell>
        </table:table-row>
        <table:table-row>
          <table:table-cell table:style-name="Table57.A3" office:value-type="string">
            <text:p text:style-name="P26"><text:alphabetical-index-mark-start text:id="IMark104433164"/>.copy<text:alphabetical-index-mark-end text:id="IMark104433164"/></text:p>
          </table:table-cell>
          <table:table-cell table:style-name="Table57.A3" office:value-type="string">
            <text:p text:style-name="P26">x</text:p>
          </table:table-cell>
          <table:table-cell table:style-name="Table57.A3" office:value-type="string">
            <text:p text:style-name="P26">x'</text:p>
          </table:table-cell>
          <table:table-cell table:style-name="Table57.A3" office:value-type="string">
            <text:p text:style-name="P19">Replace the data with a shallow copy.</text:p>
          </table:table-cell>
          <table:covered-table-cell/>
          <table:covered-table-cell/>
        </table:table-row>
        <table:table-row>
          <table:table-cell table:style-name="Table57.A3" office:value-type="string">
            <text:p text:style-name="P26"><text:alphabetical-index-mark-start text:id="IMark104433164"/>clone<text:alphabetical-index-mark-end text:id="IMark104433164"/></text:p>
          </table:table-cell>
          <table:table-cell table:style-name="Table57.A3" office:value-type="string">
            <text:p text:style-name="P26">x</text:p>
          </table:table-cell>
          <table:table-cell table:style-name="Table57.A3" office:value-type="string">
            <text:p text:style-name="P26">x x”</text:p>
          </table:table-cell>
          <table:table-cell table:style-name="Table57.A3" office:value-type="string">
            <text:p text:style-name="P19">Duplicate the data with a deep copy.</text:p>
          </table:table-cell>
          <table:table-cell table:style-name="Table57.E3" table:number-rows-spanned="2" office:value-type="string">
            <text:p text:style-name="P15">Most</text:p>
          </table:table-cell>
          <table:table-cell table:style-name="Table57.F3" table:number-rows-spanned="2" office:value-type="string">
            <text:p text:style-name="P15">All Levels</text:p>
          </table:table-cell>
        </table:table-row>
        <table:table-row>
          <table:table-cell table:style-name="Table57.A3" office:value-type="string">
            <text:p text:style-name="P26"><text:alphabetical-index-mark-start text:id="IMark104433164"/>.clone<text:alphabetical-index-mark-end text:id="IMark104433164"/></text:p>
          </table:table-cell>
          <table:table-cell table:style-name="Table57.A3" office:value-type="string">
            <text:p text:style-name="P26">x</text:p>
          </table:table-cell>
          <table:table-cell table:style-name="Table57.A3" office:value-type="string">
            <text:p text:style-name="P26">x”</text:p>
          </table:table-cell>
          <table:table-cell table:style-name="Table57.A3" office:value-type="string">
            <text:p text:style-name="P19">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5185206475863094409" text:style-name="L12">
        <text:list-item>
          <text:p text:style-name="P91">No Copying</text:p>
        </text:list-item>
        <text:list-item>
          <text:p text:style-name="P91">Shallow Copying</text:p>
        </text:list-item>
        <text:list-item>
          <text:p text:style-name="P91">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4">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4" text:outline-level="4">Partial Copying</text:h>
      <text:p text:style-name="P3">The clone commands in fOOrth have allowance for the fact that it is not always desirable to copy all of the data members when a clone is made. This is handled with the “<text:alphabetical-index-mark-start text:id="IMark104435036"/>.clone_exclude<text:alphabetical-index-mark-end text:id="IMark104435036"/>” method. Any object that defines this method is able to exclude certain data from the copying process.</text:p>
      <text:p text:style-name="P3">If the “.clone_exclude” is defined as a shared method for a class, then all instances of that class share the same exclusions. On the other hand if it is defined exclusively for a single object, only that object is affected.</text:p>
      <text:p text:style-name="P3">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3">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P3">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text:note text:id="ftn31" text:note-class="footnote"><text:note-citation>31</text:note-citation><text:note-body><text:p text:style-name="P1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04435036"/>try<text:alphabetical-index-mark-end text:id="IMark104435036"/> block</text:h>
      <text:p text:style-name="P3">The bare basics of an exception handled code block is:</text:p>
      <text:p text:style-name="Code"/>
      <text:p text:style-name="Code">try (dangerous code here) <text:alphabetical-index-mark-start text:id="IMark104435036"/>catch<text:alphabetical-index-mark-end text:id="IMark104435036"/> (error recovery code here) end</text:p>
      <text:p text:style-name="Code"/>
      <text:p text:style-name="P3">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3">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3">The defined error codes are specified below in the sections: fOOrth Native Exception Codes, Application Error Codes, and Ruby Mapped Exception Codes.</text:p>
      <text:p text:style-name="P3">To facilitate the checking of error codes in the catch clause, the local method <text:alphabetical-index-mark-start text:id="IMark104435036"/>?"<text:alphabetical-index-mark-end text:id="IMark10443503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3">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04435036"/>bounce<text:alphabetical-index-mark-end text:id="IMark104435036"/> (See Passing the buck, below)</text:p>
      <text:p text:style-name="Code"><text:s text:c="2"/>end</text:p>
      <text:p text:style-name="Code">end</text:p>
      <text:p text:style-name="Code"/>
      <text:h text:style-name="Heading_20_3" text:outline-level="3">Passing the buck</text:h>
      <text:p text:style-name="P3">Given that many types of exceptions exist, it will naturally occur that an exception handler will probably not handle all possible conditions. To deal with this situation, the “<text:alphabetical-index-mark-start text:id="IMark104435036"/>bounce<text:alphabetical-index-mark-end text:id="IMark104435036"/>” verb allows <text:soft-page-break/>an exception handler to relaunch or bounce the exception to the exception handler at the next higher level in the call chain. The last example in the previous section shows this in action.</text:p>
      <text:p text:style-name="P3">The handler processes exceptions of type F30 and E15 itself. All other types of exceptions are bounced up the call chain.</text:p>
      <text:h text:style-name="Heading_20_3" text:outline-level="3">Tying Up Loose Ends</text:h>
      <text:p text:style-name="P3">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04435036"/>finally<text:alphabetical-index-mark-end text:id="IMark104435036"/>” keyword.</text:p>
      <text:p text:style-name="P3">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3">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3">The file is opened, upcoming danger is announced but never passed, and then the file is closed. We then see the default exception handler telling us what went wrong. The key here is that the file was closed even though an error was encountered.</text:p>
      <text:p text:style-name="P3"/>
      <text:h text:style-name="Heading_20_3" text:outline-level="3"><text:soft-page-break/>Summary</text:h>
      <text:p text:style-name="P3">The try block brings all the elements discussed in the previous sections as laid out below. Note that the order of sections is important. A catch section cannot follow a finally section.</text:p>
      <text:p text:style-name="Code"/>
      <text:p text:style-name="Code"><text:alphabetical-index-mark-start text:id="IMark104435036"/>try<text:alphabetical-index-mark-end text:id="IMark104435036"/></text:p>
      <text:p text:style-name="Code"><text:s text:c="2"/>(dangerous code)</text:p>
      <text:p text:style-name="Code">(optional) <text:alphabetical-index-mark-start text:id="IMark104435036"/>catch<text:alphabetical-index-mark-end text:id="IMark104435036"/></text:p>
      <text:p text:style-name="Code"><text:s text:c="2"/>(exception handler with optional <text:alphabetical-index-mark-start text:id="IMark104435036"/>?"<text:alphabetical-index-mark-end text:id="IMark104435036"/>Exx" and <text:alphabetical-index-mark-start text:id="IMark104354272"/>bounce<text:alphabetical-index-mark-end text:id="IMark104354272"/>)</text:p>
      <text:p text:style-name="Code">(optional) <text:alphabetical-index-mark-start text:id="IMark104354272"/>finally<text:alphabetical-index-mark-end text:id="IMark104354272"/></text:p>
      <text:p text:style-name="Code"><text:s text:c="2"/>(cleanup code goes here)</text:p>
      <text:p text:style-name="Code">end</text:p>
      <text:p text:style-name="Code"/>
      <text:p text:style-name="Code"/>
      <text:p text:style-name="P3">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3">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3"/>
      <text:h text:style-name="Heading_20_2" text:outline-level="2"><text:soft-page-break/>Generating Errors</text:h>
      <text:p text:style-name="P3">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3">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02611748"/>throw"<text:alphabetical-index-mark-end text:id="IMark102611748"/>U10: Change the combination on my luggage!"</text:p>
      <text:p text:style-name="Code"><text:s text:c="2"/>then ;</text:p>
      <text:p text:style-name="Code"/>
      <text:p text:style-name="P3">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3">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02611748"/>.throw<text:alphabetical-index-mark-end text:id="IMark102611748"/></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3">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2">Code</text:p>
            </table:table-cell>
            <table:covered-table-cell/>
            <table:covered-table-cell/>
            <table:table-cell table:style-name="Table21.D1" office:value-type="string">
              <text:p text:style-name="P31">Description</text:p>
            </table:table-cell>
          </table:table-row>
        </table:table-header-rows>
        <table:table-row table:style-name="Table21.1">
          <table:table-cell table:style-name="Table21.A2" office:value-type="string">
            <text:p text:style-name="P34">F</text:p>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7">Generic fOOrth Native Exception Code for All Errors.</text:p>
          </table:table-cell>
        </table:table-row>
        <table:table-row table:style-name="Table21.1">
          <table:table-cell table:style-name="Table21.A2" office:value-type="string">
            <text:p text:style-name="P36"/>
          </table:table-cell>
          <table:table-cell table:style-name="Table21.A2" office:value-type="string">
            <text:p text:style-name="P36"/>
          </table:table-cell>
          <table:table-cell table:style-name="Table21.A2" office:value-type="string">
            <text:p text:style-name="P36"/>
          </table:table-cell>
          <table:table-cell table:style-name="Table21.D2" office:value-type="string">
            <text:p text:style-name="P38"/>
          </table:table-cell>
        </table:table-row>
        <table:table-row table:style-name="Table21.1">
          <table:table-cell table:style-name="Table21.A2" office:value-type="string">
            <text:p text:style-name="P34">F</text:p>
          </table:table-cell>
          <table:table-cell table:style-name="Table21.A2" office:value-type="string">
            <text:p text:style-name="P34">1</text:p>
          </table:table-cell>
          <table:table-cell table:style-name="Table21.A2" office:value-type="string">
            <text:p text:style-name="P34"/>
          </table:table-cell>
          <table:table-cell table:style-name="Table21.D2" office:value-type="string">
            <text:p text:style-name="P37">Compile Time Errors.</text:p>
          </table:table-cell>
        </table:table-row>
        <table:table-row table:style-name="Table21.1">
          <table:table-cell table:style-name="Table21.A2" office:value-type="string">
            <text:p text:style-name="P46">F</text:p>
          </table:table-cell>
          <table:table-cell table:style-name="Table21.A2" office:value-type="string">
            <text:p text:style-name="P46">1</text:p>
          </table:table-cell>
          <table:table-cell table:style-name="Table21.A2" office:value-type="string">
            <text:p text:style-name="P46">0</text:p>
          </table:table-cell>
          <table:table-cell table:style-name="Table21.D2" office:value-type="string">
            <text:p text:style-name="P28">Syntax Error.</text:p>
          </table:table-cell>
        </table:table-row>
        <table:table-row table:style-name="Table21.1">
          <table:table-cell table:style-name="Table21.A2" office:value-type="string">
            <text:p text:style-name="P46">F</text:p>
          </table:table-cell>
          <table:table-cell table:style-name="Table21.A2" office:value-type="string">
            <text:p text:style-name="P46">1</text:p>
          </table:table-cell>
          <table:table-cell table:style-name="Table21.A2" office:value-type="string">
            <text:p text:style-name="P46">1</text:p>
          </table:table-cell>
          <table:table-cell table:style-name="Table21.D2" office:value-type="string">
            <text:p text:style-name="P28">Specification Error.</text:p>
          </table:table-cell>
        </table:table-row>
        <table:table-row table:style-name="Table21.1">
          <table:table-cell table:style-name="Table21.A2" office:value-type="string">
            <text:p text:style-name="P46">F</text:p>
          </table:table-cell>
          <table:table-cell table:style-name="Table21.A2" office:value-type="string">
            <text:p text:style-name="P46">1</text:p>
          </table:table-cell>
          <table:table-cell table:style-name="Table21.A2" office:value-type="string">
            <text:p text:style-name="P46">2</text:p>
          </table:table-cell>
          <table:table-cell table:style-name="Table21.D2" office:value-type="string">
            <text:p text:style-name="P28">Control Structure Nesting Error</text:p>
          </table:table-cell>
        </table:table-row>
        <table:table-row table:style-name="Table21.1">
          <table:table-cell table:style-name="Table21.A2" office:value-type="string">
            <text:p text:style-name="P39">F</text:p>
          </table:table-cell>
          <table:table-cell table:style-name="Table21.A2" office:value-type="string">
            <text:p text:style-name="P39">1</text:p>
          </table:table-cell>
          <table:table-cell table:style-name="Table21.A1" office:value-type="string">
            <text:p text:style-name="P39">3</text:p>
          </table:table-cell>
          <table:table-cell table:style-name="Table21.D2" office:value-type="string">
            <text:p text:style-name="P43">Invalid Operation for Target.</text:p>
          </table:table-cell>
        </table:table-row>
        <table:table-row table:style-name="Table21.1">
          <table:table-cell table:style-name="Table21.A2" office:value-type="string">
            <text:p text:style-name="P41"/>
          </table:table-cell>
          <table:table-cell table:style-name="Table21.A2" office:value-type="string">
            <text:p text:style-name="P41"/>
          </table:table-cell>
          <table:table-cell table:style-name="Table21.A2" office:value-type="string">
            <text:p text:style-name="P41"/>
          </table:table-cell>
          <table:table-cell table:style-name="Table21.D2" office:value-type="string">
            <text:p text:style-name="P45"/>
          </table:table-cell>
        </table:table-row>
        <table:table-row table:style-name="Table21.1">
          <table:table-cell table:style-name="Table21.A2" office:value-type="string">
            <text:p text:style-name="P34">F</text:p>
          </table:table-cell>
          <table:table-cell table:style-name="Table21.A2" office:value-type="string">
            <text:p text:style-name="P34">2</text:p>
          </table:table-cell>
          <table:table-cell table:style-name="Table21.A2" office:value-type="string">
            <text:p text:style-name="P34"/>
          </table:table-cell>
          <table:table-cell table:style-name="Table21.D2" office:value-type="string">
            <text:p text:style-name="P37">Message Passing Errors</text:p>
          </table:table-cell>
        </table:table-row>
        <table:table-row table:style-name="Table21.1">
          <table:table-cell table:style-name="Table21.A2" office:value-type="string">
            <text:p text:style-name="P46">F</text:p>
          </table:table-cell>
          <table:table-cell table:style-name="Table21.A2" office:value-type="string">
            <text:p text:style-name="P46">2</text:p>
          </table:table-cell>
          <table:table-cell table:style-name="Table21.A2" office:value-type="string">
            <text:p text:style-name="P46">0</text:p>
          </table:table-cell>
          <table:table-cell table:style-name="Table21.D2" office:value-type="string">
            <text:p text:style-name="P28">Message Not Understood by the Receiver.</text:p>
          </table:table-cell>
        </table:table-row>
        <table:table-row table:style-name="Table21.1">
          <table:table-cell table:style-name="Table21.A2" office:value-type="string">
            <text:p text:style-name="P46">F</text:p>
          </table:table-cell>
          <table:table-cell table:style-name="Table21.A2" office:value-type="string">
            <text:p text:style-name="P46">2</text:p>
          </table:table-cell>
          <table:table-cell table:style-name="Table21.A2" office:value-type="string">
            <text:p text:style-name="P46">1</text:p>
          </table:table-cell>
          <table:table-cell table:style-name="Table21.D2" office:value-type="string">
            <text:p text:style-name="P28">Control Structure is Not Supported by the Receiver.</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34">F</text:p>
          </table:table-cell>
          <table:table-cell table:style-name="Table21.A2" office:value-type="string">
            <text:p text:style-name="P34">3</text:p>
          </table:table-cell>
          <table:table-cell table:style-name="Table21.A2" office:value-type="string">
            <text:p text:style-name="P34"/>
          </table:table-cell>
          <table:table-cell table:style-name="Table21.D2" office:value-type="string">
            <text:p text:style-name="P37">Data Underflow Errors</text:p>
          </table:table-cell>
        </table:table-row>
        <table:table-row table:style-name="Table21.1">
          <table:table-cell table:style-name="Table21.A2" office:value-type="string">
            <text:p text:style-name="P46">F</text:p>
          </table:table-cell>
          <table:table-cell table:style-name="Table21.A2" office:value-type="string">
            <text:p text:style-name="P46">3</text:p>
          </table:table-cell>
          <table:table-cell table:style-name="Table21.A2" office:value-type="string">
            <text:p text:style-name="P46">0</text:p>
          </table:table-cell>
          <table:table-cell table:style-name="Table21.D2" office:value-type="string">
            <text:p text:style-name="P28">Virtual Machine Data Stack Underflow</text:p>
          </table:table-cell>
        </table:table-row>
        <table:table-row table:style-name="Table21.1">
          <table:table-cell table:style-name="Table21.A2" office:value-type="string">
            <text:p text:style-name="P46">F</text:p>
          </table:table-cell>
          <table:table-cell table:style-name="Table21.A2" office:value-type="string">
            <text:p text:style-name="P46">3</text:p>
          </table:table-cell>
          <table:table-cell table:style-name="Table21.A2" office:value-type="string">
            <text:p text:style-name="P46">1</text:p>
          </table:table-cell>
          <table:table-cell table:style-name="Table21.D2" office:value-type="string">
            <text:p text:style-name="P28">Stack/Queue Underflow</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46">F</text:p>
          </table:table-cell>
          <table:table-cell table:style-name="Table21.A2" office:value-type="string">
            <text:p text:style-name="P46">4</text:p>
          </table:table-cell>
          <table:table-cell table:style-name="Table21.A2" office:value-type="string">
            <text:p text:style-name="P46">0</text:p>
          </table:table-cell>
          <table:table-cell table:style-name="Table21.D2" office:value-type="string">
            <text:p text:style-name="P28">Data Conversion Error</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34">F</text:p>
          </table:table-cell>
          <table:table-cell table:style-name="Table21.A2" office:value-type="string">
            <text:p text:style-name="P34">5</text:p>
          </table:table-cell>
          <table:table-cell table:style-name="Table21.A2" office:value-type="string">
            <text:p text:style-name="P34"/>
          </table:table-cell>
          <table:table-cell table:style-name="Table21.D2" office:value-type="string">
            <text:p text:style-name="P37">I/O Errors</text:p>
          </table:table-cell>
        </table:table-row>
        <table:table-row table:style-name="Table21.1">
          <table:table-cell table:style-name="Table21.A2" office:value-type="string">
            <text:p text:style-name="P46">F</text:p>
          </table:table-cell>
          <table:table-cell table:style-name="Table21.A2" office:value-type="string">
            <text:p text:style-name="P46">5</text:p>
          </table:table-cell>
          <table:table-cell table:style-name="Table21.A2" office:value-type="string">
            <text:p text:style-name="P46">0</text:p>
          </table:table-cell>
          <table:table-cell table:style-name="Table21.D2" office:value-type="string">
            <text:p text:style-name="P28">Error Opening a File for Reading</text:p>
          </table:table-cell>
        </table:table-row>
        <table:table-row table:style-name="Table21.1">
          <table:table-cell table:style-name="Table21.A2" office:value-type="string">
            <text:p text:style-name="P46">F</text:p>
          </table:table-cell>
          <table:table-cell table:style-name="Table21.A2" office:value-type="string">
            <text:p text:style-name="P46">5</text:p>
          </table:table-cell>
          <table:table-cell table:style-name="Table21.A2" office:value-type="string">
            <text:p text:style-name="P46">1</text:p>
          </table:table-cell>
          <table:table-cell table:style-name="Table21.D2" office:value-type="string">
            <text:p text:style-name="P28">Error Opening a File for Writing</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34">F</text:p>
          </table:table-cell>
          <table:table-cell table:style-name="Table21.A2" office:value-type="string">
            <text:p text:style-name="P34">6</text:p>
          </table:table-cell>
          <table:table-cell table:style-name="Table21.A2" office:value-type="string">
            <text:p text:style-name="P34"/>
          </table:table-cell>
          <table:table-cell table:style-name="Table21.D2" office:value-type="string">
            <text:p text:style-name="P37">Thread Errors</text:p>
          </table:table-cell>
        </table:table-row>
        <table:table-row table:style-name="Table21.1">
          <table:table-cell table:style-name="Table21.A2" office:value-type="string">
            <text:p text:style-name="P46">F</text:p>
          </table:table-cell>
          <table:table-cell table:style-name="Table21.A2" office:value-type="string">
            <text:p text:style-name="P46">6</text:p>
          </table:table-cell>
          <table:table-cell table:style-name="Table21.A2" office:value-type="string">
            <text:p text:style-name="P46">0</text:p>
          </table:table-cell>
          <table:table-cell table:style-name="Table21.D2" office:value-type="string">
            <text:p text:style-name="P28">Duplicate Virtual Machines</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39">F</text:p>
          </table:table-cell>
          <table:table-cell table:style-name="Table21.A2" office:value-type="string">
            <text:p text:style-name="P39">9</text:p>
          </table:table-cell>
          <table:table-cell table:style-name="Table21.A2" office:value-type="string">
            <text:p text:style-name="P39">0</text:p>
          </table:table-cell>
          <table:table-cell table:style-name="Table21.D2" office:value-type="string">
            <text:p text:style-name="P43">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2">Code</text:p>
            </table:table-cell>
            <table:covered-table-cell/>
            <table:covered-table-cell/>
            <table:table-cell table:style-name="Table22.D1" office:value-type="string">
              <text:p text:style-name="P31">Description</text:p>
            </table:table-cell>
          </table:table-row>
        </table:table-header-rows>
        <table:table-row table:style-name="Table22.1">
          <table:table-cell table:style-name="Table22.A2" office:value-type="string">
            <text:p text:style-name="P39">A</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Generic Application Errors.</text:p>
          </table:table-cell>
        </table:table-row>
        <table:table-row table:style-name="Table22.1">
          <table:table-cell table:style-name="Table22.A2" office:value-type="string">
            <text:p text:style-name="P39">C</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Communication Errors.</text:p>
          </table:table-cell>
        </table:table-row>
        <table:table-row table:style-name="Table22.1">
          <table:table-cell table:style-name="Table22.A2" office:value-type="string">
            <text:p text:style-name="P39">D</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Database Errors.</text:p>
          </table:table-cell>
        </table:table-row>
        <table:table-row table:style-name="Table22.1">
          <table:table-cell table:style-name="Table22.A2" office:value-type="string">
            <text:p text:style-name="P39">E</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Data Entry Errors.</text:p>
          </table:table-cell>
        </table:table-row>
        <table:table-row table:style-name="Table22.1">
          <table:table-cell table:style-name="Table22.A2" office:value-type="string">
            <text:p text:style-name="P39">I</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Internal Errors.</text:p>
          </table:table-cell>
        </table:table-row>
        <table:table-row table:style-name="Table22.1">
          <table:table-cell table:style-name="Table22.A2" office:value-type="string">
            <text:p text:style-name="P39">N</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Network Errors.</text:p>
          </table:table-cell>
        </table:table-row>
        <table:table-row table:style-name="Table22.1">
          <table:table-cell table:style-name="Table22.A2" office:value-type="string">
            <text:p text:style-name="P39">U</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User/Authentication Errors.</text:p>
          </table:table-cell>
        </table:table-row>
        <table:table-row table:style-name="Table22.1">
          <table:table-cell table:style-name="Table22.A2" office:value-type="string">
            <text:p text:style-name="P39">X</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Unknown or Unspecified Errors.</text:p>
          </table:table-cell>
        </table:table-row>
      </table:table>
      <text:p text:style-name="Text_20_body"/>
      <text:p text:style-name="Text_20_body"/>
      <text:h text:style-name="Heading_20_2" text:outline-level="2">Ruby Mapped Exception Codes:</text:h>
      <text:p text:style-name="P3">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2">Code</text:p>
            </table:table-cell>
            <table:covered-table-cell/>
            <table:covered-table-cell/>
            <table:table-cell table:style-name="Table55.A1" office:value-type="string">
              <text:p text:style-name="P32"/>
            </table:table-cell>
            <table:table-cell table:style-name="Table55.A1" office:value-type="string">
              <text:p text:style-name="P33">Subcode</text:p>
            </table:table-cell>
            <table:table-cell table:style-name="Table55.F1" office:value-type="string">
              <text:p text:style-name="P31">Description</text:p>
            </table:table-cell>
          </table:table-row>
        </table:table-header-rows>
        <table:table-row table:style-name="Table55.1">
          <table:table-cell table:style-name="Table55.A2" office:value-type="string">
            <text:p text:style-name="P34">S</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Signal Exceptions.</text:p>
          </table:table-cell>
        </table:table-row>
        <table:table-row table:style-name="Table55.1">
          <table:table-cell table:style-name="Table55.A2" office:value-type="string">
            <text:p text:style-name="P39">S</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Interrupt (Typically Control-C)</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4">E</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All Standard Errors.</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Argument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3">Gem::Requirement::Bad Requirement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Encoding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3">Encoding::Compatibilit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3">Encoding::Converter Not Found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3</text:p>
          </table:table-cell>
          <table:table-cell table:style-name="Table55.F2" office:value-type="string">
            <text:p text:style-name="P43">Encoding::Invalid Byte Sequence Error</text:p>
          </table:table-cell>
        </table:table-row>
        <text:soft-page-break/>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4</text:p>
          </table:table-cell>
          <table:table-cell table:style-name="Table55.F2" office:value-type="string">
            <text:p text:style-name="P43">Encoding::Undefined Convers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Fiber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I/O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3">EOF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Index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3">Ke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3">Stop Iter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6</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Local Jump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7</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Math::Domai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8</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Name Error</text:p>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8</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3">No Method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5"/>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9</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Range Error</text:p>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9</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3">Float Domain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5"/>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0</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Regular Expression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5"/>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Runtime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3">Gem::Exception</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1</text:p>
          </table:table-cell>
          <table:table-cell table:style-name="Table55.F28" office:value-type="string">
            <text:p text:style-name="P43">Gem::Command Line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2</text:p>
          </table:table-cell>
          <table:table-cell table:style-name="Table55.F28" office:value-type="string">
            <text:p text:style-name="P43">Gem::Dependency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3</text:p>
          </table:table-cell>
          <table:table-cell table:style-name="Table55.F28" office:value-type="string">
            <text:p text:style-name="P43">Gem::Dependency Remova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4</text:p>
          </table:table-cell>
          <table:table-cell table:style-name="Table55.F2" office:value-type="string">
            <text:p text:style-name="P44">Gem::Dependency Resolut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5</text:p>
          </table:table-cell>
          <table:table-cell table:style-name="Table55.F2" office:value-type="string">
            <text:p text:style-name="P44">Gem::Document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6</text:p>
          </table:table-cell>
          <table:table-cell table:style-name="Table55.F2" office:value-type="string">
            <text:p text:style-name="P43">Gem::End Of YAM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7</text:p>
          </table:table-cell>
          <table:table-cell table:style-name="Table55.F2" office:value-type="string">
            <text:p text:style-name="P43">Gem::File Permiss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8</text:p>
          </table:table-cell>
          <table:table-cell table:style-name="Table55.F2" office:value-type="string">
            <text:p text:style-name="P43">Gem::Format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text:p>
          </table:table-cell>
          <table:table-cell table:style-name="Table55.F2" office:value-type="string">
            <text:p text:style-name="P43">Gem::Gem Not Found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01</text:p>
          </table:table-cell>
          <table:table-cell table:style-name="Table55.F2" office:value-type="string">
            <text:p text:style-name="P43">Gem::Specific Gem Not Found Exception</text:p>
          </table:table-cell>
        </table:table-row>
        <text:soft-page-break/>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0</text:p>
          </table:table-cell>
          <table:table-cell table:style-name="Table55.F2" office:value-type="string">
            <text:p text:style-name="P43">Gem::Gem Not In Hom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1</text:p>
          </table:table-cell>
          <table:table-cell table:style-name="Table55.F2" office:value-type="string">
            <text:p text:style-name="P43">Gem::Impossible Dependencies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2</text:p>
          </table:table-cell>
          <table:table-cell table:style-name="Table55.F2" office:value-type="string">
            <text:p text:style-name="P43">Gem::Install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3</text:p>
          </table:table-cell>
          <table:table-cell table:style-name="Table55.F2" office:value-type="string">
            <text:p text:style-name="P43">Gem::Invalid Specification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4</text:p>
          </table:table-cell>
          <table:table-cell table:style-name="Table55.F2" office:value-type="string">
            <text:p text:style-name="P43">Gem::Operation Not Supported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5</text:p>
          </table:table-cell>
          <table:table-cell table:style-name="Table55.F2" office:value-type="string">
            <text:p text:style-name="P43">Gem::Remote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6</text:p>
          </table:table-cell>
          <table:table-cell table:style-name="Table55.F2" office:value-type="string">
            <text:p text:style-name="P43">Gem::Remote Installation Cancel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7</text:p>
          </table:table-cell>
          <table:table-cell table:style-name="Table55.F2" office:value-type="string">
            <text:p text:style-name="P43">Gem::Remote Installation Skipp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8</text:p>
          </table:table-cell>
          <table:table-cell table:style-name="Table55.F2" office:value-type="string">
            <text:p text:style-name="P43">Gem::Remote Sourc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9</text:p>
          </table:table-cell>
          <table:table-cell table:style-name="Table55.F2" office:value-type="string">
            <text:p text:style-name="P43">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0</text:p>
          </table:table-cell>
          <table:table-cell table:style-name="Table55.F2" office:value-type="string">
            <text:p text:style-name="P43">Gem::Unsatisfiable Dependency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1</text:p>
          </table:table-cell>
          <table:table-cell table:style-name="Table55.F2" office:value-type="string">
            <text:p text:style-name="P43">Gem::Verific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2BIG</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CCE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DDRINUS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DDRNOTAVAIL</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FNOSUPPOR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GAI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GAINWaitRead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GAINWaitWrit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LREADY</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BADF</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BUSY</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CHILD</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CONNABORTED</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CONNREFUSED</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CONNRESE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DEADLK</text:p>
          </table:table-cell>
          <table:table-cell table:style-name="Table55.F2" office:value-type="string">
            <text:p text:style-name="P43"/>
          </table:table-cell>
        </table:table-row>
        <text:soft-page-break/>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DESTADDRREQ</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DOM</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DQUO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EXIS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FAUL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FBIG</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HOSTDOW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HOSTUNREACH</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LSEQ</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PROGRES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PROGRESSWaitRead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PROGRESSWaitWrit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TR</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VAL</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O</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SCON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SDIR</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LOOP</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MFI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MLINK</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MSGSIZ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AMETOOLONG</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ETDOW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ETRESE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ETUNREACH</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FI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BUF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DEV</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EN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EXEC</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LCK</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MEM</text:p>
          </table:table-cell>
          <table:table-cell table:style-name="Table55.F2" office:value-type="string">
            <text:p text:style-name="P43"/>
          </table:table-cell>
        </table:table-row>
        <text:soft-page-break/>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PROTOOP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SPC</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SY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CON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DIR</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EMPTY</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SOCK</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TY</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XIO</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OPNOTSUPP</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ERM</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FNOSUPPOR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IP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ROCLIM</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ROTONOSUPPOR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ROTOTYP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RANG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REMOT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ROF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HUTDOW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OCKTNOSUPPOR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PIP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RCH</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TA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TIMEDOU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TOOMANYREF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USER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WOULDBLOCK</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WOULDBLOCKWaitRead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WOULDBLOCKWaitWrit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XDEV</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NOERROR</text:p>
          </table:table-cell>
          <table:table-cell table:style-name="Table55.F2" office:value-type="string">
            <text:p text:style-name="P43">Nothing to see here. Move along, move along.</text:p>
          </table:table-cell>
        </table:table-row>
        <text:soft-page-break/>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Thread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Type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4">Zero Division Error</text:p>
          </table:table-cell>
        </table:table-row>
      </table:table>
      <text:p text:style-name="Standard"/>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9">Object</text:p>
      <text:p text:style-name="P49"><text:tab/>Array</text:p>
      <text:p text:style-name="P49"><text:tab/>Class</text:p>
      <text:p text:style-name="P49"><text:tab/>FalseClass</text:p>
      <text:p text:style-name="P49"><text:tab/>Hash</text:p>
      <text:p text:style-name="P49"><text:tab/>InStream</text:p>
      <text:p text:style-name="P49"><text:tab/>NilClass</text:p>
      <text:p text:style-name="P49"><text:tab/>Numeric</text:p>
      <text:p text:style-name="P49"><text:tab/><text:tab/>Complex</text:p>
      <text:p text:style-name="P49"><text:tab/><text:tab/>Float</text:p>
      <text:p text:style-name="P49"><text:tab/><text:tab/>Integer</text:p>
      <text:p text:style-name="P49"><text:tab/><text:tab/><text:tab/>Bignum</text:p>
      <text:p text:style-name="P49"><text:tab/><text:tab/><text:tab/>Fixnum</text:p>
      <text:p text:style-name="P49"><text:tab/><text:tab/>Rational</text:p>
      <text:p text:style-name="P49"><text:tab/>OutStream</text:p>
      <text:p text:style-name="P49"><text:tab/>Procedure</text:p>
      <text:p text:style-name="P49"><text:tab/>Queue</text:p>
      <text:p text:style-name="P49"><text:tab/>String</text:p>
      <text:p text:style-name="P49"><text:tab/>Thread</text:p>
      <text:p text:style-name="P49"><text:tab/>TrueClass</text:p>
      <text:p text:style-name="P49"><text:tab/>VirtualMachine</text:p>
      <text:p text:style-name="Code"/>
      <text:h text:style-name="Heading_20_2" text:outline-level="2">A Brief Overview of Key OO Concepts</text:h>
      <text:p text:style-name="P3">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04354464"/>Classes<text:alphabetical-index-mark-end text:id="IMark10435446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04354464"/>Inheritance<text:alphabetical-index-mark-end text:id="IMark104354464"/></text:h>
      <text:p text:style-name="P3">Classes (other than Object) inherit behaviors from their ancestor or parent classes. Thus the capabilities of objects is able to “layer” over the capabilities of their parent classes.</text:p>
      <text:h text:style-name="Heading_20_2" text:outline-level="2"><text:alphabetical-index-mark-start text:id="IMark104354464"/>Methods<text:alphabetical-index-mark-end text:id="IMark104354464"/></text:h>
      <text:p text:style-name="P3">All code in fOOrth is contained in methods. A method is a fragment of code that an object uses to respond to a message that has been sent to that object. In fOOrth there are three sorts of methods:</text:p>
      <text:list xml:id="list2483775712235174427" text:style-name="L13">
        <text:list-item>
          <text:p text:style-name="P75">Shared: Methods that are common to all instances of the class that contains them.</text:p>
        </text:list-item>
        <text:list-item>
          <text:p text:style-name="P75">Exclusive: Methods that are defined for one and only one object (and all of its clones that are created <text:span text:style-name="T2">after</text:span> the exclusive method is defined.).</text:p>
        </text:list-item>
        <text:list-item>
          <text:p text:style-name="P75">Local: Methods that are created in a context and are accessible only in that context. When the context concludes, these methods are no longer accessible.</text:p>
        </text:list-item>
      </text:list>
      <text:h text:style-name="Heading_20_2" text:outline-level="2"><text:alphabetical-index-mark-start text:id="IMark104354272"/>Late Binding<text:alphabetical-index-mark-end text:id="IMark104354272"/> and <text:alphabetical-index-mark-start text:id="IMark102611748"/>Polymorphism<text:alphabetical-index-mark-end text:id="IMark102611748"/></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02611748"/>Prototypes<text:alphabetical-index-mark-end text:id="IMark102611748"/></text:h>
      <text:p text:style-name="P3">While class based inheritance is the classical approach to sharing behaviors, there is another way this can be done: Prototype Based Inheritance. </text:p>
      <text:p text:style-name="P3">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3">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02611748"/>Method Mapping<text:alphabetical-index-mark-end text:id="IMark102611748"/></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8495931036140558733" text:style-name="L14">
        <text:list-item>
          <text:p text:style-name="P76">The strings used by fOOrth needed to be converted to Ruby symbols to allow code to be executed in Ruby.</text:p>
        </text:list-item>
        <text:list-item>
          <text:p text:style-name="P7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76">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04354272"/>SymbolMap<text:alphabetical-index-mark-end text:id="IMark104354272"/> class. This class creates mappings in one of two ways:</text:p>
      <text:list xml:id="list1164676498094417700" text:style-name="L15">
        <text:list-item>
          <text:p text:style-name="P7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3">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3">Symbol Map Entries =</text:p>
      <text:p text:style-name="P53">&lt;<text:span text:style-name="T2">voluminous output deleted</text:span>&gt;</text:p>
      <text:p text:style-name="P53"/>
      <text:p text:style-name="P3">An example of the output of the )entries command is found in the section Appendix A – Symbol Glossary.</text:p>
      <text:p text:style-name="P3"/>
      <text:p text:style-name="P3"/>
      <text:h text:style-name="Heading_20_1" text:outline-level="1"><text:alphabetical-index-mark-start text:id="IMark104354272"/>Routing<text:alphabetical-index-mark-end text:id="IMark104354272"/></text:h>
      <text:p text:style-name="P3"/>
      <text:p text:style-name="P3">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343425720921737752" text:style-name="L16">
        <text:list-item>
          <text:p text:style-name="P78">The defining word used to create the method.</text:p>
        </text:list-item>
        <text:list-item>
          <text:p text:style-name="P78">The receiver of the defining word used to create the method.</text:p>
        </text:list-item>
        <text:list-item>
          <text:p text:style-name="P78">The name of the method.</text:p>
        </text:list-item>
      </text:list>
      <text:p text:style-name="P3">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3">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3">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3">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3">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0"/>
      <text:p text:style-name="P3">The method name may not contain spaces. Further the method name is responsible for determining the routing used and any embedded string data. </text:p>
      <text:p text:style-name="P3"><text:soft-page-break/>The lead character determines the routing:</text:p>
      <text:list xml:id="list6582447417607442327" text:style-name="L17">
        <text:list-item>
          <text:p text:style-name="P79">“.” - indicates that the message is routed to the top-of-stack element (TOS)</text:p>
        </text:list-item>
        <text:list-item>
          <text:p text:style-name="P79">“~” - indicates that the message is routed to the “self” entity of the method (see the section Self below). Since these messages are only routed to the object itself, they are in effect private methods.</text:p>
        </text:list-item>
        <text:list-item>
          <text:p text:style-name="P79">Other – these methods are used to implement dyadic operators. To do this they are routed to the next element on the stack (NOS). This corresponds to the “left binding” of dyadic operators.</text:p>
        </text:list-item>
      </text:list>
      <text:p text:style-name="P3">The presence of a " character in the method name indicates a trailing string is embedded in the method name. See String Literals in the section the Syntax and Style of fOOrth. Shared methods add an additional criteria on the use of embedded strings:</text:p>
      <text:p text:style-name="P3">If the shared method is routed to TOS and there is an embedded string, then the class of the method must be String, otherwise an error is reported.</text:p>
      <text:h text:style-name="Heading_20_2" text:outline-level="2">Exclusive Methods</text:h>
      <text:p text:style-name="P3">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0"/>
      <text:p text:style-name="P3">The method name may not contain spaces. Further the method name is responsible for determining the routing used and any embedded string data. </text:p>
      <text:p text:style-name="P3">The lead character determines the routing:</text:p>
      <text:list xml:id="list35277965" text:continue-numbering="true" text:style-name="L17">
        <text:list-item>
          <text:p text:style-name="P79">“.” - indicates that the message is routed to the top-of-stack element (TOS)</text:p>
        </text:list-item>
        <text:list-item>
          <text:p text:style-name="P79">“~” - indicates that the message is routed to the “self” entity of the method (see the section Self below). Since these messages are only routed to the object itself, they are in effect private methods.</text:p>
        </text:list-item>
        <text:list-item>
          <text:p text:style-name="P79">Other – these methods are used to implement dyadic operators. To do this they are routed to the next element on the stack (NOS). This corresponds to the “left binding” of dyadic operators.</text:p>
        </text:list-item>
      </text:list>
      <text:p text:style-name="P3">The presence of a " character in the method name indicates a trailing string is embedded in the method name. See String Literals in the section the Syntax and Style of fOOrth. Shared methods add an additional criteria on the use of embedded strings:</text:p>
      <text:p text:style-name="P3">If the shared method is routed to TOS and there is an embedded string, then the class of the method must be String, otherwise an error is reported.</text:p>
      <text:h text:style-name="Heading_20_2" text:outline-level="2">Shared Stub Methods</text:h>
      <text:p text:style-name="P3">– Not currently implemented.</text:p>
      <text:h text:style-name="Heading_20_2" text:outline-level="2"><text:soft-page-break/>Exclusive Stub Methods</text:h>
      <text:p text:style-name="P3">– Not currently implemented.</text:p>
      <text:h text:style-name="Heading_20_2" text:outline-level="2">Local Methods</text:h>
      <text:p text:style-name="Text_20_body">– Not currently implemented.</text:p>
      <text:p text:style-name="Text_20_body"/>
      <text:p text:style-name="Text_20_body"/>
      <text:p text:style-name="Text_20_body"/>
      <text:p text:style-name="P3">The various combinations of the above are summarized below:</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67790884"/>:<text:alphabetical-index-mark-end text:id="IMark67790884"/></text:p>
          </table:table-cell>
          <table:table-cell table:style-name="Table9.A2" office:value-type="string">
            <text:p text:style-name="P15">N/A</text:p>
          </table:table-cell>
          <table:table-cell table:style-name="Table9.A2" office:value-type="string">
            <text:p text:style-name="P23">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5">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19">A virtual machine method.</text:p>
          </table:table-cell>
        </table:table-row>
        <table:table-row table:style-name="Table9.1">
          <table:table-cell table:style-name="Table9.A3" table:number-rows-spanned="4" office:value-type="string">
            <text:p text:style-name="P16"><text:alphabetical-index-mark-start text:id="IMark67790884"/>.:<text:alphabetical-index-mark-end text:id="IMark67790884"/></text:p>
          </table: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19">A public shared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19">A private shared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other</text:p>
          </table:table-cell>
          <table:table-cell table:style-name="Table9.A2" office:value-type="string">
            <text:p text:style-name="P15">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19">A public shared dyadic operator.</text:p>
          </table:table-cell>
        </table:table-row>
        <table:table-row table:style-name="Table9.1">
          <table:covered-table-cell/>
          <table:table-cell table:style-name="Table9.A2" office:value-type="string">
            <text:p text:style-name="P15">N/A</text:p>
          </table:table-cell>
          <table:table-cell table:style-name="Table9.A2" office:value-type="string">
            <text:p text:style-name="P23">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5">N/A</text:p>
          </table:table-cell>
          <table:table-cell table:style-name="Table9.E2" office:value-type="string">
            <text:p text:style-name="P19">Not allowed: Error</text:p>
          </table:table-cell>
        </table:table-row>
        <table:table-row table:style-name="Table9.1">
          <table:table-cell table:style-name="Table9.A3" table:number-rows-spanned="7" office:value-type="string">
            <text:p text:style-name="P16"><text:alphabetical-index-mark-start text:id="IMark67790884"/>.::<text:alphabetical-index-mark-end text:id="IMark67790884"/></text:p>
          </table: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TOS</text:p>
          </table:table-cell>
          <table:table-cell table:style-name="Table9.E2" office:value-type="string">
            <text:p text:style-name="P19">A public class method</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name</text:p>
          </table:table-cell>
          <table:table-cell table:style-name="Table9.A2" office:value-type="string">
            <text:p text:style-name="P15">TOS</text:p>
          </table:table-cell>
          <table:table-cell table:style-name="Table9.E2" office:value-type="string">
            <text:p text:style-name="P19">An public exclusive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Self</text:p>
          </table:table-cell>
          <table:table-cell table:style-name="Table9.E2" office:value-type="string">
            <text:p text:style-name="P19">A private class method</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name</text:p>
          </table:table-cell>
          <table:table-cell table:style-name="Table9.A2" office:value-type="string">
            <text:p text:style-name="P15">Self</text:p>
          </table:table-cell>
          <table:table-cell table:style-name="Table9.E2" office:value-type="string">
            <text:p text:style-name="P19">A private exclusive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other</text:p>
          </table:table-cell>
          <table:table-cell table:style-name="Table9.A2" office:value-type="string">
            <text:p text:style-name="P15">NOS</text:p>
          </table:table-cell>
          <table:table-cell table:style-name="Table9.E2" office:value-type="string">
            <text:p text:style-name="P19">A public class exclusive dyadic operator</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other</text:p>
          </table:table-cell>
          <table:table-cell table:style-name="Table9.A2" office:value-type="string">
            <text:p text:style-name="P15">NOS</text:p>
          </table:table-cell>
          <table:table-cell table:style-name="Table9.E2" office:value-type="string">
            <text:p text:style-name="P19">A public exclusive dyadic operator</text:p>
          </table:table-cell>
        </table:table-row>
        <table:table-row table:style-name="Table9.1">
          <table:covered-table-cell/>
          <table:table-cell table:style-name="Table9.A2" office:value-type="string">
            <text:p text:style-name="P15">N/A</text:p>
          </table:table-cell>
          <table:table-cell table:style-name="Table9.A2" office:value-type="string">
            <text:p text:style-name="P23">invalid</text:p>
          </table:table-cell>
          <table:table-cell table:style-name="Table9.A2" office:value-type="string">
            <text:p text:style-name="P15">N/A</text:p>
          </table:table-cell>
          <table:table-cell table:style-name="Table9.E2" office:value-type="string">
            <text:p text:style-name="P19">Not allowed: Error</text:p>
          </table:table-cell>
        </table:table-row>
        <table:table-row table:style-name="Table9.1">
          <table:table-cell table:style-name="Table9.A3" office:value-type="string">
            <text:p text:style-name="P14">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5">N/A</text:p>
          </table:table-cell>
          <table:table-cell table:style-name="Table9.A2" office:value-type="string">
            <text:p text:style-name="P23">other</text:p>
          </table:table-cell>
          <table:table-cell table:style-name="Table9.A2" office:value-type="string">
            <text:p text:style-name="P15">Context</text:p>
          </table:table-cell>
          <table:table-cell table:style-name="Table9.E2" office:value-type="string">
            <text:p text:style-name="P27">A context local method.</text:p>
          </table:table-cell>
        </table:table-row>
      </table:table>
      <text:p text:style-name="P3"/>
      <text:h text:style-name="Heading_20_2" text:outline-level="2">Routing Internals</text:h>
      <text:p text:style-name="P3">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03067760"/>do_map_name<text:alphabetical-index-mark-end text:id="IMark103067760"/><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3">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7128768"/>F10: <text:change-end text:change-id="ct227128768"/>?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Self</text:h>
      <text:p text:style-name="P3"/>
      <text:p text:style-name="P3">When ever code executes in the fOOrth language system, there is an object that “owns” that code. Even code run at the console interactively belongs to an object, if only for the brief lifespan of that code.</text:p>
      <text:p text:style-name="P3">In fOOrth, the “<text:alphabetical-index-mark-start text:id="IMark103067760"/>self<text:alphabetical-index-mark-end text:id="IMark103067760"/>”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3">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3">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3">For this shared method on the class MyClass, self is an instance of MyClass.</text:p>
      <text:h text:style-name="Heading_20_2" text:outline-level="2">Applying Self</text:h>
      <text:p text:style-name="P3">So far, the self value seems pretty academic. Let's see the ways this value affects fOOrth code:</text:p>
      <text:list xml:id="list939427197142620138" text:style-name="L18">
        <text:list-item>
          <text:p text:style-name="P8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0">For TOS routed methods, access to self is as simple as “self .method_name”. This was done in the MyClass example above. The self value is a free value that does not to be declared.</text:p>
        </text:list-item>
        <text:list-item>
          <text:p text:style-name="P80">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0">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3">There are times that we all wished we were someone else. In a fOOrth program there are instances where it would be advantageous to have self be something else. This is accomplished using the <text:alphabetical-index-mark-start text:id="IMark103067760"/>.with{<text:alphabetical-index-mark-end text:id="IMark103067760"/>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3">The receiver of the “.with{“ method becomes the “self” within the block it defines. The uses of these control structures include those listed above, but there are some additional points specific to this application:</text:p>
      <text:list xml:id="list4811827316602561997" text:style-name="L19">
        <text:list-item>
          <text:p text:style-name="P81">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1">A .where{ … } clause can be used to take a value and give easy access to that value within the executed block without having to create a local value.</text:p>
        </text:list-item>
        <text:list-item>
          <text:p text:style-name="P81">Access to the self value is generally faster than other forms of access. Thus this construct can yield performance enhancements.</text:p>
        </text:list-item>
      </text:list>
      <text:p text:style-name="P3"/>
      <text:h text:style-name="Heading_20_1" text:outline-level="1"><text:alphabetical-index-mark-start text:id="IMark103067760"/>Boolean<text:alphabetical-index-mark-end text:id="IMark103067760"/> Data</text:h>
      <text:p text:style-name="P3"/>
      <text:p text:style-name="P3">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3">This is fundamental to the operation of fOOrth and in this area, fOOrth pretty much follows Ruby's lead. Here is a complete overview of what constitutes true and false:</text:p>
      <text:p text:style-name="P3"/>
      <table:table table:name="Table117" table:style-name="Table117">
        <table:table-column table:style-name="Table117.A"/>
        <table:table-column table:style-name="Table117.B"/>
        <table:table-row>
          <table:table-cell table:style-name="Table117.A1" office:value-type="string">
            <text:p text:style-name="P15">False Values</text:p>
          </table:table-cell>
          <table:table-cell table:style-name="Table117.B1" office:value-type="string">
            <text:p text:style-name="P15">True Values</text:p>
          </table:table-cell>
        </table:table-row>
        <table:table-row>
          <table:table-cell table:style-name="Table117.A2" office:value-type="string">
            <text:p text:style-name="P15">false</text:p>
            <text:p text:style-name="P15">nil</text:p>
          </table:table-cell>
          <table:table-cell table:style-name="Table117.B2" office:value-type="string">
            <text:p text:style-name="P15">Everything else!</text:p>
          </table:table-cell>
        </table:table-row>
      </table:table>
      <text:p text:style-name="P3"/>
      <text:p text:style-name="P3">That's it. In particular, the number 0, and the empty string are true, and NOT false.</text:p>
      <text:h text:style-name="Heading_20_2" text:outline-level="2">Processing Boolean Data</text:h>
      <text:p text:style-name="P3">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3"/>
      <table:table table:name="Table118" table:style-name="Table118">
        <table:table-column table:style-name="Table118.A"/>
        <table:table-column table:style-name="Table118.B"/>
        <table:table-row>
          <table:table-cell table:style-name="Table118.A1" office:value-type="string">
            <text:p text:style-name="P15">False Processing</text:p>
          </table:table-cell>
          <table:table-cell table:style-name="Table118.B1" office:value-type="string">
            <text:p text:style-name="P15">True Processing</text:p>
          </table:table-cell>
        </table:table-row>
        <table:table-row>
          <table:table-cell table:style-name="Table118.A2" office:value-type="string">
            <text:p text:style-name="P15"><text:alphabetical-index-mark-start text:id="IMark104435420"/>FalseClass<text:alphabetical-index-mark-end text:id="IMark104435420"/></text:p>
            <text:p text:style-name="P15"><text:alphabetical-index-mark-start text:id="IMark104435420"/>NilClass<text:alphabetical-index-mark-end text:id="IMark104435420"/></text:p>
          </table:table-cell>
          <table:table-cell table:style-name="Table118.B2" office:value-type="string">
            <text:p text:style-name="P15"><text:alphabetical-index-mark-start text:id="IMark104435420"/>Object<text:alphabetical-index-mark-end text:id="IMark104435420"/></text:p>
          </table:table-cell>
        </table:table-row>
      </table:table>
      <text:p text:style-name="P8"/>
      <text:p text:style-name="P9">Note that while false processing occurs in FalseClass and NilClass, true processing occurs in Object and not <text:alphabetical-index-mark-start text:id="IMark103067760"/>TrueClass<text:alphabetical-index-mark-end text:id="IMark103067760"/>. In fact the only purpose for TrueClass is to be the class for the value true. It has no methods of its own. All of the work processing true values is in the Object class.</text:p>
      <text:h text:style-name="Heading_20_2" text:outline-level="2">Boolean Constants</text:h>
      <text:p text:style-name="P9">Boolean value constants are: true, false and nil. These values may be used in any context.</text:p>
      <text:h text:style-name="Heading_20_1" text:outline-level="1"><text:alphabetical-index-mark-start text:id="IMark103067760"/>Numeric<text:alphabetical-index-mark-end text:id="IMark103067760"/> Data</text:h>
      <text:p text:style-name="P3"/>
      <text:p text:style-name="P3">The fOOrth language system has an elaborate level of support for numeric data that bears close examination in its own right. The numeric class tree consists of these classes:</text:p>
      <text:p text:style-name="P3"/>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19">Numeric</text:p>
          </table:table-cell>
          <table:table-cell table:style-name="Table119.B2" office:value-type="string">
            <text:p text:style-name="P19">The abstract base class for all concrete numeric values.</text:p>
          </table:table-cell>
        </table:table-row>
        <table:table-row>
          <table:table-cell table:style-name="Table119.A3" office:value-type="string">
            <text:p text:style-name="P19"><text:s text:c="2"/>Complex</text:p>
          </table:table-cell>
          <table:table-cell table:style-name="Table119.B2" office:value-type="string">
            <text:p text:style-name="P19">Complex numbers in the form a+bi where “a” and “b” represent real numbers and “i” represents the square root of -1.</text:p>
          </table:table-cell>
        </table:table-row>
        <table:table-row>
          <table:table-cell table:style-name="Table119.A3" office:value-type="string">
            <text:p text:style-name="P19"><text:s text:c="2"/>Float</text:p>
          </table:table-cell>
          <table:table-cell table:style-name="Table119.B2" office:value-type="string">
            <text:p text:style-name="P19">The class of floating point numbers based on the IEEE standard.</text:p>
          </table:table-cell>
        </table:table-row>
        <table:table-row>
          <table:table-cell table:style-name="Table119.A2" office:value-type="string">
            <text:p text:style-name="P19"><text:s text:c="2"/>Integer</text:p>
          </table:table-cell>
          <table:table-cell table:style-name="Table119.B2" office:value-type="string">
            <text:p text:style-name="P19">An abstract class for whole numbers</text:p>
          </table:table-cell>
        </table:table-row>
        <table:table-row>
          <table:table-cell table:style-name="Table119.A2" office:value-type="string">
            <text:p text:style-name="P19"><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19">The class of really really big whole numbers</text:p>
          </table:table-cell>
        </table:table-row>
        <table:table-row>
          <table:table-cell table:style-name="Table119.A2" office:value-type="string">
            <text:p text:style-name="P19"><text:s text:c="4"/>Fixnum</text:p>
          </table:table-cell>
          <table:table-cell table:style-name="Table119.B2" office:value-type="string">
            <text:p text:style-name="P19">The class of whole number that fit into one memory word.</text:p>
          </table:table-cell>
        </table:table-row>
        <table:table-row>
          <table:table-cell table:style-name="Table119.A3" office:value-type="string">
            <text:p text:style-name="P19"><text:s text:c="2"/>Rational</text:p>
          </table:table-cell>
          <table:table-cell table:style-name="Table119.B2" office:value-type="string">
            <text:p text:style-name="P19">Rational number in the form a/b where “a” and “b” are whole number and “b” is not zero.</text:p>
          </table:table-cell>
        </table:table-row>
      </table:table>
      <text:p text:style-name="P3"/>
      <text:p text:style-name="P3">In this system most operations are defined at the level of numeric with a few exceptions:</text:p>
      <text:list xml:id="list3549564894734680877" text:style-name="L20">
        <text:list-item>
          <text:p text:style-name="P82">Integer defines a few “bit” oriented operations that are specific to whole numbers.</text:p>
        </text:list-item>
        <text:list-item>
          <text:p text:style-name="P82">Complex stubs out several methods that require values to be comparable as magnitudes. Complex numbers are no magnitudes so these operations are invalid. See the Complex class below for more details on the methods that are affected.</text:p>
        </text:list-item>
      </text:list>
      <text:p text:style-name="P3"/>
      <text:p text:style-name="P3"/>
      <text:p text:style-name="P3"/>
      <text:p text:style-name="P3"/>
      <text:h text:style-name="Heading_20_1" text:outline-level="1"><text:alphabetical-index-mark-start text:id="IMark103067760"/>Array<text:alphabetical-index-mark-end text:id="IMark103067760"/></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8052345564795578475" text:style-name="L21">
        <text:list-item>
          <text:p text:style-name="P83">The first two examples both create “empty” arrays with zero data elements. </text:p>
        </text:list-item>
        <text:list-item>
          <text:p text:style-name="P83">Array data do NOT need to be the same “type” of data. Mixing is allowed. </text:p>
        </text:list-item>
        <text:list-item>
          <text:p text:style-name="P83">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6207552080212339430" text:style-name="L22">
        <text:list-item>
          <text:p text:style-name="P84"><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04435420"/>.new<text:alphabetical-index-mark-end text:id="IMark104435420"/>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19">[]</text:p>
          </table:table-cell>
        </table:table-row>
        <table:table-row table:style-name="Table59.2">
          <table:table-cell table:style-name="Table59.A2" office:value-type="string">
            <text:p text:style-name="Snippet">[ ]</text:p>
          </table:table-cell>
          <table:table-cell table:style-name="Table59.B2" office:value-type="string">
            <text:p text:style-name="P19">[]</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04435420"/>.new{<text:alphabetical-index-mark-end text:id="IMark104435420"/>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9">[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04435420"/>x<text:alphabetical-index-mark-end text:id="IMark104435420"/>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04435420"/>}<text:alphabetical-index-mark-end text:id="IMark104435420"/>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04435420"/>.new_size<text:alphabetical-index-mark-end text:id="IMark104435420"/>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9">[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04435420"/>.new_value<text:alphabetical-index-mark-end text:id="IMark104435420"/>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9">[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04435420"/>.new_values<text:alphabetical-index-mark-end text:id="IMark104435420"/>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9">[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04435420"/>!<text:alphabetical-index-mark-end text:id="IMark104435420"/>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9">(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04435420"/>+<text:alphabetical-index-mark-end text:id="IMark104435420"/>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19">[1, 2, 3]</text:p>
          </table:table-cell>
        </table:table-row>
        <table:table-row table:style-name="Table67.1">
          <table:table-cell table:style-name="Table67.A2" office:value-type="string">
            <text:p text:style-name="Snippet">[ 1 2 ] [ 3 4 ] +</text:p>
          </table:table-cell>
          <table:table-cell table:style-name="Table67.B2" office:value-type="string">
            <text:p text:style-name="P19">[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9">[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04435420"/>.+left<text:alphabetical-index-mark-end text:id="IMark104435420"/>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9">[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04435420"/>.+mid<text:alphabetical-index-mark-end text:id="IMark104435420"/>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9">[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04435420"/>.+midlr<text:alphabetical-index-mark-end text:id="IMark104435420"/>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9">[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04435420"/>.+right<text:alphabetical-index-mark-end text:id="IMark104435420"/>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9">[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04435420"/>.-left<text:alphabetical-index-mark-end text:id="IMark104435420"/>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9">[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04435420"/>.-mid<text:alphabetical-index-mark-end text:id="IMark104435420"/>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9">[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04435420"/>.-midlr<text:alphabetical-index-mark-end text:id="IMark104435420"/>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9">[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04435420"/>.-right<text:alphabetical-index-mark-end text:id="IMark104435420"/>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9">[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04435420"/>.[]!<text:alphabetical-index-mark-end text:id="IMark104435420"/>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9">(“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04435420"/>.[]@<text:alphabetical-index-mark-end text:id="IMark104435420"/>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9">2</text:p>
          </table:table-cell>
        </table:table-row>
        <table:table-row table:style-name="Table77.1">
          <table:table-cell table:style-name="Table77.A2" office:value-type="string">
            <text:p text:style-name="Snippet">11 [ 1 2 3 4 ] .[]@</text:p>
          </table:table-cell>
          <table:table-cell table:style-name="Table77.B2" office:value-type="string">
            <text:p text:style-name="P19">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04435420"/>.left<text:alphabetical-index-mark-end text:id="IMark104435420"/>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9">[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04435420"/>.length<text:alphabetical-index-mark-end text:id="IMark104435420"/>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9">4</text:p>
          </table:table-cell>
        </table:table-row>
        <table:table-row table:style-name="Table79.1">
          <table:table-cell table:style-name="Table79.A2" office:value-type="string">
            <text:p text:style-name="Snippet">[ ] .length</text:p>
          </table:table-cell>
          <table:table-cell table:style-name="Table79.B2" office:value-type="string">
            <text:p text:style-name="P19">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04435420"/>.max<text:alphabetical-index-mark-end text:id="IMark104435420"/>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9">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9">“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9">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04435420"/>.mid<text:alphabetical-index-mark-end text:id="IMark104435420"/>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9">[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9">[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9">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04435420"/>.midlr<text:alphabetical-index-mark-end text:id="IMark104435420"/>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9">[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9">[]</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9">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04435420"/>.min<text:alphabetical-index-mark-end text:id="IMark104435420"/>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9">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9">“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9">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04435420"/>.pp<text:alphabetical-index-mark-end text:id="IMark104435420"/>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9">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04435420"/>.reverse<text:alphabetical-index-mark-end text:id="IMark104435420"/>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9">[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04435420"/>.right<text:alphabetical-index-mark-end text:id="IMark104435420"/>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9"/>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04435420"/>.shuffle<text:alphabetical-index-mark-end text:id="IMark104435420"/>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9">[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04435420"/>.sort<text:alphabetical-index-mark-end text:id="IMark104435420"/>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9">[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9">[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9">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9">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04435420"/>.strmax<text:alphabetical-index-mark-end text:id="IMark104435420"/>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9">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04435420"/>&lt;&lt;<text:alphabetical-index-mark-end text:id="IMark104435420"/>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9">[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9">[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04435420"/>@<text:alphabetical-index-mark-end text:id="IMark104435420"/>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19">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03067760"/>Class<text:alphabetical-index-mark-end text:id="IMark103067760"/></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3">The Class class is the class of all classes. That is to say, all classes are instances of the class Class. The Class class is unique in that it is an instance of itself!<text:note text:id="ftn51" text:note-class="footnote"><text:note-citation>51</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04435420"/>.is_class?<text:alphabetical-index-mark-end text:id="IMark104435420"/>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9">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04435420"/>.new<text:alphabetical-index-mark-end text:id="IMark104435420"/>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19">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04435420"/>.parent_class<text:alphabetical-index-mark-end text:id="IMark104435420"/>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9">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9">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04435420"/>.subclass:<text:alphabetical-index-mark-end text:id="IMark104435420"/>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9">(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9">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04435420"/>.to_s<text:alphabetical-index-mark-end text:id="IMark104435420"/>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19">“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9">“MyClass”</text:p>
          </table:table-cell>
        </table:table-row>
      </table:table>
      <text:p text:style-name="Text_20_body"/>
      <text:h text:style-name="Heading_20_2" text:outline-level="2"><text:alphabetical-index-mark-start text:id="IMark103067760"/>Commands<text:alphabetical-index-mark-end text:id="IMark103067760"/></text:h>
      <text:p text:style-name="Text_20_body">The following are also methods, however, they are designed primarily for interacting directly with the operator in the form of commands. Commands are distinguished by the leading “)” in their name<text:note text:id="ftn52" text:note-class="footnote"><text:note-citation>52</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04435420"/>)methods<text:alphabetical-index-mark-end text:id="IMark104435420"/>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9">(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04435420"/>)stubs<text:alphabetical-index-mark-end text:id="IMark104435420"/> []</text:h>
            <text:p text:style-name="Text_20_body">Routing: TOS</text:p>
            <text:p text:style-name="P3">List the stub methods defined for this class. Stubs are place holder methods that serve one of two purposes:</text:p>
            <text:list xml:id="list6865290427212670982" text:style-name="L23">
              <text:list-item>
                <text:p text:style-name="P85">They are abstract methods in a base class that exist so that a sub-class may replace the stub with an actual method. The stub ensures that the compiler uses the correct routing when using the method.</text:p>
              </text:list-item>
              <text:list-item>
                <text:p text:style-name="P85">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9">(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03067760"/>Complex<text:alphabetical-index-mark-end text:id="IMark103067760"/></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53" text:note-class="footnote"><text:note-citation>53</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4" text:note-class="footnote"><text:note-citation>54</text:note-citation><text:note-body><text:p text:style-name="Footnote">No spaces are permitted within the literal.</text:p></text:note-body></text:note></text:p>
          </table:table-cell>
          <table:table-cell table:style-name="Table5.B1" office:value-type="string">
            <text:p text:style-name="P16">Value<text:note text:id="ftn55" text:note-class="footnote"><text:note-citation>5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6">7i</text:p>
          </table:table-cell>
          <table:table-cell table:style-name="Table5.B2" office:value-type="string">
            <text:p text:style-name="P15">0+7i</text:p>
          </table:table-cell>
        </table:table-row>
        <table:table-row>
          <table:table-cell table:style-name="Table5.A2" office:value-type="string">
            <text:p text:style-name="P26">-7i</text:p>
          </table:table-cell>
          <table:table-cell table:style-name="Table5.B2" office:value-type="string">
            <text:p text:style-name="P15">0-7i</text:p>
          </table:table-cell>
        </table:table-row>
        <table:table-row>
          <table:table-cell table:style-name="Table5.A2" office:value-type="string">
            <text:p text:style-name="P26">3.7i</text:p>
          </table:table-cell>
          <table:table-cell table:style-name="Table5.B2" office:value-type="string">
            <text:p text:style-name="P15">0+3.7i</text:p>
          </table:table-cell>
        </table:table-row>
        <table:table-row>
          <table:table-cell table:style-name="Table5.A2" office:value-type="string">
            <text:p text:style-name="P26">1/2i</text:p>
          </table:table-cell>
          <table:table-cell table:style-name="Table5.B2" office:value-type="string">
            <text:p text:style-name="P15">0+1/2i</text:p>
          </table:table-cell>
        </table:table-row>
        <table:table-row>
          <table:table-cell table:style-name="Table5.A2" office:value-type="string">
            <text:p text:style-name="P26">-3-7i</text:p>
          </table:table-cell>
          <table:table-cell table:style-name="Table5.B2" office:value-type="string">
            <text:p text:style-name="P15">-3-7i</text:p>
          </table:table-cell>
        </table:table-row>
        <table:table-row>
          <table:table-cell table:style-name="Table5.A2" office:value-type="string">
            <text:p text:style-name="P26">3+7i</text:p>
          </table:table-cell>
          <table:table-cell table:style-name="Table5.B2" office:value-type="string">
            <text:p text:style-name="P15">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04435612"/>.cbrt<text:alphabetical-index-mark-end text:id="IMark104435612"/>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19">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03067712"/>.e**<text:alphabetical-index-mark-end text:id="IMark103067712"/>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19">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04435612"/>.split<text:alphabetical-index-mark-end text:id="IMark10443561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19">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03067712"/>.sqrt<text:alphabetical-index-mark-end text:id="IMark103067712"/>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19">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03068048"/>FalseClass<text:alphabetical-index-mark-end text:id="IMark103068048"/></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03067712"/>&amp;&amp;<text:alphabetical-index-mark-end text:id="IMark103067712"/> [false]</text:h>
            <text:p text:style-name="P3"><text:span text:style-name="T1">Routing:</text:span> NOS.</text:p>
            <text:p text:style-name="P3">Logical AND for the case where the first operand is false. Always false.</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19">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19">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19">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19">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03067712"/>^^<text:alphabetical-index-mark-end text:id="IMark103067712"/> [true or false]</text:h>
            <text:p text:style-name="P3"><text:span text:style-name="T1">Routing:</text:span> NOS.</text:p>
            <text:p text:style-name="P3">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19">false</text:p>
          </table:table-cell>
        </table:table-row>
        <table:table-row table:style-name="Table24.2">
          <table:table-cell table:style-name="Table24.A2" office:value-type="string">
            <text:p text:style-name="Snippet">false true ^^</text:p>
          </table:table-cell>
          <table:table-cell table:style-name="Table24.B2" office:value-type="string">
            <text:p text:style-name="P19">true</text:p>
          </table:table-cell>
        </table:table-row>
        <table:table-row table:style-name="Table24.2">
          <table:table-cell table:style-name="Table24.A2" office:value-type="string">
            <text:p text:style-name="Snippet">true false ^^</text:p>
          </table:table-cell>
          <table:table-cell table:style-name="Table24.B2" office:value-type="string">
            <text:p text:style-name="P19">true</text:p>
          </table:table-cell>
        </table:table-row>
        <table:table-row table:style-name="Table24.2">
          <table:table-cell table:style-name="Table24.A2" office:value-type="string">
            <text:p text:style-name="Snippet">true true ^^</text:p>
          </table:table-cell>
          <table:table-cell table:style-name="Table24.B2" office:value-type="string">
            <text:p text:style-name="P19">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03067712"/>||<text:alphabetical-index-mark-end text:id="IMark103067712"/> [true or false]</text:h>
            <text:p text:style-name="P3"><text:span text:style-name="T1">Routing:</text:span> NOS.</text:p>
            <text:p text:style-name="P3">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19">false</text:p>
          </table:table-cell>
        </table:table-row>
        <table:table-row table:style-name="Table25.2">
          <table:table-cell table:style-name="Table25.A2" office:value-type="string">
            <text:p text:style-name="Snippet">false true ||</text:p>
          </table:table-cell>
          <table:table-cell table:style-name="Table25.B2" office:value-type="string">
            <text:p text:style-name="P19">true</text:p>
          </table:table-cell>
        </table:table-row>
        <table:table-row table:style-name="Table25.2">
          <table:table-cell table:style-name="Table25.A2" office:value-type="string">
            <text:p text:style-name="Snippet">true false ||</text:p>
          </table:table-cell>
          <table:table-cell table:style-name="Table25.B2" office:value-type="string">
            <text:p text:style-name="P19">true</text:p>
          </table:table-cell>
        </table:table-row>
        <table:table-row table:style-name="Table25.2">
          <table:table-cell table:style-name="Table25.A2" office:value-type="string">
            <text:p text:style-name="Snippet">true true ||</text:p>
          </table:table-cell>
          <table:table-cell table:style-name="Table25.B2" office:value-type="string">
            <text:p text:style-name="P19">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03068048"/>Float<text:alphabetical-index-mark-end text:id="IMark103068048"/></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56" text:note-class="footnote"><text:note-citation>56</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57" text:note-class="footnote"><text:note-citation>57</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58" text:note-class="footnote"><text:note-citation>58</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6">7.0</text:p>
          </table:table-cell>
          <table:table-cell table:style-name="Table8.B2" office:value-type="string">
            <text:p text:style-name="P15">7.0</text:p>
          </table:table-cell>
        </table:table-row>
        <table:table-row>
          <table:table-cell table:style-name="Table8.A2" office:value-type="string">
            <text:p text:style-name="P26">7.0E3</text:p>
          </table:table-cell>
          <table:table-cell table:style-name="Table8.B2" office:value-type="string">
            <text:p text:style-name="P15">7000.0</text:p>
          </table:table-cell>
        </table:table-row>
        <table:table-row>
          <table:table-cell table:style-name="Table8.A2" office:value-type="string">
            <text:p text:style-name="P26">7.0E-3</text:p>
          </table:table-cell>
          <table:table-cell table:style-name="Table8.B2" office:value-type="string">
            <text:p text:style-name="P15">0.007</text:p>
          </table:table-cell>
        </table:table-row>
        <table:table-row>
          <table:table-cell table:style-name="Table8.A2" office:value-type="string">
            <text:p text:style-name="P26">-7.0</text:p>
          </table:table-cell>
          <table:table-cell table:style-name="Table8.B2" office:value-type="string">
            <text:p text:style-name="P15">-7.0</text:p>
          </table:table-cell>
        </table:table-row>
        <table:table-row>
          <table:table-cell table:style-name="Table8.A2" office:value-type="string">
            <text:p text:style-name="P26">-7.0E3</text:p>
          </table:table-cell>
          <table:table-cell table:style-name="Table8.B2" office:value-type="string">
            <text:p text:style-name="P15">-7000.0</text:p>
          </table:table-cell>
        </table:table-row>
        <table:table-row>
          <table:table-cell table:style-name="Table8.A2" office:value-type="string">
            <text:p text:style-name="P26">-7.0E-3</text:p>
          </table:table-cell>
          <table:table-cell table:style-name="Table8.B2" office:value-type="string">
            <text:p text:style-name="P15">-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03068336"/>Hash<text:alphabetical-index-mark-end text:id="IMark103068336"/></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3">Hash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3">Hash literals are supported by the virtual machine method “<text:alphabetical-index-mark-start text:id="IMark103068336"/><text:span text:style-name="T7">{</text:span><text:alphabetical-index-mark-end text:id="IMark103068336"/>” and the locally defined methods “<text:alphabetical-index-mark-start text:id="IMark103068288"/><text:span text:style-name="T7">-&gt;</text:span><text:alphabetical-index-mark-end text:id="IMark103068288"/>” and “<text:alphabetical-index-mark-start text:id="IMark103068240"/><text:span text:style-name="T7">}</text:span><text:alphabetical-index-mark-end text:id="IMark103068240"/>”. The general usage is:</text:p>
      <text:p text:style-name="Code"/>
      <text:p text:style-name="Code">{ (key/value generating code goes here) }</text:p>
      <text:p text:style-name="Code"/>
      <text:p text:style-name="P3">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3">Some points of interest:</text:p>
      <text:list xml:id="list35270110" text:continue-list="list8052345564795578475" text:style-name="L21">
        <text:list-item>
          <text:p text:style-name="P83">The first example creates an “empty” hash with zero data elements. </text:p>
        </text:list-item>
        <text:list-item>
          <text:p text:style-name="P83">Hash key and data do NOT need to be the same “type” of data. Mixing is allowed. </text:p>
        </text:list-item>
        <text:list-item>
          <text:p text:style-name="P83">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03067952"/>.[]!<text:alphabetical-index-mark-end text:id="IMark103067952"/> []</text:h>
            <text:p text:style-name="Text_20_body">Routing: TOS</text:p>
            <text:p text:style-name="P3">Store the specified value at the index of the hash.</text:p>
            <text:p text:style-name="P3">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19">(“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03067952"/>.[]@<text:alphabetical-index-mark-end text:id="IMark103067952"/> [value]</text:h>
            <text:p text:style-name="Text_20_body">Routing: TOS</text:p>
            <text:p text:style-name="P3">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19">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19">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03067952"/>.keys<text:alphabetical-index-mark-end text:id="IMark103067952"/> [an_array]</text:h>
            <text:p text:style-name="Text_20_body">Routing: TOS</text:p>
            <text:p text:style-name="P3">This method gathers up the keys in a hash and places them in an array.</text:p>
            <text:p text:style-name="P3">Note: This method <text:span text:style-name="T14">does</text:span> not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19">[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03067952"/>.pp<text:alphabetical-index-mark-end text:id="IMark103067952"/> []</text:h>
            <text:p text:style-name="Text_20_body">Routing: TOS</text:p>
            <text:p text:style-name="P3">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19">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03067952"/>.strmax2<text:alphabetical-index-mark-end text:id="IMark103067952"/> [width]</text:h>
            <text:p text:style-name="Text_20_body">Routing: TOS</text:p>
            <text:p text:style-name="P3">Given an hash, this method determines the width of the largest string representation of the keys and of the values. This method is a helper method for the .pp pretty print method.</text:p>
            <text:p text:style-name="P3">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19">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03067952"/>.values<text:alphabetical-index-mark-end text:id="IMark103067952"/> [an_array]</text:h>
            <text:p text:style-name="Text_20_body">Routing: TOS</text:p>
            <text:p text:style-name="P3">This method gathers up the values in a hash and places them in an array.</text:p>
            <text:p text:style-name="P3">Note: This method <text:span text:style-name="T14">does</text:span> not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19">[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03068288"/>InStream<text:alphabetical-index-mark-end text:id="IMark103068288"/></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3">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03067952"/>.get_all<text:alphabetical-index-mark-end text:id="IMark103067952"/> [[“line 1”, … “line N”]]</text:h>
            <text:p text:style-name="Text_20_body">Routing: TOS</text:p>
            <text:p text:style-name="P3">This method opens the file of the given name for reading, reads the entire file into an array of lines of text in that array, then closes the file.</text:p>
            <text:p text:style-name="P3">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56">"test.txt" InStream .get_all</text:p>
          </table:table-cell>
          <table:table-cell table:style-name="Table109.B2" office:value-type="string">
            <text:p text:style-name="P19">[“Line 1”, “Line 2”, “Line 3”]</text:p>
          </table:table-cell>
        </table:table-row>
        <table:table-row table:style-name="Table109.1">
          <table:table-cell table:style-name="Table109.A2" office:value-type="string">
            <text:p text:style-name="P56">"bad.txt" InStream .get_all</text:p>
          </table:table-cell>
          <table:table-cell table:style-name="Table109.B2" office:value-type="string">
            <text:p text:style-name="P19">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03067952"/>.open<text:alphabetical-index-mark-end text:id="IMark103067952"/> [an_instream]</text:h>
            <text:p text:style-name="Text_20_body">Routing: TOS</text:p>
            <text:p text:style-name="P3">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3">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56">"test.txt" InStream .open val: rf</text:p>
          </table:table-cell>
          <table:table-cell table:style-name="Table110.B2" office:value-type="string">
            <text:p text:style-name="P19">(Creates a local value rf with an InStream instance.)</text:p>
          </table:table-cell>
        </table:table-row>
        <table:table-row table:style-name="Table110.1">
          <table:table-cell table:style-name="Table110.A2" office:value-type="string">
            <text:p text:style-name="P56">"bad.txt" InStream .open</text:p>
          </table:table-cell>
          <table:table-cell table:style-name="Table110.B2" office:value-type="string">
            <text:p text:style-name="P19">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03067952"/>.open{<text:alphabetical-index-mark-end text:id="IMark103067952"/> … } [unspecified]</text:h>
            <text:p text:style-name="Text_20_body">Routing: VM</text:p>
            <text:p text:style-name="P3">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3">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57"><text:span text:style-name="T13">"test.txt"</text:span> InStream .open{ ~gets }</text:p>
          </table:table-cell>
          <table:table-cell table:style-name="Table111.B2" office:value-type="string">
            <text:p text:style-name="P19">“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03067952"/>.close<text:alphabetical-index-mark-end text:id="IMark103067952"/> []</text:h>
            <text:p text:style-name="Text_20_body">Routing: TOS</text:p>
            <text:p text:style-name="P3">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19">(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03067952"/>.getc<text:alphabetical-index-mark-end text:id="IMark103067952"/> [a_character]</text:h>
            <text:p text:style-name="Text_20_body">Routing: TOS</text:p>
            <text:p text:style-name="P3">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19">“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03067952"/>.gets<text:alphabetical-index-mark-end text:id="IMark103067952"/> [a_string]</text:h>
            <text:p text:style-name="Text_20_body">Routing: TOS</text:p>
            <text:p text:style-name="P3">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19">“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03067952"/>~getc<text:alphabetical-index-mark-end text:id="IMark103067952"/> [a_character]</text:h>
            <text:p text:style-name="Text_20_body">Routing: Self</text:p>
            <text:p text:style-name="P3">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57"><text:span text:style-name="T13">"test.txt"</text:span> InStream .open{ ~getc }</text:p>
          </table:table-cell>
          <table:table-cell table:style-name="Table115.B2" office:value-type="string">
            <text:p text:style-name="P19">“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03067952"/>~gets<text:alphabetical-index-mark-end text:id="IMark103067952"/> [a_string]</text:h>
            <text:p text:style-name="Text_20_body">Routing: Self</text:p>
            <text:p text:style-name="P3">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57"><text:span text:style-name="T13">"test.txt"</text:span> InStream .open{ ~gets }</text:p>
          </table:table-cell>
          <table:table-cell table:style-name="Table116.B2" office:value-type="string">
            <text:p text:style-name="P19">“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03068288"/>Integer<text:alphabetical-index-mark-end text:id="IMark103068288"/></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59" text:note-class="footnote"><text:note-citation>59</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0" text:note-class="footnote"><text:note-citation>60</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1" text:note-class="footnote"><text:note-citation>61</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6">7</text:p>
          </table:table-cell>
          <table:table-cell table:style-name="Table7.B2" office:value-type="string">
            <text:p text:style-name="P15">7</text:p>
          </table:table-cell>
        </table:table-row>
        <table:table-row>
          <table:table-cell table:style-name="Table7.A2" office:value-type="string">
            <text:p text:style-name="P26">-7</text:p>
          </table:table-cell>
          <table:table-cell table:style-name="Table7.B2" office:value-type="string">
            <text:p text:style-name="P15">-7</text:p>
          </table:table-cell>
        </table:table-row>
        <table:table-row>
          <table:table-cell table:style-name="Table7.A2" office:value-type="string">
            <text:p text:style-name="P26">445556678789933</text:p>
          </table:table-cell>
          <table:table-cell table:style-name="Table7.B2" office:value-type="string">
            <text:p text:style-name="P15">445556678789933</text:p>
          </table:table-cell>
        </table:table-row>
        <table:table-row>
          <table:table-cell table:style-name="Table7.A2" office:value-type="string">
            <text:p text:style-name="P26">0xff</text:p>
          </table:table-cell>
          <table:table-cell table:style-name="Table7.B2" office:value-type="string">
            <text:p text:style-name="P15">255</text:p>
          </table:table-cell>
        </table:table-row>
        <table:table-row>
          <table:table-cell table:style-name="Table7.A2" office:value-type="string">
            <text:p text:style-name="P26">0xffffffffff</text:p>
          </table:table-cell>
          <table:table-cell table:style-name="Table7.B2" office:value-type="string">
            <text:p text:style-name="P15">1099511627775</text:p>
          </table:table-cell>
        </table:table-row>
        <table:table-row>
          <table:table-cell table:style-name="Table7.A2" office:value-type="string">
            <text:p text:style-name="P26">0xDeadBeef</text:p>
          </table:table-cell>
          <table:table-cell table:style-name="Table7.B2" office:value-type="string">
            <text:p text:style-name="P15">3735928559</text:p>
          </table:table-cell>
        </table:table-row>
      </table:table>
      <text:p text:style-name="Text_20_body"/>
      <text:h text:style-name="Heading_20_2" text:outline-level="2">Instance Methods</text:h>
      <text:p text:style-name="Text_20_body"/>
      <text:p text:style-name="Text_20_body"><text:change text:change-id="ct227128872"/></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27128976"/>[an_integer] <text:alphabetical-index-mark-start text:id="IMark103068240"/>.even?<text:alphabetical-index-mark-end text:id="IMark103068240"/> [a_boolean]</text:h>
            <text:p text:style-name="Text_20_body">Routing: TOS</text:p>
            <text:p text:style-name="P3">This method returns true if the integer is even and false if it is odd.<text:change-end text:change-id="ct227128976"/></text:p>
          </table:table-cell>
          <table:covered-table-cell/>
        </table:table-row>
        <table:table-row table:style-name="Table120.1">
          <table:table-cell table:style-name="Table120.A2" office:value-type="string">
            <text:p text:style-name="P17"><text:change-start text:change-id="ct227129080"/>Code<text:change-end text:change-id="ct227129080"/></text:p>
          </table:table-cell>
          <table:table-cell table:style-name="Table120.B2" office:value-type="string">
            <text:p text:style-name="P17"><text:change-start text:change-id="ct227129184"/>Result<text:change-end text:change-id="ct227129184"/></text:p>
          </table:table-cell>
        </table:table-row>
        <table:table-row table:style-name="Table120.1">
          <table:table-cell table:style-name="Table120.A2" office:value-type="string">
            <text:p text:style-name="Snippet"><text:change-start text:change-id="ct227129288"/>2 .even?<text:change-end text:change-id="ct227129288"/></text:p>
          </table:table-cell>
          <table:table-cell table:style-name="Table120.B2" office:value-type="string">
            <text:p text:style-name="P19"><text:change-start text:change-id="ct227129392"/>true<text:change-end text:change-id="ct227129392"/></text:p>
          </table:table-cell>
        </table:table-row>
        <table:table-row table:style-name="Table120.1">
          <table:table-cell table:style-name="Table120.A2" office:value-type="string">
            <text:p text:style-name="Snippet"><text:change-start text:change-id="ct227129496"/>3 .even?<text:change-end text:change-id="ct227129496"/></text:p>
          </table:table-cell>
          <table:table-cell table:style-name="Table120.B2" office:value-type="string">
            <text:p text:style-name="P19"><text:change-start text:change-id="ct227129600"/>false<text:change-end text:change-id="ct227129600"/></text:p>
          </table:table-cell>
        </table:table-row>
      </table:table>
      <text:p text:style-name="Text_20_body"><text:change text:change-id="ct227129704"/><text:change-start text:change-id="ct22712980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03068240"/>.gcd<text:alphabetical-index-mark-end text:id="IMark103068240"/> [an_integer]</text:h>
            <text:p text:style-name="Text_20_body">Routing: TOS</text:p>
            <text:p text:style-name="P3">This method computes the greatest common divisor of the two integers.</text:p>
          </table:table-cell>
          <table:covered-table-cell/>
        </table:table-row>
        <table:table-row table:style-name="Table121.1">
          <table:table-cell table:style-name="Table121.A2" office:value-type="string">
            <text:p text:style-name="P17">Code</text:p>
          </table:table-cell>
          <table:table-cell table:style-name="Table121.B2" office:value-type="string">
            <text:p text:style-name="P17">Result</text:p>
          </table:table-cell>
        </table:table-row>
        <table:table-row table:style-name="Table121.1">
          <table:table-cell table:style-name="Table121.A2" office:value-type="string">
            <text:p text:style-name="Snippet">50 6 .gcd</text:p>
          </table:table-cell>
          <table:table-cell table:style-name="Table121.B2" office:value-type="string">
            <text:p text:style-name="P19">2</text:p>
          </table:table-cell>
        </table:table-row>
        <table:table-row table:style-name="Table121.1">
          <table:table-cell table:style-name="Table121.A2" office:value-type="string">
            <text:p text:style-name="Snippet">2345 2890 .gcd</text:p>
          </table:table-cell>
          <table:table-cell table:style-name="Table121.B2" office:value-type="string">
            <text:p text:style-name="P19">5</text:p>
          </table:table-cell>
        </table:table-row>
      </table:table>
      <text:p text:style-name="Text_20_body"><text:change-end text:change-id="ct227129808"/><text:change text:change-id="ct227129912"/><text:change-start text:change-id="ct22713001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03068240"/>.lcm<text:alphabetical-index-mark-end text:id="IMark103068240"/> [an_integer]</text:h>
            <text:p text:style-name="Text_20_body">Routing: TOS</text:p>
            <text:p text:style-name="P3">This method computes the lowest common denominator of the two integers.</text:p>
          </table:table-cell>
          <table:covered-table-cell/>
        </table:table-row>
        <table:table-row table:style-name="Table122.1">
          <table:table-cell table:style-name="Table122.A2" office:value-type="string">
            <text:p text:style-name="P17">Code</text:p>
          </table:table-cell>
          <table:table-cell table:style-name="Table122.B2" office:value-type="string">
            <text:p text:style-name="P17">Result</text:p>
          </table:table-cell>
        </table:table-row>
        <table:table-row table:style-name="Table122.1">
          <table:table-cell table:style-name="Table122.A2" office:value-type="string">
            <text:p text:style-name="Snippet">50 6 .lcm</text:p>
          </table:table-cell>
          <table:table-cell table:style-name="Table122.B2" office:value-type="string">
            <text:p text:style-name="P19">150</text:p>
          </table:table-cell>
        </table:table-row>
        <table:table-row table:style-name="Table122.1">
          <table:table-cell table:style-name="Table122.A2" office:value-type="string">
            <text:p text:style-name="Snippet">9 15 .lcm</text:p>
          </table:table-cell>
          <table:table-cell table:style-name="Table122.B2" office:value-type="string">
            <text:p text:style-name="P19">45</text:p>
          </table:table-cell>
        </table:table-row>
        <table:table-row table:style-name="Table122.1">
          <table:table-cell table:style-name="Table122.A2" office:value-type="string">
            <text:p text:style-name="Snippet">-5 12 .lcm</text:p>
          </table:table-cell>
          <table:table-cell table:style-name="Table122.B2" office:value-type="string">
            <text:p text:style-name="P19">60</text:p>
          </table:table-cell>
        </table:table-row>
      </table:table>
      <text:p text:style-name="Text_20_body"><text:change-end text:change-id="ct227130016"/><text:change text:change-id="ct227130224"/><text:change text:change-id="ct227130120"/><text:change-start text:change-id="ct227130328"/></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03068240"/>.odd?<text:alphabetical-index-mark-end text:id="IMark103068240"/> [a_boolean]</text:h>
            <text:p text:style-name="Text_20_body">Routing: TOS</text:p>
            <text:p text:style-name="P3">This method returns true if the integer is odd and false if it is even.</text:p>
          </table:table-cell>
          <table:covered-table-cell/>
        </table:table-row>
        <table:table-row table:style-name="Table123.1">
          <table:table-cell table:style-name="Table123.A2" office:value-type="string">
            <text:p text:style-name="P17">Code</text:p>
          </table:table-cell>
          <table:table-cell table:style-name="Table123.B2" office:value-type="string">
            <text:p text:style-name="P17">Result</text:p>
          </table:table-cell>
        </table:table-row>
        <table:table-row table:style-name="Table123.1">
          <table:table-cell table:style-name="Table123.A2" office:value-type="string">
            <text:p text:style-name="Snippet">2 .odd?</text:p>
          </table:table-cell>
          <table:table-cell table:style-name="Table123.B2" office:value-type="string">
            <text:p text:style-name="P19">false</text:p>
          </table:table-cell>
        </table:table-row>
        <table:table-row table:style-name="Table123.1">
          <table:table-cell table:style-name="Table123.A2" office:value-type="string">
            <text:p text:style-name="Snippet">3 .odd?</text:p>
          </table:table-cell>
          <table:table-cell table:style-name="Table123.B2" office:value-type="string">
            <text:p text:style-name="P19">true</text:p>
          </table:table-cell>
        </table:table-row>
      </table:table>
      <text:p text:style-name="Standard"><text:change-end text:change-id="ct227130328"/></text:p>
      <text:p text:style-name="Text_20_body"><text:change text:change-id="ct227130432"/><text:change-start text:change-id="ct227130536"/></text:p>
      <text:p text:style-name="Text_20_body"><text:change-end text:change-id="ct227130536"/><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27130640"/>[an_integer] <text:alphabetical-index-mark-start text:id="IMark103068240"/>2*<text:alphabetical-index-mark-end text:id="IMark103068240"/> [an_integer]</text:h>
            <text:p text:style-name="Text_20_body">Routing: TOS</text:p>
            <text:p text:style-name="P3"><text:change-end text:change-id="ct227130640"/><text:change-start text:change-id="ct227130744"/>Double the value of the integer.<text:change-end text:change-id="ct227130744"/></text:p>
          </table:table-cell>
          <table:covered-table-cell/>
        </table:table-row>
        <table:table-row table:style-name="Table124.1">
          <table:table-cell table:style-name="Table124.A2" office:value-type="string">
            <text:p text:style-name="P17"><text:change-start text:change-id="ct227130848"/>Code<text:change-end text:change-id="ct227130848"/></text:p>
          </table:table-cell>
          <table:table-cell table:style-name="Table124.B2" office:value-type="string">
            <text:p text:style-name="P17"><text:change-start text:change-id="ct227130952"/>Result<text:change-end text:change-id="ct227130952"/></text:p>
          </table:table-cell>
        </table:table-row>
        <table:table-row table:style-name="Table124.1">
          <table:table-cell table:style-name="Table124.A2" office:value-type="string">
            <text:p text:style-name="Snippet"><text:change-start text:change-id="ct227131056"/>13 2*<text:change-end text:change-id="ct227131056"/></text:p>
          </table:table-cell>
          <table:table-cell table:style-name="Table124.B2" office:value-type="string">
            <text:p text:style-name="P19"><text:change-start text:change-id="ct227131160"/>26<text:change-end text:change-id="ct227131160"/></text:p>
          </table:table-cell>
        </table:table-row>
      </table:table>
      <text:p text:style-name="Standard"/>
      <text:p text:style-name="Text_20_body"><text:change text:change-id="ct227131264"/><text:change-start text:change-id="ct228523792"/></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03068240"/>2/<text:alphabetical-index-mark-end text:id="IMark103068240"/> [an_integer]</text:h>
            <text:p text:style-name="Text_20_body">Routing: TOS</text:p>
            <text:p text:style-name="P3">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7">Code</text:p>
          </table:table-cell>
          <table:table-cell table:style-name="Table125.B2" office:value-type="string">
            <text:p text:style-name="P17">Result</text:p>
          </table:table-cell>
        </table:table-row>
        <table:table-row table:style-name="Table125.1">
          <table:table-cell table:style-name="Table125.A2" office:value-type="string">
            <text:p text:style-name="Snippet">7 2/</text:p>
          </table:table-cell>
          <table:table-cell table:style-name="Table125.B2" office:value-type="string">
            <text:p text:style-name="P19">3</text:p>
          </table:table-cell>
        </table:table-row>
        <table:table-row table:style-name="Table125.1">
          <table:table-cell table:style-name="Table125.A2" office:value-type="string">
            <text:p text:style-name="Snippet">-7 2/</text:p>
          </table:table-cell>
          <table:table-cell table:style-name="Table125.B2" office:value-type="string">
            <text:p text:style-name="P19">-4</text:p>
          </table:table-cell>
        </table:table-row>
      </table:table>
      <text:p text:style-name="Standard"><text:change-end text:change-id="ct228523792"/><text:change text:change-id="ct228523896"/><text:change-start text:change-id="ct22852400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03068240"/>&lt;&lt;<text:alphabetical-index-mark-end text:id="IMark103068240"/> [an_integer]</text:h>
            <text:p text:style-name="Text_20_body">Routing: NOS</text:p>
            <text:p text:style-name="P3">Shift the integer value left by the number of positions indicated. A shift count of zero takes no action. A negative shift count shifts right by the number of positions indicated.</text:p>
            <text:p text:style-name="P3">Note: When shifting right, rounding toward negative infinity is used.</text:p>
          </table:table-cell>
          <table:covered-table-cell/>
        </table:table-row>
        <table:table-row table:style-name="Table126.1">
          <table:table-cell table:style-name="Table126.A2" office:value-type="string">
            <text:p text:style-name="P17">Code</text:p>
          </table:table-cell>
          <table:table-cell table:style-name="Table126.B2" office:value-type="string">
            <text:p text:style-name="P17">Result</text:p>
          </table:table-cell>
        </table:table-row>
        <table:table-row table:style-name="Table126.1">
          <table:table-cell table:style-name="Table126.A2" office:value-type="string">
            <text:p text:style-name="Snippet">4 14 &lt;&lt;</text:p>
          </table:table-cell>
          <table:table-cell table:style-name="Table126.B2" office:value-type="string">
            <text:p text:style-name="P19">65536</text:p>
          </table:table-cell>
        </table:table-row>
        <table:table-row table:style-name="Table126.1">
          <table:table-cell table:style-name="Table126.A2" office:value-type="string">
            <text:p text:style-name="Snippet">4 0 &lt;&lt;</text:p>
          </table:table-cell>
          <table:table-cell table:style-name="Table126.B2" office:value-type="string">
            <text:p text:style-name="P19">4</text:p>
          </table:table-cell>
        </table:table-row>
        <table:table-row table:style-name="Table126.1">
          <table:table-cell table:style-name="Table126.A2" office:value-type="string">
            <text:p text:style-name="Snippet">4 -1 &lt;&lt;</text:p>
          </table:table-cell>
          <table:table-cell table:style-name="Table126.B2" office:value-type="string">
            <text:p text:style-name="P19">2</text:p>
          </table:table-cell>
        </table:table-row>
        <table:table-row table:style-name="Table126.1">
          <table:table-cell table:style-name="Table126.A2" office:value-type="string">
            <text:p text:style-name="Snippet">-10 3 &lt;&lt;</text:p>
          </table:table-cell>
          <table:table-cell table:style-name="Table126.B2" office:value-type="string">
            <text:p text:style-name="P19">-80</text:p>
          </table:table-cell>
        </table:table-row>
        <table:table-row table:style-name="Table126.1">
          <table:table-cell table:style-name="Table126.A2" office:value-type="string">
            <text:p text:style-name="Snippet">-10 5 &lt;&lt;</text:p>
          </table:table-cell>
          <table:table-cell table:style-name="Table126.B2" office:value-type="string">
            <text:p text:style-name="P19">-320</text:p>
          </table:table-cell>
        </table:table-row>
        <table:table-row table:style-name="Table126.1">
          <table:table-cell table:style-name="Table126.A2" office:value-type="string">
            <text:p text:style-name="Snippet">-10 -3 &lt;&lt; </text:p>
          </table:table-cell>
          <table:table-cell table:style-name="Table126.B2" office:value-type="string">
            <text:p text:style-name="P19">-2</text:p>
          </table:table-cell>
        </table:table-row>
        <table:table-row table:style-name="Table126.1">
          <table:table-cell table:style-name="Table126.A2" office:value-type="string">
            <text:p text:style-name="Snippet">-10 -5 &lt;&lt;</text:p>
          </table:table-cell>
          <table:table-cell table:style-name="Table126.B2" office:value-type="string">
            <text:p text:style-name="P19">-1</text:p>
          </table:table-cell>
        </table:table-row>
      </table:table>
      <text:p text:style-name="Standard"><text:change-end text:change-id="ct228524000"/><text:change text:change-id="ct228524104"/><text:change-start text:change-id="ct22852420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03068240"/>&gt;&gt;<text:alphabetical-index-mark-end text:id="IMark103068240"/> [an_integer]</text:h>
            <text:p text:style-name="Text_20_body">Routing: NOS</text:p>
            <text:p text:style-name="P3">Shift the integer value right by the number of positions indicated. A shift count of zero takes no action. A negative shift count shifts left by the number of positions indicated.</text:p>
            <text:p text:style-name="P3">Note: When shifting right, rounding toward negative infinity is used.</text:p>
          </table:table-cell>
          <table:covered-table-cell/>
        </table:table-row>
        <table:table-row table:style-name="Table127.1">
          <table:table-cell table:style-name="Table127.A2" office:value-type="string">
            <text:p text:style-name="P17">Code</text:p>
          </table:table-cell>
          <table:table-cell table:style-name="Table127.B2" office:value-type="string">
            <text:p text:style-name="P17">Result</text:p>
          </table:table-cell>
        </table:table-row>
        <table:table-row table:style-name="Table127.1">
          <table:table-cell table:style-name="Table127.A2" office:value-type="string">
            <text:p text:style-name="Snippet">4 1 &gt;&gt;</text:p>
          </table:table-cell>
          <table:table-cell table:style-name="Table127.B2" office:value-type="string">
            <text:p text:style-name="P19">2</text:p>
          </table:table-cell>
        </table:table-row>
        <table:table-row table:style-name="Table127.1">
          <table:table-cell table:style-name="Table127.A2" office:value-type="string">
            <text:p text:style-name="Snippet">4 0 &gt;&gt;</text:p>
          </table:table-cell>
          <table:table-cell table:style-name="Table127.B2" office:value-type="string">
            <text:p text:style-name="P19">4</text:p>
          </table:table-cell>
        </table:table-row>
        <table:table-row table:style-name="Table127.1">
          <table:table-cell table:style-name="Table127.A2" office:value-type="string">
            <text:p text:style-name="Snippet">4 -1 &gt;&gt;</text:p>
          </table:table-cell>
          <table:table-cell table:style-name="Table127.B2" office:value-type="string">
            <text:p text:style-name="P19">8</text:p>
          </table:table-cell>
        </table:table-row>
        <table:table-row table:style-name="Table127.1">
          <table:table-cell table:style-name="Table127.A2" office:value-type="string">
            <text:p text:style-name="Snippet">-10 3 &gt;&gt;</text:p>
          </table:table-cell>
          <table:table-cell table:style-name="Table127.B2" office:value-type="string">
            <text:p text:style-name="P19">-2</text:p>
          </table:table-cell>
        </table:table-row>
        <table:table-row table:style-name="Table127.1">
          <table:table-cell table:style-name="Table127.A2" office:value-type="string">
            <text:p text:style-name="Snippet">-10 5 &gt;&gt;</text:p>
          </table:table-cell>
          <table:table-cell table:style-name="Table127.B2" office:value-type="string">
            <text:p text:style-name="P19">-1</text:p>
          </table:table-cell>
        </table:table-row>
        <table:table-row table:style-name="Table127.1">
          <table:table-cell table:style-name="Table127.A2" office:value-type="string">
            <text:p text:style-name="Snippet">-10 -3 &gt;&gt;</text:p>
          </table:table-cell>
          <table:table-cell table:style-name="Table127.B2" office:value-type="string">
            <text:p text:style-name="P19">-80</text:p>
          </table:table-cell>
        </table:table-row>
        <table:table-row table:style-name="Table127.1">
          <table:table-cell table:style-name="Table127.A2" office:value-type="string">
            <text:p text:style-name="Snippet">-10 -5 &gt;&gt;</text:p>
          </table:table-cell>
          <table:table-cell table:style-name="Table127.B2" office:value-type="string">
            <text:p text:style-name="P19">-320</text:p>
          </table:table-cell>
        </table:table-row>
      </table:table>
      <text:p text:style-name="Standard"><text:change-end text:change-id="ct228524208"/><text:change text:change-id="ct228524312"/><text:change-start text:change-id="ct22852441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03068240"/>and<text:alphabetical-index-mark-end text:id="IMark103068240"/> [an_integer]</text:h>
            <text:p text:style-name="Text_20_body">Routing: NOS</text:p>
            <text:p text:style-name="P3">Compute the bit-wise and function of the two integer values.</text:p>
          </table:table-cell>
          <table:covered-table-cell/>
        </table:table-row>
        <table:table-row table:style-name="Table128.1">
          <table:table-cell table:style-name="Table128.A2" office:value-type="string">
            <text:p text:style-name="P17">Code</text:p>
          </table:table-cell>
          <table:table-cell table:style-name="Table128.B2" office:value-type="string">
            <text:p text:style-name="P17">Result</text:p>
          </table:table-cell>
        </table:table-row>
        <table:table-row table:style-name="Table128.1">
          <table:table-cell table:style-name="Table128.A2" office:value-type="string">
            <text:p text:style-name="Snippet">15 40 and</text:p>
          </table:table-cell>
          <table:table-cell table:style-name="Table128.B2" office:value-type="string">
            <text:p text:style-name="P19">8</text:p>
          </table:table-cell>
        </table:table-row>
      </table:table>
      <text:p text:style-name="Text_20_body"><text:change-end text:change-id="ct228524416"/><text:change text:change-id="ct228524520"/><text:change-start text:change-id="ct22852462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03068240"/>com<text:alphabetical-index-mark-end text:id="IMark103068240"/> [an_integer]</text:h>
            <text:p text:style-name="Text_20_body">Routing: TOS</text:p>
            <text:p text:style-name="P3">This method computes the bit-wise complement of the integer value.</text:p>
          </table:table-cell>
          <table:covered-table-cell/>
        </table:table-row>
        <table:table-row table:style-name="Table129.1">
          <table:table-cell table:style-name="Table129.A2" office:value-type="string">
            <text:p text:style-name="P17">Code</text:p>
          </table:table-cell>
          <table:table-cell table:style-name="Table129.B2" office:value-type="string">
            <text:p text:style-name="P17">Result</text:p>
          </table:table-cell>
        </table:table-row>
        <table:table-row table:style-name="Table129.1">
          <table:table-cell table:style-name="Table129.A2" office:value-type="string">
            <text:p text:style-name="Snippet">34 com</text:p>
          </table:table-cell>
          <table:table-cell table:style-name="Table129.B2" office:value-type="string">
            <text:p text:style-name="P19">-35</text:p>
          </table:table-cell>
        </table:table-row>
        <table:table-row table:style-name="Table129.1">
          <table:table-cell table:style-name="Table129.A2" office:value-type="string">
            <text:p text:style-name="Snippet">0 com</text:p>
          </table:table-cell>
          <table:table-cell table:style-name="Table129.B2" office:value-type="string">
            <text:p text:style-name="P19">-1</text:p>
          </table:table-cell>
        </table:table-row>
      </table:table>
      <text:p text:style-name="Text_20_body"><text:change-end text:change-id="ct228524624"/><text:change text:change-id="ct228524728"/></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28524832"/>[an_integer an_integer] <text:alphabetical-index-mark-start text:id="IMark103068240"/>or<text:alphabetical-index-mark-end text:id="IMark103068240"/> [an_integer]</text:h>
            <text:p text:style-name="Text_20_body">Routing: NOS</text:p>
            <text:p text:style-name="P3"><text:change-end text:change-id="ct228524832"/><text:change-start text:change-id="ct228524936"/>Compute the bit-wise inclusive or function of the two integer values.<text:change-end text:change-id="ct228524936"/></text:p>
          </table:table-cell>
          <table:covered-table-cell/>
        </table:table-row>
        <table:table-row table:style-name="Table130.1">
          <table:table-cell table:style-name="Table130.A2" office:value-type="string">
            <text:p text:style-name="P17"><text:change-start text:change-id="ct228525040"/>Code<text:change-end text:change-id="ct228525040"/></text:p>
          </table:table-cell>
          <table:table-cell table:style-name="Table130.B2" office:value-type="string">
            <text:p text:style-name="P17"><text:change-start text:change-id="ct228525144"/>Result<text:change-end text:change-id="ct228525144"/></text:p>
          </table:table-cell>
        </table:table-row>
        <table:table-row table:style-name="Table130.1">
          <table:table-cell table:style-name="Table130.A2" office:value-type="string">
            <text:p text:style-name="Snippet"><text:change-start text:change-id="ct228525248"/>15 40 or<text:change-end text:change-id="ct228525248"/></text:p>
          </table:table-cell>
          <table:table-cell table:style-name="Table130.B2" office:value-type="string">
            <text:p text:style-name="P19"><text:change-start text:change-id="ct228525352"/>47<text:change-end text:change-id="ct228525352"/></text:p>
          </table:table-cell>
        </table:table-row>
      </table:table>
      <text:p text:style-name="Standard"><text:change text:change-id="ct228525456"/><text:change-start text:change-id="ct228525560"/></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03068240"/>xor<text:alphabetical-index-mark-end text:id="IMark103068240"/> [an_integer]</text:h>
            <text:p text:style-name="Text_20_body">Routing: NOS</text:p>
            <text:p text:style-name="P3">Compute the bit-wise exclusive or function of the two integer values.</text:p>
          </table:table-cell>
          <table:covered-table-cell/>
        </table:table-row>
        <table:table-row table:style-name="Table131.1">
          <table:table-cell table:style-name="Table131.A2" office:value-type="string">
            <text:p text:style-name="P17">Code</text:p>
          </table:table-cell>
          <table:table-cell table:style-name="Table131.B2" office:value-type="string">
            <text:p text:style-name="P17">Result</text:p>
          </table:table-cell>
        </table:table-row>
        <table:table-row table:style-name="Table131.1">
          <table:table-cell table:style-name="Table131.A2" office:value-type="string">
            <text:p text:style-name="Snippet">15 40 xor</text:p>
          </table:table-cell>
          <table:table-cell table:style-name="Table131.B2" office:value-type="string">
            <text:p text:style-name="P19">39</text:p>
          </table:table-cell>
        </table:table-row>
      </table:table>
      <text:p text:style-name="Standard"/>
      <text:p text:style-name="Standard"><text:change-end text:change-id="ct228525560"/></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03068624"/><text:alphabetical-index-mark-start text:id="IMark103068576"/><text:alphabetical-index-mark-start text:id="IMark103068528"/>NilClass<text:alphabetical-index-mark-end text:id="IMark103068528"/><text:alphabetical-index-mark-end text:id="IMark103068576"/><text:alphabetical-index-mark-end text:id="IMark103068624"/></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3">The value nil of the class NilClass is a placeholder for nothing, that is the absence of all data. In other languages like “C” NULL is a special pointer value with restrictions on its use. In fOOrth, nil is just another object with a very bad reputation!<text:change-start text:change-id="ct273465544"/> </text:p>
      <text:p text:style-name="P3">Note that in Boolean expressions, nil is treated as an alias for false.<text:change-end text:change-id="ct273465544"/></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03068240"/>&amp;&amp;<text:alphabetical-index-mark-end text:id="IMark103068240"/> [false]</text:h>
            <text:p text:style-name="P3"><text:span text:style-name="T1">Routing:</text:span> NOS.</text:p>
            <text:p text:style-name="P3">Logical AND for the case where the first operand is nil. Always false.</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text:change-start text:change-id="ct231031872"/>nil true &amp;&amp;<text:change-end text:change-id="ct231031872"/></text:p>
          </table:table-cell>
          <table:table-cell table:style-name="Table26.B2" office:value-type="string">
            <text:p text:style-name="P19"><text:change-start text:change-id="ct231031976"/>false<text:change-end text:change-id="ct23103197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03068240"/>^^<text:alphabetical-index-mark-end text:id="IMark103068240"/> [true or false]</text:h>
            <text:p text:style-name="P3"><text:span text:style-name="T1">Routing:</text:span> NOS.</text:p>
            <text:p text:style-name="P3">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text:change-start text:change-id="ct231031664"/>nil <text:change-end text:change-id="ct231031664"/><text:change-start text:change-id="ct231031560"/>false ^^<text:change-end text:change-id="ct231031560"/></text:p>
          </table:table-cell>
          <table:table-cell table:style-name="Table27.B2" office:value-type="string">
            <text:p text:style-name="P19"><text:change-start text:change-id="ct231031248"/>false<text:change-end text:change-id="ct231031248"/></text:p>
          </table:table-cell>
        </table:table-row>
        <table:table-row table:style-name="Table27.2">
          <table:table-cell table:style-name="Table27.A2" office:value-type="string">
            <text:p text:style-name="Snippet"><text:change-start text:change-id="ct231031352"/>nil true ^^<text:change-end text:change-id="ct231031352"/></text:p>
          </table:table-cell>
          <table:table-cell table:style-name="Table27.B2" office:value-type="string">
            <text:p text:style-name="P19"><text:change-start text:change-id="ct231031040"/>true<text:change-end text:change-id="ct23103104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03068240"/>||<text:alphabetical-index-mark-end text:id="IMark103068240"/> [true or false]</text:h>
            <text:p text:style-name="P3"><text:span text:style-name="T1">Routing:</text:span> NOS.</text:p>
            <text:p text:style-name="P3">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text:change-start text:change-id="ct231030624"/>nil false ||<text:change-end text:change-id="ct231030624"/></text:p>
          </table:table-cell>
          <table:table-cell table:style-name="Table28.B2" office:value-type="string">
            <text:p text:style-name="P19"><text:change-start text:change-id="ct231030520"/>false<text:change-end text:change-id="ct231030520"/></text:p>
          </table:table-cell>
        </table:table-row>
        <table:table-row table:style-name="Table28.2">
          <table:table-cell table:style-name="Table28.A2" office:value-type="string">
            <text:p text:style-name="Snippet"><text:change-start text:change-id="ct231030416"/>nil true ||<text:change-end text:change-id="ct231030416"/></text:p>
          </table:table-cell>
          <table:table-cell table:style-name="Table28.B2" office:value-type="string">
            <text:p text:style-name="P19"><text:change-start text:change-id="ct231030312"/>true<text:change-end text:change-id="ct231030312"/></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03068624"/>Numeric<text:alphabetical-index-mark-end text:id="IMark103068624"/></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03068624"/>Object<text:alphabetical-index-mark-end text:id="IMark103068624"/></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03068240"/>&amp;&amp;<text:alphabetical-index-mark-end text:id="IMark103068240"/> [true or false]</text:h>
            <text:p text:style-name="P3"><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
          </table:table-cell>
          <table:table-cell table:style-name="Table29.B2" office:value-type="string">
            <text:p text:style-name="P19"/>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03068240"/>)methods<text:alphabetical-index-mark-end text:id="IMark103068240"/>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de</text:p>
          </table:table-cell>
          <table:table-cell table:style-name="Table10.B2" office:value-type="string">
            <text:p text:style-name="P17">Result</text:p>
          </table:table-cell>
        </table:table-row>
        <table:table-row table:style-name="Table10.2">
          <table:table-cell table:style-name="Table10.A2" office:value-type="string">
            <text:p text:style-name="Snippet"/>
          </table:table-cell>
          <table:table-cell table:style-name="Table10.B2" office:value-type="string">
            <text:p text:style-name="P19"/>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03068240"/>.<text:alphabetical-index-mark-end text:id="IMark103068240"/> []</text:h>
            <text:p text:style-name="P3"><text:span text:style-name="T1">Routing:</text:span> TOS.</text:p>
            <text:p text:style-name="P3">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
          </table:table-cell>
          <table:table-cell table:style-name="Table11.B2" office:value-type="string">
            <text:p text:style-name="P19"/>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03068240"/>.class<text:alphabetical-index-mark-end text:id="IMark103068240"/> [a_class]</text:h>
            <text:p text:style-name="P19"><text:span text:style-name="T1">Routing:</text:span> TOS.</text:p>
            <text:p text:style-name="P19">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
          </table:table-cell>
          <table:table-cell table:style-name="Table12.B2" office:value-type="string">
            <text:p text:style-name="P19"/>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03068240"/>.clone<text:alphabetical-index-mark-end text:id="IMark103068240"/>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
          </table:table-cell>
          <table:table-cell table:style-name="Table14.B2" office:value-type="string">
            <text:p text:style-name="P19"/>
          </table:table-cell>
        </table:table-row>
      </table:table>
      <text:p text:style-name="Text_20_body"/>
      <text:p text:style-name="Text_20_body">.clone_exclude</text:p>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03068240"/>.copy<text:alphabetical-index-mark-end text:id="IMark103068240"/>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
          </table:table-cell>
          <table:table-cell table:style-name="Table15.B2" office:value-type="string">
            <text:p text:style-name="P19"/>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03068240"/>.init<text:alphabetical-index-mark-end text:id="IMark103068240"/>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text:p>
          </table:table-cell>
          <table:table-cell table:style-name="Table16.B2" office:value-type="string">
            <text:p text:style-name="P17">Result</text:p>
          </table:table-cell>
        </table:table-row>
        <table:table-row table:style-name="Table16.2">
          <table:table-cell table:style-name="Table16.A2" office:value-type="string">
            <text:p text:style-name="Snippet"/>
          </table:table-cell>
          <table:table-cell table:style-name="Table16.B2" office:value-type="string">
            <text:p text:style-name="P19"/>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03068240"/>.is_class?<text:alphabetical-index-mark-end text:id="IMark103068240"/> [false]</text:h>
            <text:p text:style-name="P3"><text:span text:style-name="T1">Routing:</text:span> TOS</text:p>
            <text:p text:style-name="P3">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
          </table:table-cell>
          <table:table-cell table:style-name="Table17.B2" office:value-type="string">
            <text:p text:style-name="P19"/>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03068240"/>.name<text:alphabetical-index-mark-end text:id="IMark103068240"/>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19">“Object”</text:p>
          </table:table-cell>
        </table:table-row>
        <table:table-row>
          <table:table-cell table:style-name="Table30.A2" office:value-type="string">
            <text:p text:style-name="Snippet">100 .name</text:p>
          </table:table-cell>
          <table:table-cell table:style-name="Table30.B2" office:value-type="string">
            <text:p text:style-name="P19">“Fixnum instance”</text:p>
          </table:table-cell>
        </table:table-row>
        <table:table-row>
          <table:table-cell table:style-name="Table30.A2" office:value-type="string">
            <text:p text:style-name="Snippet">vm .name</text:p>
          </table:table-cell>
          <table:table-cell table:style-name="Table30.B2" office:value-type="string">
            <text:p text:style-name="P19">“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03068240"/>.strlen<text:alphabetical-index-mark-end text:id="IMark103068240"/>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19">4</text:p>
          </table:table-cell>
        </table:table-row>
        <table:table-row>
          <table:table-cell table:style-name="Table31.A3" office:value-type="string">
            <text:p text:style-name="Snippet">100 .strlen </text:p>
          </table:table-cell>
          <table:table-cell table:style-name="Table31.B4" office:value-type="string">
            <text:p text:style-name="P19">3</text:p>
          </table:table-cell>
        </table:table-row>
        <table:table-row>
          <table:table-cell table:style-name="Table31.A5" office:value-type="string">
            <text:p text:style-name="Snippet">Object .strlen </text:p>
          </table:table-cell>
          <table:table-cell table:style-name="Table31.A1" office:value-type="string">
            <text:p text:style-name="P19">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03068240"/>.to_f<text:alphabetical-index-mark-end text:id="IMark103068240"/>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03068240"/>.to_f!<text:alphabetical-index-mark-end text:id="IMark103068240"/>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4">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03068240"/>.to_i<text:alphabetical-index-mark-end text:id="IMark103068240"/>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03068240"/>.to_i!<text:alphabetical-index-mark-end text:id="IMark103068240"/> [an_integer]</text:h>
            <text:p text:style-name="P3"><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4">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103068240"/>.to_n<text:alphabetical-index-mark-end text:id="IMark103068240"/>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7">Code</text:p>
          </table:table-cell>
          <table:table-cell table:style-name="Table36.B2" office:value-type="string">
            <text:p text:style-name="P17">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03068240"/>.to_n!<text:alphabetical-index-mark-end text:id="IMark103068240"/>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4">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103068240"/>.to_r<text:alphabetical-index-mark-end text:id="IMark103068240"/>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7">Code</text:p>
          </table:table-cell>
          <table:table-cell table:style-name="Table38.B2" office:value-type="string">
            <text:p text:style-name="P17">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03068240"/>.to_r!<text:alphabetical-index-mark-end text:id="IMark103068240"/>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4">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03068240"/>.to_s<text:alphabetical-index-mark-end text:id="IMark103068240"/>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103068240"/>.to_x<text:alphabetical-index-mark-end text:id="IMark103068240"/>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7">Code</text:p>
          </table:table-cell>
          <table:table-cell table:style-name="Table41.B2" office:value-type="string">
            <text:p text:style-name="P17">Result</text:p>
          </table:table-cell>
        </table:table-row>
        <table:table-row>
          <table:table-cell table:style-name="Table41.A2" office:value-type="string">
            <text:p text:style-name="Snippet">5 .to_x</text:p>
          </table:table-cell>
          <table:table-cell table:style-name="Table41.B2" office:value-type="string">
            <text:p text:style-name="P19">5+0i</text:p>
          </table:table-cell>
        </table:table-row>
        <table:table-row>
          <table:table-cell table:style-name="Table41.A2" office:value-type="string">
            <text:p text:style-name="Snippet">5.2 .to_x</text:p>
          </table:table-cell>
          <table:table-cell table:style-name="Table41.B2" office:value-type="string">
            <text:p text:style-name="P19">5.2+0i</text:p>
          </table:table-cell>
        </table:table-row>
        <table:table-row>
          <table:table-cell table:style-name="Table41.A2" office:value-type="string">
            <text:p text:style-name="Snippet">“5” .to_x</text:p>
          </table:table-cell>
          <table:table-cell table:style-name="Table41.B2" office:value-type="string">
            <text:p text:style-name="P19">5+0i</text:p>
          </table:table-cell>
        </table:table-row>
        <table:table-row>
          <table:table-cell table:style-name="Table41.A2" office:value-type="string">
            <text:p text:style-name="Snippet">1+2i .to_x</text:p>
          </table:table-cell>
          <table:table-cell table:style-name="Table41.B2" office:value-type="string">
            <text:p text:style-name="P19">1+2i</text:p>
          </table:table-cell>
        </table:table-row>
        <table:table-row>
          <table:table-cell table:style-name="Table41.A2" office:value-type="string">
            <text:p text:style-name="Snippet">“apple” .to_x</text:p>
          </table:table-cell>
          <table:table-cell table:style-name="Table41.B2" office:value-type="string">
            <text:p text:style-name="P19">nil</text:p>
          </table:table-cell>
        </table:table-row>
      </table:table>
      <text:p text:style-name="P3"/>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03068240"/>.to_x!<text:alphabetical-index-mark-end text:id="IMark103068240"/>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19">5+0i</text:p>
          </table:table-cell>
        </table:table-row>
        <table:table-row table:style-name="Table42.1">
          <table:table-cell table:style-name="Table42.A2" office:value-type="string">
            <text:p text:style-name="Snippet">5.2 .to_x!</text:p>
          </table:table-cell>
          <table:table-cell table:style-name="Table42.B2" office:value-type="string">
            <text:p text:style-name="P19">5.2+0i</text:p>
          </table:table-cell>
        </table:table-row>
        <table:table-row table:style-name="Table42.1">
          <table:table-cell table:style-name="Table42.A2" office:value-type="string">
            <text:p text:style-name="Snippet">“5” .to_x!</text:p>
          </table:table-cell>
          <table:table-cell table:style-name="Table42.B2" office:value-type="string">
            <text:p text:style-name="P19">5+0i</text:p>
          </table:table-cell>
        </table:table-row>
        <table:table-row table:style-name="Table42.1">
          <table:table-cell table:style-name="Table42.A2" office:value-type="string">
            <text:p text:style-name="Snippet">1+2i .to_x!</text:p>
          </table:table-cell>
          <table:table-cell table:style-name="Table42.B2" office:value-type="string">
            <text:p text:style-name="P19">1+2i</text:p>
          </table:table-cell>
        </table:table-row>
        <table:table-row table:style-name="Table42.1">
          <table:table-cell table:style-name="Table42.A2" office:value-type="string">
            <text:p text:style-name="Snippet">“apple” .to_x!</text:p>
          </table:table-cell>
          <table:table-cell table:style-name="Table42.B2" office:value-type="string">
            <text:p text:style-name="P25">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03068240"/>&lt;&gt;<text:alphabetical-index-mark-end text:id="IMark103068240"/> [a_boolean]</text:h>
            <text:p text:style-name="P3"><text:span text:style-name="T1">Routing:</text:span> NOS</text:p>
            <text:p text:style-name="P3">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
          </table:table-cell>
          <table:table-cell table:style-name="Table23.B2" office:value-type="string">
            <text:p text:style-name="P19"/>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03068240"/>=<text:alphabetical-index-mark-end text:id="IMark103068240"/> [a_boolean]</text:h>
            <text:p text:style-name="P3"><text:span text:style-name="T1">Routing:</text:span> NOS</text:p>
            <text:p text:style-name="P3">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
          </table:table-cell>
          <table:table-cell table:style-name="Table43.B2" office:value-type="string">
            <text:p text:style-name="P19"/>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03068240"/>^^<text:alphabetical-index-mark-end text:id="IMark103068240"/>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
          </table:table-cell>
          <table:table-cell table:style-name="Table44.B2" office:value-type="string">
            <text:p text:style-name="P19"/>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03068240"/>distinct?<text:alphabetical-index-mark-end text:id="IMark103068240"/>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9">true</text:p>
          </table:table-cell>
        </table:table-row>
        <table:table-row table:style-name="Table46.1">
          <table:table-cell table:style-name="Table46.A2" office:value-type="string">
            <text:p text:style-name="Snippet">4 4 distinct?</text:p>
          </table:table-cell>
          <table:table-cell table:style-name="Table46.B2" office:value-type="string">
            <text:p text:style-name="P19">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19">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9">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9">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03068240"/>identical?<text:alphabetical-index-mark-end text:id="IMark103068240"/>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9">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9">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9">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19">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9">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03068240"/>max<text:alphabetical-index-mark-end text:id="IMark103068240"/>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19">5</text:p>
          </table:table-cell>
        </table:table-row>
        <table:table-row table:style-name="Table48.1">
          <table:table-cell table:style-name="Table48.A2" office:value-type="string">
            <text:p text:style-name="Snippet">4 “5” max</text:p>
          </table:table-cell>
          <table:table-cell table:style-name="Table48.B2" office:value-type="string">
            <text:p text:style-name="P19">“5”</text:p>
          </table:table-cell>
        </table:table-row>
        <table:table-row table:style-name="Table48.1">
          <table:table-cell table:style-name="Table48.A2" office:value-type="string">
            <text:p text:style-name="Snippet">4 2 max</text:p>
          </table:table-cell>
          <table:table-cell table:style-name="Table48.B2" office:value-type="string">
            <text:p text:style-name="P19">4</text:p>
          </table:table-cell>
        </table:table-row>
        <table:table-row table:style-name="Table48.1">
          <table:table-cell table:style-name="Table48.A2" office:value-type="string">
            <text:p text:style-name="Snippet">4 “apple” max</text:p>
          </table:table-cell>
          <table:table-cell table:style-name="Table48.B2" office:value-type="string">
            <text:p text:style-name="P25">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03068240"/>min<text:alphabetical-index-mark-end text:id="IMark10306824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19">4</text:p>
          </table:table-cell>
        </table:table-row>
        <table:table-row table:style-name="Table49.1">
          <table:table-cell table:style-name="Table49.A2" office:value-type="string">
            <text:p text:style-name="Snippet">4 “5” min</text:p>
          </table:table-cell>
          <table:table-cell table:style-name="Table49.B2" office:value-type="string">
            <text:p text:style-name="P19">4</text:p>
          </table:table-cell>
        </table:table-row>
        <table:table-row table:style-name="Table49.1">
          <table:table-cell table:style-name="Table49.A2" office:value-type="string">
            <text:p text:style-name="Snippet">4 2 min</text:p>
          </table:table-cell>
          <table:table-cell table:style-name="Table49.B2" office:value-type="string">
            <text:p text:style-name="P19">2</text:p>
          </table:table-cell>
        </table:table-row>
        <table:table-row table:style-name="Table49.1">
          <table:table-cell table:style-name="Table49.A2" office:value-type="string">
            <text:p text:style-name="Snippet">4 “apple” min</text:p>
          </table:table-cell>
          <table:table-cell table:style-name="Table49.B2" office:value-type="string">
            <text:p text:style-name="P25">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03068240"/>nil&lt;&gt;<text:alphabetical-index-mark-end text:id="IMark103068240"/> [true]</text:h>
            <text:p text:style-name="Text_20_body"><text:span text:style-name="T1">Routing:</text:span> TOS</text:p>
            <text:p text:style-name="P3">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
          </table:table-cell>
          <table:table-cell table:style-name="Table45.B2" office:value-type="string">
            <text:p text:style-name="P19"/>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03068240"/>nil=<text:alphabetical-index-mark-end text:id="IMark10306824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
          </table:table-cell>
          <table:table-cell table:style-name="Table50.B2" office:value-type="string">
            <text:p text:style-name="P19"/>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03068240"/>not<text:alphabetical-index-mark-end text:id="IMark10306824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
          </table:table-cell>
          <table:table-cell table:style-name="Table51.B2" office:value-type="string">
            <text:p text:style-name="P19"/>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03068240"/>||<text:alphabetical-index-mark-end text:id="IMark103068240"/> [true]</text:h>
            <text:p text:style-name="P3"><text:span text:style-name="T1">Routing:</text:span> NOS.</text:p>
            <text:p text:style-name="P3">Logical, inclusive OR for the case where the first operand is true. This is true.</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
          </table:table-cell>
          <table:table-cell table:style-name="Table52.B2" office:value-type="string">
            <text:p text:style-name="P19"/>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03068624"/>OutStream<text:alphabetical-index-mark-end text:id="IMark103068624"/></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03068624"/>Procedure<text:alphabetical-index-mark-end text:id="IMark103068624"/></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03068624"/>Queue<text:alphabetical-index-mark-end text:id="IMark103068624"/></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03068624"/>Rational<text:alphabetical-index-mark-end text:id="IMark103068624"/></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62" text:note-class="footnote"><text:note-citation>62</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63" text:note-class="footnote"><text:note-citation>63</text:note-citation><text:note-body><text:p text:style-name="Footnote">No spaces are permitted within the literal.</text:p></text:note-body></text:note></text:p>
          </table:table-cell>
          <table:table-cell table:style-name="Table6.B1" office:value-type="string">
            <text:p text:style-name="P16">Value<text:note text:id="ftn64" text:note-class="footnote"><text:note-citation>64</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6">1/2</text:p>
          </table:table-cell>
          <table:table-cell table:style-name="Table6.B2" office:value-type="string">
            <text:p text:style-name="P15">1/2</text:p>
          </table:table-cell>
        </table:table-row>
        <table:table-row>
          <table:table-cell table:style-name="Table6.A2" office:value-type="string">
            <text:p text:style-name="P26">1.2/3</text:p>
          </table:table-cell>
          <table:table-cell table:style-name="Table6.B2" office:value-type="string">
            <text:p text:style-name="P15">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03068480"/>.split<text:alphabetical-index-mark-end text:id="IMark10306848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19">1/2 .split</text:p>
          </table:table-cell>
          <table:table-cell table:style-name="Table18.B2" office:value-type="string">
            <text:p text:style-name="P19">1 <text:s/>2</text:p>
          </table:table-cell>
        </table:table-row>
        <table:table-row table:style-name="Table18.1">
          <table:table-cell table:style-name="Table18.A2" office:value-type="string">
            <text:p text:style-name="P19">3/4 .split</text:p>
          </table:table-cell>
          <table:table-cell table:style-name="Table18.B2" office:value-type="string">
            <text:p text:style-name="P19">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03068912"/>Stack<text:alphabetical-index-mark-end text:id="IMark103068912"/></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03068912"/>String<text:alphabetical-index-mark-end text:id="IMark103068912"/></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03068912"/>Thread<text:alphabetical-index-mark-end text:id="IMark103068912"/></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03068912"/><text:alphabetical-index-mark-start text:id="IMark103068864"/><text:alphabetical-index-mark-start text:id="IMark103068816"/>TrueClass<text:alphabetical-index-mark-end text:id="IMark103068816"/><text:alphabetical-index-mark-end text:id="IMark103068864"/><text:alphabetical-index-mark-end text:id="IMark103068912"/></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0"/>
      <text:h text:style-name="Heading_20_1" text:outline-level="1"><text:alphabetical-index-mark-start text:id="IMark103068912"/>VirtualMachine<text:alphabetical-index-mark-end text:id="IMark103068912"/></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03068480"/>.:<text:alphabetical-index-mark-end text:id="IMark103068480"/> method_name … ; []</text:h>
            <text:p text:style-name="Text_20_body">Routing: VM</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7">Code</text:p>
          </table:table-cell>
          <table:covered-table-cell/>
          <table:table-cell table:style-name="Table53.C2" office:value-type="string">
            <text:p text:style-name="P17">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19">(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19">(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19">(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21">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21">(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21">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21">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03068480"/>super<text:alphabetical-index-mark-end text:id="IMark103068480"/>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7">Code</text:p>
          </table:table-cell>
          <table:covered-table-cell/>
          <table:table-cell table:style-name="Table53.C2" office:value-type="string">
            <text:p text:style-name="P17">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19">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7">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03068480"/>val:<text:alphabetical-index-mark-end text:id="IMark103068480"/>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7">Code</text:p>
          </table:table-cell>
          <table:covered-table-cell/>
          <table:table-cell table:style-name="Table53.C2" office:value-type="string">
            <text:p text:style-name="P17">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19">(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03068480"/>var:<text:alphabetical-index-mark-end text:id="IMark103068480"/>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7">Code</text:p>
          </table:table-cell>
          <table:covered-table-cell/>
          <table:table-cell table:style-name="Table53.C2" office:value-type="string">
            <text:p text:style-name="P17">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19">(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03068480"/>val@:<text:alphabetical-index-mark-end text:id="IMark103068480"/>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7">Code</text:p>
          </table:table-cell>
          <table:table-cell table:style-name="Table53.C2" table:number-columns-spanned="2" office:value-type="string">
            <text:p text:style-name="P17">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19">(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03068480"/>var@:<text:alphabetical-index-mark-end text:id="IMark103068480"/>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7">Code</text:p>
          </table:table-cell>
          <table:table-cell table:style-name="Table53.C2" table:number-columns-spanned="2" office:value-type="string">
            <text:p text:style-name="P17">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19">(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03068480"/>;<text:alphabetical-index-mark-end text:id="IMark103068480"/>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03068480"/>.::<text:alphabetical-index-mark-end text:id="IMark103068480"/> []</text:h>
            <text:p text:style-name="P3"><text:span text:style-name="T1">Routing:</text:span> VM.</text:p>
            <text:p text:style-name="P3">Start defining an exclusive (singleton in Ruby parlance) method on the receiver object. The form of this definition takes the form:</text:p>
            <text:p text:style-name="Code">&lt;an object&gt; .:: &lt;method name&gt; &lt;code goes here&gt; ;</text:p>
            <text:p text:style-name="P52"/>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03068480"/>inst:<text:alphabetical-index-mark-end text:id="IMark103068480"/>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03068480"/>local:<text:alphabetical-index-mark-end text:id="IMark103068480"/>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03068480"/>super<text:alphabetical-index-mark-end text:id="IMark103068480"/>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03068480"/>;<text:alphabetical-index-mark-end text:id="IMark103068480"/>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03068912"/>Commands<text:alphabetical-index-mark-end text:id="IMark103068912"/></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s <text:s text:c="9"/>.right <text:s text:c="8"/>0&gt;=</text:p>
      <text:p text:style-name="Code">!: <text:s text:c="12"/>.[]@ <text:s text:c="10"/>.hypot <text:s text:c="8"/>.right? <text:s text:c="7"/>1+</text:p>
      <text:p text:style-name="Code">" <text:s text:c="13"/>.abs <text:s text:c="10"/>.imaginary <text:s text:c="4"/>.rjust <text:s text:c="8"/>1-</text:p>
      <text:p text:style-name="Code">&amp;&amp; <text:s text:c="12"/>.acos <text:s text:c="9"/>.init <text:s text:c="9"/>.round <text:s text:c="8"/>2*</text:p>
      <text:p text:style-name="Code">)" <text:s text:c="12"/>.acosh <text:s text:c="8"/>.is_class? <text:s text:c="4"/>.rstrip <text:s text:c="7"/>2+</text:p>
      <text:p text:style-name="Code">)classes <text:s text:c="6"/>.alive? <text:s text:c="7"/>.join <text:s text:c="9"/>.select{ <text:s text:c="6"/>2-</text:p>
      <text:p text:style-name="Code">)context <text:s text:c="6"/>.angle <text:s text:c="8"/>.keys <text:s text:c="9"/>.shuffle <text:s text:c="6"/>2/</text:p>
      <text:p text:style-name="Code">)context! <text:s text:c="5"/>.append <text:s text:c="7"/>.lcm <text:s text:c="10"/>.sin <text:s text:c="10"/>:</text:p>
      <text:p text:style-name="Code">)debug <text:s text:c="8"/>.append{ <text:s text:c="6"/>.left <text:s text:c="9"/>.sinh <text:s text:c="9"/>&lt;</text:p>
      <text:p text:style-name="Code">)elapsed <text:s text:c="6"/>.asin <text:s text:c="9"/>.left? <text:s text:c="8"/>.sleep <text:s text:c="8"/>&lt;&lt;</text:p>
      <text:p text:style-name="Code"><text:alphabetical-index-mark-start text:id="IMark103068912"/>)entries<text:alphabetical-index-mark-end text:id="IMark103068912"/> <text:s text:c="6"/>.asinh <text:s text:c="8"/>.length <text:s text:c="7"/>.sort <text:s text:c="9"/>&lt;=</text:p>
      <text:p text:style-name="Code">)globals <text:s text:c="6"/>.atan <text:s text:c="9"/>.lines <text:s text:c="8"/>.space <text:s text:c="8"/>&lt;=&gt;</text:p>
      <text:p text:style-name="Code">)irb <text:s text:c="10"/>.atan2 <text:s text:c="8"/>.list <text:s text:c="9"/>.spaces <text:s text:c="7"/>&lt;&gt;</text:p>
      <text:p text:style-name="Code">)load" <text:s text:c="8"/>.atanh <text:s text:c="8"/>.ljust <text:s text:c="8"/>.split <text:s text:c="8"/>=</text:p>
      <text:p text:style-name="Code">)map" <text:s text:c="9"/>.c2p <text:s text:c="10"/>.ln <text:s text:c="11"/>.sqr <text:s text:c="10"/>&gt;</text:p>
      <text:p text:style-name="Code">)methods <text:s text:c="6"/>.call <text:s text:c="9"/>.load <text:s text:c="9"/>.sqrt <text:s text:c="9"/>&gt;=</text:p>
      <text:p text:style-name="Code">)nodebug <text:s text:c="6"/>.cbrt <text:s text:c="9"/>.log10 <text:s text:c="8"/>.start <text:s text:c="8"/>&gt;&gt;</text:p>
      <text:p text:style-name="Code">)noshow <text:s text:c="7"/>.ceil <text:s text:c="9"/>.log2 <text:s text:c="9"/>.status <text:s text:c="7"/>?dup</text:p>
      <text:p text:style-name="Code">)quit <text:s text:c="9"/>.cjust <text:s text:c="8"/>.lstrip <text:s text:c="7"/>.strip <text:s text:c="8"/>@</text:p>
      <text:p text:style-name="Code">)restart <text:s text:c="6"/>.class <text:s text:c="8"/>.magnitude <text:s text:c="4"/>.strlen <text:s text:c="7"/>Array</text:p>
      <text:p text:style-name="Code">)show <text:s text:c="9"/>.clear <text:s text:c="8"/>.main <text:s text:c="9"/>.strmax <text:s text:c="7"/>Bignum</text:p>
      <text:p text:style-name="Code">)start <text:s text:c="8"/>.clone <text:s text:c="8"/>.map{ <text:s text:c="9"/>.strmax2 <text:s text:c="6"/>Class</text:p>
      <text:p text:style-name="Code">)stubs <text:s text:c="8"/>.clone_exclude .max <text:s text:c="10"/>.subclass: <text:s text:c="4"/>Complex</text:p>
      <text:p text:style-name="Code">)threads <text:s text:c="6"/>.close <text:s text:c="8"/>.mid <text:s text:c="10"/>.tan <text:s text:c="10"/>FalseClass</text:p>
      <text:p text:style-name="Code">)time <text:s text:c="9"/>.conjugate <text:s text:c="4"/>.mid? <text:s text:c="9"/>.tanh <text:s text:c="9"/>Fixnum</text:p>
      <text:p text:style-name="Code">)unmap" <text:s text:c="7"/>.copy <text:s text:c="9"/>.midlr <text:s text:c="8"/>.throw <text:s text:c="8"/>Float</text:p>
      <text:p text:style-name="Code">)version <text:s text:c="6"/>.cos <text:s text:c="10"/>.min <text:s text:c="10"/>.to_f <text:s text:c="9"/>Hash</text:p>
      <text:p text:style-name="Code">)vm <text:s text:c="11"/>.cosh <text:s text:c="9"/>.name <text:s text:c="9"/>.to_f! <text:s text:c="8"/>InStream</text:p>
      <text:p text:style-name="Code">)vm! <text:s text:c="10"/>.cr <text:s text:c="11"/>.new <text:s text:c="10"/>.to_i <text:s text:c="9"/>Integer</text:p>
      <text:p text:style-name="Code">)words <text:s text:c="8"/>.create <text:s text:c="7"/>.new_size <text:s text:c="5"/>.to_i! <text:s text:c="8"/>NilClass</text:p>
      <text:p text:style-name="Code">* <text:s text:c="13"/>.create{ <text:s text:c="6"/>.new_value <text:s text:c="4"/>.to_lower <text:s text:c="5"/>Numeric</text:p>
      <text:p text:style-name="Code">** <text:s text:c="12"/>.cube <text:s text:c="9"/>.new_values <text:s text:c="3"/>.to_n <text:s text:c="9"/>Object</text:p>
      <text:p text:style-name="Code">+ <text:s text:c="13"/>.current <text:s text:c="6"/>.new{ <text:s text:c="9"/>.to_n! <text:s text:c="8"/>OutStream</text:p>
      <text:p text:style-name="Code">- <text:s text:c="13"/>.d2r <text:s text:c="10"/>.numerator <text:s text:c="4"/>.to_r <text:s text:c="9"/>Procedure</text:p>
      <text:p text:style-name="Code">-infinity <text:s text:c="5"/>.denominator <text:s text:c="2"/>.odd? <text:s text:c="9"/>.to_r! <text:s text:c="8"/>Queue</text:p>
      <text:p text:style-name="Code">. <text:s text:c="13"/>.dump <text:s text:c="9"/>.open <text:s text:c="9"/>.to_s <text:s text:c="9"/>Rational</text:p>
      <text:p text:style-name="Code">." <text:s text:c="12"/>.e** <text:s text:c="10"/>.open{ <text:s text:c="8"/>.to_upper <text:s text:c="5"/>Stack</text:p>
      <text:p text:style-name="Code">.+left <text:s text:c="8"/>.each{ <text:s text:c="8"/>.p2c <text:s text:c="10"/>.to_x <text:s text:c="9"/>String</text:p>
      <text:p text:style-name="Code">.+mid <text:s text:c="9"/>.elapsed <text:s text:c="6"/>.parent_class <text:s/>.to_x! <text:s text:c="8"/>Thread</text:p>
      <text:p text:style-name="Code">.+midlr <text:s text:c="7"/>.emit <text:s text:c="9"/>.peek <text:s text:c="9"/>.values <text:s text:c="7"/>TrueClass</text:p>
      <text:p text:style-name="Code">.+right <text:s text:c="7"/>.empty? <text:s text:c="7"/>.pend <text:s text:c="9"/>.vm <text:s text:c="11"/>VirtualMachine</text:p>
      <text:p text:style-name="Code">.-left <text:s text:c="8"/>.eval <text:s text:c="9"/>.polar <text:s text:c="8"/>.vm_name <text:s text:c="6"/>[</text:p>
      <text:p text:style-name="Code">.-mid <text:s text:c="9"/>.even? <text:s text:c="8"/>.pop <text:s text:c="10"/>.with{ <text:s text:c="8"/>^^</text:p>
      <text:p text:style-name="Code">.-midlr <text:s text:c="7"/>.exit <text:s text:c="9"/>.posn <text:s text:c="9"/>/ <text:s text:c="13"/>accept</text:p>
      <text:p text:style-name="Code">.-right <text:s text:c="7"/>.floor <text:s text:c="8"/>.pp <text:s text:c="11"/>0&lt; <text:s text:c="12"/>accept"</text:p>
      <text:p text:style-name="Code">.1/x <text:s text:c="10"/>.fmt <text:s text:c="10"/>.push <text:s text:c="9"/>0&lt;= <text:s text:c="11"/>and</text:p>
      <text:p text:style-name="Code">.10** <text:s text:c="9"/>.fmt" <text:s text:c="9"/>.r2d <text:s text:c="10"/>0&lt;=&gt; <text:s text:c="10"/>begin</text:p>
      <text:p text:style-name="Code">.2** <text:s text:c="10"/>.gcd <text:s text:c="10"/>.real <text:s text:c="9"/>0&lt;&gt; <text:s text:c="11"/>class:</text:p>
      <text:p text:style-name="Code">.: <text:s text:c="12"/>.get_all <text:s text:c="6"/>.restart <text:s text:c="6"/>0= <text:s text:c="12"/>clear</text:p>
      <text:p text:style-name="Code">.:: <text:s text:c="11"/>.getc <text:s text:c="9"/>.reverse <text:s text:c="6"/>0&gt; <text:s text:c="12"/>clone</text:p>
      <text:p text:style-name="Code"/>
      <text:p text:style-name="Code"/>
      <text:p text:style-name="Code"><text:soft-page-break/></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p text:style-name="Code">false <text:s text:c="9"/>nil&lt;&gt; <text:s text:c="9"/>spaces <text:s text:c="8"/>{</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65" text:note-class="footnote"><text:note-citation>65</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2">.</text:p>
          </table:table-cell>
          <table:table-cell table:style-name="Table4.B2" office:value-type="string">
            <text:p text:style-name="P19">Any character except newline</text:p>
          </table:table-cell>
        </table:table-row>
        <table:table-row>
          <table:table-cell table:style-name="Table4.A2" office:value-type="string">
            <text:p text:style-name="P22">[A-Z]</text:p>
          </table:table-cell>
          <table:table-cell table:style-name="Table4.B2" office:value-type="string">
            <text:p text:style-name="P19">Any uppercase alphabetical character.</text:p>
          </table:table-cell>
        </table:table-row>
        <table:table-row>
          <table:table-cell table:style-name="Table4.A2" office:value-type="string">
            <text:p text:style-name="P22">[A-Za-z0-9_]</text:p>
          </table:table-cell>
          <table:table-cell table:style-name="Table4.B2" office:value-type="string">
            <text:p text:style-name="P19">Any alphanumeric or underscore character.</text:p>
          </table:table-cell>
        </table:table-row>
        <table:table-row>
          <table:table-cell table:style-name="Table4.A2" office:value-type="string">
            <text:p text:style-name="P22">\.</text:p>
          </table:table-cell>
          <table:table-cell table:style-name="Table4.B2" office:value-type="string">
            <text:p text:style-name="P19">A single '.' character.</text:p>
          </table:table-cell>
        </table:table-row>
        <table:table-row>
          <table:table-cell table:style-name="Table4.A2" office:value-type="string">
            <text:p text:style-name="P22">\/</text:p>
          </table:table-cell>
          <table:table-cell table:style-name="Table4.B2" office:value-type="string">
            <text:p text:style-name="P19">A single '/' character</text:p>
          </table:table-cell>
        </table:table-row>
        <table:table-row>
          <table:table-cell table:style-name="Table4.A2" office:value-type="string">
            <text:p text:style-name="P22">\$</text:p>
          </table:table-cell>
          <table:table-cell table:style-name="Table4.B2" office:value-type="string">
            <text:p text:style-name="P19">A single '$' character.</text:p>
          </table:table-cell>
        </table:table-row>
        <table:table-row>
          <table:table-cell table:style-name="Table4.A2" office:value-type="string">
            <text:p text:style-name="P22">\d</text:p>
          </table:table-cell>
          <table:table-cell table:style-name="Table4.B2" office:value-type="string">
            <text:p text:style-name="P19">A digit (0..9)</text:p>
          </table:table-cell>
        </table:table-row>
        <table:table-row>
          <table:table-cell table:style-name="Table4.A2" office:value-type="string">
            <text:p text:style-name="P22">X*</text:p>
          </table:table-cell>
          <table:table-cell table:style-name="Table4.B2" office:value-type="string">
            <text:p text:style-name="P19">0 or more repetitions of the X expression.</text:p>
          </table:table-cell>
        </table:table-row>
        <table:table-row>
          <table:table-cell table:style-name="Table4.A2" office:value-type="string">
            <text:p text:style-name="P22">X+</text:p>
          </table:table-cell>
          <table:table-cell table:style-name="Table4.B2" office:value-type="string">
            <text:p text:style-name="P19">1 or more repetitions of the X expression.</text:p>
          </table:table-cell>
        </table:table-row>
        <table:table-row>
          <table:table-cell table:style-name="Table4.A2" office:value-type="string">
            <text:p text:style-name="P22">^</text:p>
          </table:table-cell>
          <table:table-cell table:style-name="Table4.B2" office:value-type="string">
            <text:p text:style-name="P19">The beginning of the line or string.</text:p>
          </table:table-cell>
        </table:table-row>
        <table:table-row>
          <table:table-cell table:style-name="Table4.A2" office:value-type="string">
            <text:p text:style-name="P22">$</text:p>
          </table:table-cell>
          <table:table-cell table:style-name="Table4.B2" office:value-type="string">
            <text:p text:style-name="P19">The end of the line or string</text:p>
          </table:table-cell>
        </table:table-row>
        <table:table-row>
          <table:table-cell table:style-name="Table4.A2" office:value-type="string">
            <text:p text:style-name="P20">other</text:p>
          </table:table-cell>
          <table:table-cell table:style-name="Table4.B2" office:value-type="string">
            <text:p text:style-name="P19">Non-regex commands are expressions for themselves.</text:p>
          </table:table-cell>
        </table:table-row>
      </table:table>
      <text:p text:style-name="P3"/>
      <text:p text:style-name="P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61">2</text:p>
          <text:p text:style-name="P60">2*<text:tab/>88</text:p>
          <text:p text:style-name="P60">2/<text:tab/>88</text:p>
          <text:p text:style-name="P61">A</text:p>
          <text:p text:style-name="P60">again<text:tab/>25</text:p>
          <text:p text:style-name="P60">and<text:tab/>89</text:p>
          <text:p text:style-name="P60">Archive<text:tab/>12</text:p>
          <text:p text:style-name="P60">Array<text:tab/>60</text:p>
          <text:p text:style-name="P61">B</text:p>
          <text:p text:style-name="P60">begin<text:tab/>25</text:p>
          <text:p text:style-name="P60">Boolean<text:tab/>58</text:p>
          <text:p text:style-name="P60">bounce<text:tab/>36, 38</text:p>
          <text:p text:style-name="P61">C</text:p>
          <text:p text:style-name="P60">catch<text:tab/>35, 38</text:p>
          <text:p text:style-name="P60">Class<text:tab/>71</text:p>
          <text:p text:style-name="P60">Classes<text:tab/>47</text:p>
          <text:p text:style-name="P60">clone<text:tab/>30</text:p>
          <text:p text:style-name="P60">com<text:tab/>89</text:p>
          <text:p text:style-name="P60">Commands<text:tab/>72, 122</text:p>
          <text:p text:style-name="P60">Complex<text:tab/>74</text:p>
          <text:p text:style-name="P60">copy<text:tab/>30</text:p>
          <text:p text:style-name="P61">D</text:p>
          <text:p text:style-name="P60">Declarations<text:tab/>26</text:p>
          <text:p text:style-name="P60">Demo.rb<text:tab/>11</text:p>
          <text:p text:style-name="P60">distinct?<text:tab/>103</text:p>
          <text:p text:style-name="P60">do<text:tab/>23</text:p>
          <text:p text:style-name="P60">do_map_name<text:tab/>54</text:p>
          <text:p text:style-name="P60">drop<text:tab/>19</text:p>
          <text:p text:style-name="P60">Duck Typing<text:tab/>26</text:p>
          <text:p text:style-name="P60">dup<text:tab/>19, 30</text:p>
          <text:p text:style-name="P61">E</text:p>
          <text:p text:style-name="P60">else<text:tab/>21</text:p>
          <text:p text:style-name="P61">F</text:p>
          <text:p text:style-name="P60">FalseClass<text:tab/>58, 77</text:p>
          <text:p text:style-name="P60">finally<text:tab/>37p.</text:p>
          <text:p text:style-name="P60">Float<text:tab/>79</text:p>
          <text:p text:style-name="P61">H</text:p>
          <text:p text:style-name="P60">Hash<text:tab/>80</text:p>
          <text:p text:style-name="P61">I</text:p>
          <text:p text:style-name="P60">i<text:tab/>23</text:p>
          <text:p text:style-name="P60">identical?<text:tab/>103</text:p>
          <text:p text:style-name="P60">if<text:tab/>21</text:p>
          <text:p text:style-name="P60">Inheritance<text:tab/>48</text:p>
          <text:p text:style-name="P60">inst:<text:tab/>120</text:p>
          <text:p text:style-name="P60">InStream<text:tab/>83</text:p>
          <text:p text:style-name="P60">Integer<text:tab/>86</text:p>
          <text:p text:style-name="P61">J</text:p>
          <text:p text:style-name="P60">j<text:tab/>23</text:p>
          <text:p text:style-name="P61">K</text:p>
          <text:p text:style-name="P60">Known Issues<text:tab/>11</text:p>
          <text:p text:style-name="P61">L</text:p>
          <text:p text:style-name="P60">Late Binding<text:tab/>48</text:p>
          <text:p text:style-name="P60">local:<text:tab/>120</text:p>
          <text:p text:style-name="P60">loop<text:tab/>23</text:p>
          <text:p text:style-name="P61">M</text:p>
          <text:p text:style-name="P60">max<text:tab/>104</text:p>
          <text:p text:style-name="P60">Method Mapping<text:tab/>49</text:p>
          <text:p text:style-name="P60">Methods<text:tab/>48</text:p>
          <text:p text:style-name="P60">min<text:tab/>104</text:p>
          <text:p text:style-name="P60">Mutation<text:tab/>28</text:p>
          <text:p text:style-name="P61">N</text:p>
          <text:p text:style-name="P60">nil&lt;&gt;<text:tab/>104</text:p>
          <text:p text:style-name="P60">nil=<text:tab/>105</text:p>
          <text:p text:style-name="P60">NilClass<text:tab/>58, 91</text:p>
          <text:p text:style-name="P60">nip<text:tab/>19</text:p>
          <text:p text:style-name="P60">not<text:tab/>105</text:p>
          <text:p text:style-name="P60">Numeric<text:tab/>59, 93</text:p>
          <text:p text:style-name="P61">O</text:p>
          <text:p text:style-name="P60">Object<text:tab/>58, 96</text:p>
          <text:p text:style-name="P60">or<text:tab/>90</text:p>
          <text:p text:style-name="P60">OutStream<text:tab/>106</text:p>
          <text:p text:style-name="P60">over<text:tab/>19</text:p>
          <text:p text:style-name="P61">P</text:p>
          <text:p text:style-name="P60">pick<text:tab/>19</text:p>
          <text:p text:style-name="P60">Polymorphism<text:tab/>48</text:p>
          <text:p text:style-name="P60">Procedure<text:tab/>108</text:p>
          <text:p text:style-name="P60">Prototypes<text:tab/>48</text:p>
          <text:p text:style-name="P61">Q</text:p>
          <text:p text:style-name="P60">Queue<text:tab/>109</text:p>
          <text:p text:style-name="P61">R</text:p>
          <text:p text:style-name="P60">Rake<text:tab/>11</text:p>
          <text:p text:style-name="P60">Rational<text:tab/>110</text:p>
          <text:p text:style-name="P60">Referencing<text:tab/>27</text:p>
          <text:p text:style-name="P60">repeat<text:tab/>25</text:p>
          <text:p text:style-name="P60">Routing<text:tab/>51</text:p>
          <text:p text:style-name="P61">S</text:p>
          <text:p text:style-name="P60">Scoping<text:tab/>26</text:p>
          <text:p text:style-name="P60">self<text:tab/>56</text:p>
          <text:p text:style-name="P60">Stack<text:tab/>112</text:p>
          <text:p text:style-name="P60">String<text:tab/>113</text:p>
          <text:p text:style-name="P60">super<text:tab/>118, 120</text:p>
          <text:p text:style-name="P60">swap<text:tab/>20</text:p>
          <text:p text:style-name="P60">switch<text:tab/>21</text:p>
          <text:p text:style-name="P60">SymbolMap<text:tab/>49</text:p>
          <text:p text:style-name="P61">T</text:p>
          <text:p text:style-name="P60">Testing<text:tab/>11</text:p>
          <text:p text:style-name="P60">Thanks<text:tab/>9</text:p>
          <text:p text:style-name="P60">then<text:tab/>21</text:p>
          <text:p text:style-name="P60">Thread<text:tab/>115</text:p>
          <text:p text:style-name="P60">throw"<text:tab/>39</text:p>
          <text:p text:style-name="P60">TrueClass<text:tab/>58, 116</text:p>
          <text:p text:style-name="P60">try<text:tab/>35, 38</text:p>
          <text:p text:style-name="P60">tuck<text:tab/>20</text:p>
          <text:p text:style-name="P60">Typing<text:tab/>26</text:p>
          <text:p text:style-name="P61">U</text:p>
          <text:p text:style-name="P60">until<text:tab/>25</text:p>
          <text:p text:style-name="P61">V</text:p>
          <text:p text:style-name="P60">val:<text:tab/>26, 118</text:p>
          <text:p text:style-name="P60">val@:<text:tab/>27, 119</text:p>
          <text:p text:style-name="P60">val#:<text:tab/>27</text:p>
          <text:p text:style-name="P60">val$:<text:tab/>27</text:p>
          <text:p text:style-name="P60">var:<text:tab/>26, 119</text:p>
          <text:p text:style-name="P60">var@:<text:tab/>27, 119</text:p>
          <text:p text:style-name="P60">var#:<text:tab/>27</text:p>
          <text:p text:style-name="P60">var$:<text:tab/>27</text:p>
          <text:p text:style-name="P60">VirtualMachine<text:tab/>117</text:p>
          <text:p text:style-name="P61">X</text:p>
          <text:p text:style-name="P60">x<text:tab/>61</text:p>
          <text:p text:style-name="P60">xor<text:tab/>90</text:p>
          <text:p text:style-name="P61">^</text:p>
          <text:p text:style-name="P60">^^<text:tab/>78, 91, 103</text:p>
          <text:p text:style-name="P61">-</text:p>
          <text:p text:style-name="P60">-&gt;<text:tab/>80</text:p>
          <text:p text:style-name="P60">-i<text:tab/>23</text:p>
          <text:p text:style-name="P60">-j<text:tab/>23</text:p>
          <text:p text:style-name="P61">;</text:p>
          <text:p text:style-name="P60">;<text:tab/>119p.</text:p>
          <text:p text:style-name="P61">:</text:p>
          <text:p text:style-name="P60">:<text:tab/>53</text:p>
          <text:p text:style-name="P61">!</text:p>
          <text:p text:style-name="P60">!<text:tab/>63</text:p>
          <text:p text:style-name="P61">?</text:p>
          <text:p text:style-name="P60">?"<text:tab/>36, 38</text:p>
          <text:p text:style-name="P61">.</text:p>
          <text:p text:style-name="P60">.<text:tab/>96</text:p>
          <text:p text:style-name="P60">.-left<text:tab/>64</text:p>
          <text:p text:style-name="P60">.-mid<text:tab/>65</text:p>
          <text:p text:style-name="P60">.-midlr<text:tab/>65</text:p>
          <text:p text:style-name="P60">.-right<text:tab/>65</text:p>
          <text:p text:style-name="P60">.:<text:tab/>53, 118</text:p>
          <text:p text:style-name="P60">.::<text:tab/>53, 119</text:p>
          <text:p text:style-name="P60">.[]!<text:tab/>65, 81</text:p>
          <text:p text:style-name="P60">.[]@<text:tab/>66, 81</text:p>
          <text:p text:style-name="P60">.+left<text:tab/>63</text:p>
          <text:p text:style-name="P60">.+mid<text:tab/>64</text:p>
          <text:p text:style-name="P60">.+midlr<text:tab/>64</text:p>
          <text:p text:style-name="P60">.+right<text:tab/>64</text:p>
          <text:p text:style-name="P60">.cbrt<text:tab/>75</text:p>
          <text:p text:style-name="P60">.class<text:tab/>97</text:p>
          <text:p text:style-name="P60">.clone<text:tab/>30, 97</text:p>
          <text:p text:style-name="P60">.clone_exclude<text:tab/>32</text:p>
          <text:p text:style-name="P60">.close<text:tab/>84</text:p>
          <text:p text:style-name="P60">.copy<text:tab/>30, 97</text:p>
          <text:p text:style-name="P60">.e**<text:tab/>75</text:p>
          <text:p text:style-name="P60">.even?<text:tab/>87</text:p>
          <text:p text:style-name="P60">.gcd<text:tab/>87</text:p>
          <text:p text:style-name="P60">.get_all<text:tab/>83</text:p>
          <text:p text:style-name="P60">.getc<text:tab/>84</text:p>
          <text:p text:style-name="P60">.gets<text:tab/>84</text:p>
          <text:p text:style-name="P60"><text:soft-page-break/>.init<text:tab/>27, 98</text:p>
          <text:p text:style-name="P60">.is_class?<text:tab/>71, 98</text:p>
          <text:p text:style-name="P60">.keys<text:tab/>81</text:p>
          <text:p text:style-name="P60">.lcm<text:tab/>87</text:p>
          <text:p text:style-name="P60">.left<text:tab/>66</text:p>
          <text:p text:style-name="P60">.length<text:tab/>66</text:p>
          <text:p text:style-name="P60">.max<text:tab/>67</text:p>
          <text:p text:style-name="P60">.mid<text:tab/>67</text:p>
          <text:p text:style-name="P60">.midlr<text:tab/>67</text:p>
          <text:p text:style-name="P60">.min<text:tab/>68</text:p>
          <text:p text:style-name="P60">.name<text:tab/>98</text:p>
          <text:p text:style-name="P60">.new<text:tab/>61, 71</text:p>
          <text:p text:style-name="P60">.new_size<text:tab/>62</text:p>
          <text:p text:style-name="P60">.new_value<text:tab/>62</text:p>
          <text:p text:style-name="P60">.new_values<text:tab/>62</text:p>
          <text:p text:style-name="P60">.new{<text:tab/>61</text:p>
          <text:p text:style-name="P60">.odd?<text:tab/>87</text:p>
          <text:p text:style-name="P60">.open<text:tab/>83</text:p>
          <text:p text:style-name="P60">.open{<text:tab/>84</text:p>
          <text:p text:style-name="P60">.parent_class<text:tab/>72</text:p>
          <text:p text:style-name="P60">.pp<text:tab/>68, 81</text:p>
          <text:p text:style-name="P60">.reverse<text:tab/>68</text:p>
          <text:p text:style-name="P60">.right<text:tab/>68</text:p>
          <text:p text:style-name="P60">.shuffle<text:tab/>69</text:p>
          <text:p text:style-name="P60">.sort<text:tab/>69</text:p>
          <text:p text:style-name="P60">.split<text:tab/>75, 110</text:p>
          <text:p text:style-name="P60">.sqrt<text:tab/>75</text:p>
          <text:p text:style-name="P60">.strlen<text:tab/>98</text:p>
          <text:p text:style-name="P60">.strmax<text:tab/>69</text:p>
          <text:p text:style-name="P60">.strmax2<text:tab/>82</text:p>
          <text:p text:style-name="P60">.subclass:<text:tab/>72</text:p>
          <text:p text:style-name="P60">.throw<text:tab/>39</text:p>
          <text:p text:style-name="P60">.to_f<text:tab/>99</text:p>
          <text:p text:style-name="P60">.to_f!<text:tab/>99</text:p>
          <text:p text:style-name="P60">.to_i<text:tab/>99</text:p>
          <text:p text:style-name="P60">.to_i!<text:tab/>99</text:p>
          <text:p text:style-name="P60">.to_n<text:tab/>100</text:p>
          <text:p text:style-name="P60">.to_n!<text:tab/>100</text:p>
          <text:p text:style-name="P60">.to_r<text:tab/>101</text:p>
          <text:p text:style-name="P60">.to_r!<text:tab/>101</text:p>
          <text:p text:style-name="P60">.to_s<text:tab/>72, 101</text:p>
          <text:p text:style-name="P60">.to_x<text:tab/>102</text:p>
          <text:p text:style-name="P60">.to_x!<text:tab/>102</text:p>
          <text:p text:style-name="P60">.values<text:tab/>82</text:p>
          <text:p text:style-name="P60">.with{<text:tab/>57</text:p>
          <text:p text:style-name="P61">)</text:p>
          <text:p text:style-name="P60">)entries<text:tab/>124</text:p>
          <text:p text:style-name="P60">)methods<text:tab/>73, 96</text:p>
          <text:p text:style-name="P60">)stubs<text:tab/>73</text:p>
          <text:p text:style-name="P61">{</text:p>
          <text:p text:style-name="P60">{<text:tab/>80</text:p>
          <text:p text:style-name="P61">}</text:p>
          <text:p text:style-name="P60">}<text:tab/>61, 80</text:p>
          <text:p text:style-name="P61">@</text:p>
          <text:p text:style-name="P60">@<text:tab/>70</text:p>
          <text:p text:style-name="P61">&amp;</text:p>
          <text:p text:style-name="P60">&amp;&amp;<text:tab/>77, 91, 96</text:p>
          <text:p text:style-name="P61">+</text:p>
          <text:p text:style-name="P60">+<text:tab/>63</text:p>
          <text:p text:style-name="P60">+loop<text:tab/>23</text:p>
          <text:p text:style-name="P61">&lt;</text:p>
          <text:p text:style-name="P60">&lt;&lt;<text:tab/>70, 88</text:p>
          <text:p text:style-name="P60">&lt;&gt;<text:tab/>102</text:p>
          <text:p text:style-name="P61">=</text:p>
          <text:p text:style-name="P60">=<text:tab/>103</text:p>
          <text:p text:style-name="P61">&gt;</text:p>
          <text:p text:style-name="P60">&gt;&gt;<text:tab/>89</text:p>
          <text:p text:style-name="P61">|</text:p>
          <text:p text:style-name="P60">||<text:tab/>78, 92, 105</text:p>
          <text:p text:style-name="P61">~</text:p>
          <text:p text:style-name="P60">~getc<text:tab/>85</text:p>
          <text:p text:style-name="P60">~gets<text:tab/>85</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9">[before] word [after] (h3)</text:p>
            <text:p text:style-name="Text_20_body">Routing:</text:p>
            <text:p text:style-name="P3">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19"/>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9">[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7">Code</text:p>
          </table:table-cell>
          <table:table-cell table:style-name="Table61.B2" office:value-type="string">
            <text:p text:style-name="P17">Result</text:p>
          </table:table-cell>
        </table:table-row>
        <table:table-row table:style-name="Table61.2">
          <table:table-cell table:style-name="Table61.A2" office:value-type="string">
            <text:p text:style-name="Snippet"/>
          </table:table-cell>
          <table:table-cell table:style-name="Table61.B2" office:value-type="string">
            <text:p text:style-name="P19"/>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1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29</text:page-number> of <text:page-count>129</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7DT4H35M17S</meta:editing-duration>
    <meta:editing-cycles>1893</meta:editing-cycles>
    <meta:generator>OpenOffice/4.1.1$Win32 OpenOffice.org_project/411m6$Build-9775</meta:generator>
    <dc:date>2015-04-25T15:11:32.01</dc:date>
    <dc:creator>Peter Camilleri</dc:creator>
    <meta:printed-by>Peter Camilleri</meta:printed-by>
    <meta:print-date>2015-02-10T10:49:15.76</meta:print-date>
    <meta:document-statistic meta:table-count="131" meta:image-count="0" meta:object-count="0" meta:page-count="129" meta:paragraph-count="4077" meta:word-count="24612" meta:character-count="141325"/>
    <meta:template xlink:type="simple" xlink:actuate="onRequest" xlink:title="MyDefault" xlink:href="../../../../OpenOffice.org/3/user/template/MyDefault.ott" meta:date="2014-06-26T22:09:00.24"/>
  </office:meta>
</office:document-meta>
</file>